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3mm"/>
    </style:style>
    <style:style style:name="co3" style:family="table-column">
      <style:table-column-properties fo:break-before="auto" style:column-width="32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KI_base" table:style-name="ta1">
        <table:shapes>
          <draw:frame draw:z-index="0" draw:style-name="gr1" draw:text-style-name="P1" svg:width="210mm" svg:height="100mm" svg:x="78.16mm" svg:y="117.09mm">
            <draw:object draw:notify-on-update-of-ranges="MPKI_base.D9:MPKI_base.U9 MPKI_base.C10:MPKI_base.C10 MPKI_base.D10:MPKI_base.U10 MPKI_base.C11:MPKI_base.C11 MPKI_base.D11:MPKI_base.U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get sim_IPC data from 2 to 3 ( INT )</text:p>
          </table:table-cell>
          <table:table-cell table:number-columns-repeated="8"/>
          <table:table-cell office:value-type="string" calcext:value-type="string">
            <text:p>get sim_IPC data from 2 to 3 ( FP )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0.1927" calcext:value-type="float">
            <text:p>1.93E-01</text:p>
          </table:table-cell>
          <table:table-cell table:style-name="ce3" office:value-type="float" office:value="0.0017" calcext:value-type="float">
            <text:p>1.70E-03</text:p>
          </table:table-cell>
          <table:table-cell table:style-name="ce3" office:value-type="float" office:value="0.0339" calcext:value-type="float">
            <text:p>3.39E-02</text:p>
          </table:table-cell>
          <table:table-cell table:style-name="ce3" office:value-type="float" office:value="2.0239" calcext:value-type="float">
            <text:p>2.02E+00</text:p>
          </table:table-cell>
          <table:table-cell table:style-name="ce3" office:value-type="float" office:value="6.9199" calcext:value-type="float">
            <text:p>6.92E+00</text:p>
          </table:table-cell>
          <table:table-cell table:style-name="ce3" office:value-type="float" office:value="0.3997" calcext:value-type="float">
            <text:p>4.00E-01</text:p>
          </table:table-cell>
          <table:table-cell table:style-name="ce3" office:value-type="float" office:value="0.6245" calcext:value-type="float">
            <text:p>6.25E-01</text:p>
          </table:table-cell>
          <table:table-cell table:style-name="ce3" office:value-type="float" office:value="11.583" calcext:value-type="float">
            <text:p>1.16E+01</text:p>
          </table:table-cell>
          <table:table-cell table:style-name="ce3" office:value-type="float" office:value="0.0006" calcext:value-type="float">
            <text:p>6.00E-0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1228" calcext:value-type="float">
            <text:p>3.1228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2215" calcext:value-type="float">
            <text:p>0.22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0.1931" calcext:value-type="float">
            <text:p>1.93E-01</text:p>
          </table:table-cell>
          <table:table-cell table:style-name="ce3" office:value-type="float" office:value="0.0017" calcext:value-type="float">
            <text:p>1.70E-03</text:p>
          </table:table-cell>
          <table:table-cell table:style-name="ce3" office:value-type="float" office:value="0.034" calcext:value-type="float">
            <text:p>3.40E-02</text:p>
          </table:table-cell>
          <table:table-cell table:style-name="ce3" office:value-type="float" office:value="2.0241" calcext:value-type="float">
            <text:p>2.02E+00</text:p>
          </table:table-cell>
          <table:table-cell table:style-name="ce3" office:value-type="float" office:value="6.9148" calcext:value-type="float">
            <text:p>6.91E+00</text:p>
          </table:table-cell>
          <table:table-cell table:style-name="ce3" office:value-type="float" office:value="0.3997" calcext:value-type="float">
            <text:p>4.00E-01</text:p>
          </table:table-cell>
          <table:table-cell table:style-name="ce3" office:value-type="float" office:value="0.6244" calcext:value-type="float">
            <text:p>6.24E-01</text:p>
          </table:table-cell>
          <table:table-cell table:style-name="ce3" office:value-type="float" office:value="11.584" calcext:value-type="float">
            <text:p>1.16E+01</text:p>
          </table:table-cell>
          <table:table-cell table:style-name="ce3" office:value-type="float" office:value="0.0006" calcext:value-type="float">
            <text:p>6.00E-04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1229" calcext:value-type="float">
            <text:p>3.1229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2215" calcext:value-type="float">
            <text:p>0.2215</text:p>
          </table:table-cell>
        </table:table-row>
      </table:table>
      <table:table table:name="mode_rate" table:style-name="ta1">
        <table:shapes>
          <draw:frame draw:z-index="0" draw:style-name="gr1" draw:text-style-name="P1" svg:width="210mm" svg:height="100mm" svg:x="68.4mm" svg:y="122.27mm">
            <draw:object draw:notify-on-update-of-ranges="mode_rate.E17:mode_rate.Y17 mode_rate.D18:mode_rate.D18 mode_rate.E18:mode_rate.Y18 mode_rate.D19:mode_rate.D19 mode_rate.E19:mode_rate.Y19 mode_rate.D20:mode_rate.D20 mode_rate.E20:mode_rate.Y20 mode_rate.D21:mode_rate.D21 mode_rate.E21:mode_rate.Y21 mode_rate.D22:mode_rate.D22 mode_rate.E22:mode_rate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フォルダ</text:p>
          </table:table-cell>
          <table:table-cell/>
          <table:table-cell office:value-type="string" calcext:value-type="string">
            <text:p>備考AGG5,CONS6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witch_agg_rate data from 14 to 19 ( INT )</text:p>
          </table:table-cell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G RAT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MPKI=1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751" calcext:value-type="float">
            <text:p>0.751</text:p>
          </table:table-cell>
          <table:table-cell office:value-type="float" office:value="0.0713" calcext:value-type="float">
            <text:p>0.071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9786" calcext:value-type="float">
            <text:p>0.9786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9357" calcext:value-type="float">
            <text:p>0.9357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2" calcext:value-type="float">
            <text:p>0.99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MPKI=2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791" calcext:value-type="float">
            <text:p>0.791</text:p>
          </table:table-cell>
          <table:table-cell office:value-type="float" office:value="0.928" calcext:value-type="float">
            <text:p>0.928</text:p>
          </table:table-cell>
          <table:table-cell office:value-type="float" office:value="0.0899" calcext:value-type="float">
            <text:p>0.0899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0574" calcext:value-type="float">
            <text:p>0.0574</text:p>
          </table:table-cell>
          <table:table-cell office:value-type="float" office:value="0.9444" calcext:value-type="float">
            <text:p>0.9444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MPKI=3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4" calcext:value-type="float">
            <text:p>0.994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9833" calcext:value-type="float">
            <text:p>0.9833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952" calcext:value-type="float">
            <text:p>0.952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MPKI=4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9871" calcext:value-type="float">
            <text:p>0.9871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606" calcext:value-type="float">
            <text:p>0.9606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MPKI=5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6727" calcext:value-type="float">
            <text:p>0.6727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9996" calcext:value-type="float">
            <text:p>0.9996</text:p>
          </table:table-cell>
          <table:table-cell office:value-type="float" office:value="0.9991" calcext:value-type="float">
            <text:p>0.9991</text:p>
          </table:table-cell>
          <table:table-cell office:value-type="float" office:value="0.9978" calcext:value-type="float">
            <text:p>0.9978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" calcext:value-type="float">
            <text:p>0.99</text:p>
          </table:table-cell>
          <table:table-cell office:value-type="float" office:value="0.9671" calcext:value-type="float">
            <text:p>0.9671</text:p>
          </table:table-cell>
          <table:table-cell table:number-columns-repeated="2" office:value-type="float" office:value="0.9996" calcext:value-type="float">
            <text:p>0.9996</text:p>
          </table:table-cell>
          <table:table-cell table:number-columns-repeated="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high MLP av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1</text:p>
          </table:table-cell>
          <table:table-cell table:formula="of:=[.E8]*100" office:value-type="float" office:value="99.13" calcext:value-type="float">
            <text:p>99.13</text:p>
          </table:table-cell>
          <table:table-cell table:formula="of:=[.F8]*100" office:value-type="float" office:value="99.87" calcext:value-type="float">
            <text:p>99.87</text:p>
          </table:table-cell>
          <table:table-cell table:formula="of:=[.G8]*100" office:value-type="float" office:value="98.89" calcext:value-type="float">
            <text:p>98.89</text:p>
          </table:table-cell>
          <table:table-cell table:formula="of:=[.H8]*100" office:value-type="float" office:value="65.72" calcext:value-type="float">
            <text:p>65.72</text:p>
          </table:table-cell>
          <table:table-cell table:formula="of:=[.I8]*100" office:value-type="float" office:value="1.44" calcext:value-type="float">
            <text:p>1.44</text:p>
          </table:table-cell>
          <table:table-cell table:formula="of:=[.J8]*100" office:value-type="float" office:value="74.06" calcext:value-type="float">
            <text:p>74.06</text:p>
          </table:table-cell>
          <table:table-cell table:formula="of:=[.K8]*100" office:value-type="float" office:value="75.1" calcext:value-type="float">
            <text:p>75.1</text:p>
          </table:table-cell>
          <table:table-cell table:formula="of:=[.L8]*100" office:value-type="float" office:value="7.13" calcext:value-type="float">
            <text:p>7.13</text:p>
          </table:table-cell>
          <table:table-cell table:formula="of:=[.M8]*100" office:value-type="float" office:value="99.96" calcext:value-type="float">
            <text:p>99.96</text:p>
          </table:table-cell>
          <table:table-cell table:formula="of:=[.N8]*100" office:value-type="float" office:value="99.82" calcext:value-type="float">
            <text:p>99.82</text:p>
          </table:table-cell>
          <table:table-cell table:formula="of:=[.O8]*100" office:value-type="float" office:value="99.63" calcext:value-type="float">
            <text:p>99.63</text:p>
          </table:table-cell>
          <table:table-cell table:formula="of:=[.P8]*100" office:value-type="float" office:value="97.86" calcext:value-type="float">
            <text:p>97.86</text:p>
          </table:table-cell>
          <table:table-cell table:formula="of:=[.Q8]*100" office:value-type="float" office:value="99.78" calcext:value-type="float">
            <text:p>99.78</text:p>
          </table:table-cell>
          <table:table-cell table:formula="of:=[.R8]*100" office:value-type="float" office:value="99.72" calcext:value-type="float">
            <text:p>99.72</text:p>
          </table:table-cell>
          <table:table-cell table:formula="of:=[.S8]*100" office:value-type="float" office:value="0.03" calcext:value-type="float">
            <text:p>0.03</text:p>
          </table:table-cell>
          <table:table-cell table:formula="of:=[.T8]*100" office:value-type="float" office:value="93.57" calcext:value-type="float">
            <text:p>93.57</text:p>
          </table:table-cell>
          <table:table-cell table:formula="of:=[.U8]*100" office:value-type="float" office:value="99.96" calcext:value-type="float">
            <text:p>99.96</text:p>
          </table:table-cell>
          <table:table-cell table:formula="of:=[.V8]*100" office:value-type="float" office:value="99.92" calcext:value-type="float">
            <text:p>99.92</text:p>
          </table:table-cell>
          <table:table-cell/>
          <table:table-cell table:formula="of:=AVERAGE([.E18:.V18])" office:value-type="float" office:value="78.4216666666667" calcext:value-type="float">
            <text:p>78.4216666666667</text:p>
          </table:table-cell>
          <table:table-cell table:formula="of:=([.I18]+[.L18]+[.S18])/3" office:value-type="float" office:value="2.86666666666667" calcext:value-type="float">
            <text:p>2.8666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2</text:p>
          </table:table-cell>
          <table:table-cell table:formula="of:=[.E9]*100" office:value-type="float" office:value="99.45" calcext:value-type="float">
            <text:p>99.45</text:p>
          </table:table-cell>
          <table:table-cell table:formula="of:=[.F9]*100" office:value-type="float" office:value="99.87" calcext:value-type="float">
            <text:p>99.87</text:p>
          </table:table-cell>
          <table:table-cell table:formula="of:=[.G9]*100" office:value-type="float" office:value="99.17" calcext:value-type="float">
            <text:p>99.17</text:p>
          </table:table-cell>
          <table:table-cell table:formula="of:=[.H9]*100" office:value-type="float" office:value="66.06" calcext:value-type="float">
            <text:p>66.06</text:p>
          </table:table-cell>
          <table:table-cell table:formula="of:=[.I9]*100" office:value-type="float" office:value="5.03" calcext:value-type="float">
            <text:p>5.03</text:p>
          </table:table-cell>
          <table:table-cell table:formula="of:=[.J9]*100" office:value-type="float" office:value="79.1" calcext:value-type="float">
            <text:p>79.1</text:p>
          </table:table-cell>
          <table:table-cell table:formula="of:=[.K9]*100" office:value-type="float" office:value="92.8" calcext:value-type="float">
            <text:p>92.8</text:p>
          </table:table-cell>
          <table:table-cell table:formula="of:=[.L9]*100" office:value-type="float" office:value="8.99" calcext:value-type="float">
            <text:p>8.99</text:p>
          </table:table-cell>
          <table:table-cell table:formula="of:=[.M9]*100" office:value-type="float" office:value="99.96" calcext:value-type="float">
            <text:p>99.96</text:p>
          </table:table-cell>
          <table:table-cell table:formula="of:=[.N9]*100" office:value-type="float" office:value="99.91" calcext:value-type="float">
            <text:p>99.91</text:p>
          </table:table-cell>
          <table:table-cell table:formula="of:=[.O9]*100" office:value-type="float" office:value="99.74" calcext:value-type="float">
            <text:p>99.74</text:p>
          </table:table-cell>
          <table:table-cell table:formula="of:=[.P9]*100" office:value-type="float" office:value="98.93" calcext:value-type="float">
            <text:p>98.93</text:p>
          </table:table-cell>
          <table:table-cell table:formula="of:=[.Q9]*100" office:value-type="float" office:value="99.78" calcext:value-type="float">
            <text:p>99.78</text:p>
          </table:table-cell>
          <table:table-cell table:formula="of:=[.R9]*100" office:value-type="float" office:value="99.77" calcext:value-type="float">
            <text:p>99.77</text:p>
          </table:table-cell>
          <table:table-cell table:formula="of:=[.S9]*100" office:value-type="float" office:value="5.74" calcext:value-type="float">
            <text:p>5.74</text:p>
          </table:table-cell>
          <table:table-cell table:formula="of:=[.T9]*100" office:value-type="float" office:value="94.44" calcext:value-type="float">
            <text:p>94.44</text:p>
          </table:table-cell>
          <table:table-cell table:formula="of:=[.U9]*100" office:value-type="float" office:value="99.96" calcext:value-type="float">
            <text:p>99.96</text:p>
          </table:table-cell>
          <table:table-cell table:formula="of:=[.V9]*100" office:value-type="float" office:value="99.96" calcext:value-type="float">
            <text:p>99.96</text:p>
          </table:table-cell>
          <table:table-cell/>
          <table:table-cell table:formula="of:=AVERAGE([.E19:.V19])" office:value-type="float" office:value="80.4811111111111" calcext:value-type="float">
            <text:p>80.4811111111111</text:p>
          </table:table-cell>
          <table:table-cell table:formula="of:=([.I19]+[.L19]+[.S19])/3" office:value-type="float" office:value="6.58666666666667" calcext:value-type="float">
            <text:p>6.586666666666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3</text:p>
          </table:table-cell>
          <table:table-cell table:formula="of:=[.E10]*100" office:value-type="float" office:value="99.61" calcext:value-type="float">
            <text:p>99.61</text:p>
          </table:table-cell>
          <table:table-cell table:formula="of:=[.F10]*100" office:value-type="float" office:value="99.87" calcext:value-type="float">
            <text:p>99.87</text:p>
          </table:table-cell>
          <table:table-cell table:formula="of:=[.G10]*100" office:value-type="float" office:value="99.4" calcext:value-type="float">
            <text:p>99.4</text:p>
          </table:table-cell>
          <table:table-cell table:formula="of:=[.H10]*100" office:value-type="float" office:value="66.73" calcext:value-type="float">
            <text:p>66.73</text:p>
          </table:table-cell>
          <table:table-cell table:formula="of:=[.I10]*100" office:value-type="float" office:value="13.91" calcext:value-type="float">
            <text:p>13.91</text:p>
          </table:table-cell>
          <table:table-cell table:formula="of:=[.J10]*100" office:value-type="float" office:value="82.86" calcext:value-type="float">
            <text:p>82.86</text:p>
          </table:table-cell>
          <table:table-cell table:formula="of:=[.K10]*100" office:value-type="float" office:value="98.33" calcext:value-type="float">
            <text:p>98.33</text:p>
          </table:table-cell>
          <table:table-cell table:formula="of:=[.L10]*100" office:value-type="float" office:value="9.93" calcext:value-type="float">
            <text:p>9.93</text:p>
          </table:table-cell>
          <table:table-cell table:formula="of:=[.M10]*100" office:value-type="float" office:value="99.96" calcext:value-type="float">
            <text:p>99.96</text:p>
          </table:table-cell>
          <table:table-cell table:formula="of:=[.N10]*100" office:value-type="float" office:value="99.91" calcext:value-type="float">
            <text:p>99.91</text:p>
          </table:table-cell>
          <table:table-cell table:formula="of:=[.O10]*100" office:value-type="float" office:value="99.74" calcext:value-type="float">
            <text:p>99.74</text:p>
          </table:table-cell>
          <table:table-cell table:formula="of:=[.P10]*100" office:value-type="float" office:value="99.2" calcext:value-type="float">
            <text:p>99.2</text:p>
          </table:table-cell>
          <table:table-cell table:formula="of:=[.Q10]*100" office:value-type="float" office:value="99.81" calcext:value-type="float">
            <text:p>99.81</text:p>
          </table:table-cell>
          <table:table-cell table:formula="of:=[.R10]*100" office:value-type="float" office:value="99.86" calcext:value-type="float">
            <text:p>99.86</text:p>
          </table:table-cell>
          <table:table-cell table:formula="of:=[.S10]*100" office:value-type="float" office:value="39.16" calcext:value-type="float">
            <text:p>39.16</text:p>
          </table:table-cell>
          <table:table-cell table:formula="of:=[.T10]*100" office:value-type="float" office:value="95.2" calcext:value-type="float">
            <text:p>95.2</text:p>
          </table:table-cell>
          <table:table-cell table:formula="of:=[.U10]*100" office:value-type="float" office:value="99.96" calcext:value-type="float">
            <text:p>99.96</text:p>
          </table:table-cell>
          <table:table-cell table:formula="of:=[.V10]*100" office:value-type="float" office:value="99.96" calcext:value-type="float">
            <text:p>99.96</text:p>
          </table:table-cell>
          <table:table-cell/>
          <table:table-cell table:formula="of:=AVERAGE([.E20:.V20])" office:value-type="float" office:value="83.5222222222222" calcext:value-type="float">
            <text:p>83.5222222222222</text:p>
          </table:table-cell>
          <table:table-cell table:formula="of:=([.I20]+[.L20]+[.S20])/3"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4</text:p>
          </table:table-cell>
          <table:table-cell table:formula="of:=[.E11]*100" office:value-type="float" office:value="99.64" calcext:value-type="float">
            <text:p>99.64</text:p>
          </table:table-cell>
          <table:table-cell table:formula="of:=[.F11]*100" office:value-type="float" office:value="99.87" calcext:value-type="float">
            <text:p>99.87</text:p>
          </table:table-cell>
          <table:table-cell table:formula="of:=[.G11]*100" office:value-type="float" office:value="99.48" calcext:value-type="float">
            <text:p>99.48</text:p>
          </table:table-cell>
          <table:table-cell table:formula="of:=[.H11]*100" office:value-type="float" office:value="67.09" calcext:value-type="float">
            <text:p>67.09</text:p>
          </table:table-cell>
          <table:table-cell table:formula="of:=[.I11]*100" office:value-type="float" office:value="25.47" calcext:value-type="float">
            <text:p>25.47</text:p>
          </table:table-cell>
          <table:table-cell table:formula="of:=[.J11]*100" office:value-type="float" office:value="85.06" calcext:value-type="float">
            <text:p>85.06</text:p>
          </table:table-cell>
          <table:table-cell table:formula="of:=[.K11]*100" office:value-type="float" office:value="98.71" calcext:value-type="float">
            <text:p>98.71</text:p>
          </table:table-cell>
          <table:table-cell table:formula="of:=[.L11]*100" office:value-type="float" office:value="10.41" calcext:value-type="float">
            <text:p>10.41</text:p>
          </table:table-cell>
          <table:table-cell table:formula="of:=[.M11]*100" office:value-type="float" office:value="99.96" calcext:value-type="float">
            <text:p>99.96</text:p>
          </table:table-cell>
          <table:table-cell table:formula="of:=[.N11]*100" office:value-type="float" office:value="99.91" calcext:value-type="float">
            <text:p>99.91</text:p>
          </table:table-cell>
          <table:table-cell table:formula="of:=[.O11]*100" office:value-type="float" office:value="99.78" calcext:value-type="float">
            <text:p>99.78</text:p>
          </table:table-cell>
          <table:table-cell table:formula="of:=[.P11]*100" office:value-type="float" office:value="99.25" calcext:value-type="float">
            <text:p>99.25</text:p>
          </table:table-cell>
          <table:table-cell table:formula="of:=[.Q11]*100" office:value-type="float" office:value="99.81" calcext:value-type="float">
            <text:p>99.81</text:p>
          </table:table-cell>
          <table:table-cell table:formula="of:=[.R11]*100" office:value-type="float" office:value="99.91" calcext:value-type="float">
            <text:p>99.91</text:p>
          </table:table-cell>
          <table:table-cell table:formula="of:=[.S11]*100" office:value-type="float" office:value="91.51" calcext:value-type="float">
            <text:p>91.51</text:p>
          </table:table-cell>
          <table:table-cell table:formula="of:=[.T11]*100" office:value-type="float" office:value="96.06" calcext:value-type="float">
            <text:p>96.06</text:p>
          </table:table-cell>
          <table:table-cell table:formula="of:=[.U11]*100" office:value-type="float" office:value="99.96" calcext:value-type="float">
            <text:p>99.96</text:p>
          </table:table-cell>
          <table:table-cell table:formula="of:=[.V11]*100" office:value-type="float" office:value="99.96" calcext:value-type="float">
            <text:p>99.96</text:p>
          </table:table-cell>
          <table:table-cell/>
          <table:table-cell table:formula="of:=AVERAGE([.E21:.V21])" office:value-type="float" office:value="87.3244444444445" calcext:value-type="float">
            <text:p>87.3244444444445</text:p>
          </table:table-cell>
          <table:table-cell table:formula="of:=([.I21]+[.L21]+[.S21])/3" office:value-type="float" office:value="42.4633333333333" calcext:value-type="float">
            <text:p>42.46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PKI=5</text:p>
          </table:table-cell>
          <table:table-cell table:formula="of:=[.E12]*100" office:value-type="float" office:value="99.64" calcext:value-type="float">
            <text:p>99.64</text:p>
          </table:table-cell>
          <table:table-cell table:formula="of:=[.F12]*100" office:value-type="float" office:value="99.92" calcext:value-type="float">
            <text:p>99.92</text:p>
          </table:table-cell>
          <table:table-cell table:formula="of:=[.G12]*100" office:value-type="float" office:value="99.52" calcext:value-type="float">
            <text:p>99.52</text:p>
          </table:table-cell>
          <table:table-cell table:formula="of:=[.H12]*100" office:value-type="float" office:value="67.27" calcext:value-type="float">
            <text:p>67.27</text:p>
          </table:table-cell>
          <table:table-cell table:formula="of:=[.I12]*100" office:value-type="float" office:value="32.39" calcext:value-type="float">
            <text:p>32.39</text:p>
          </table:table-cell>
          <table:table-cell table:formula="of:=[.J12]*100" office:value-type="float" office:value="86.62" calcext:value-type="float">
            <text:p>86.62</text:p>
          </table:table-cell>
          <table:table-cell table:formula="of:=[.K12]*100" office:value-type="float" office:value="99.02" calcext:value-type="float">
            <text:p>99.02</text:p>
          </table:table-cell>
          <table:table-cell table:formula="of:=[.L12]*100" office:value-type="float" office:value="10.61" calcext:value-type="float">
            <text:p>10.61</text:p>
          </table:table-cell>
          <table:table-cell table:formula="of:=[.M12]*100" office:value-type="float" office:value="99.96" calcext:value-type="float">
            <text:p>99.96</text:p>
          </table:table-cell>
          <table:table-cell table:formula="of:=[.N12]*100" office:value-type="float" office:value="99.91" calcext:value-type="float">
            <text:p>99.91</text:p>
          </table:table-cell>
          <table:table-cell table:formula="of:=[.O12]*100" office:value-type="float" office:value="99.78" calcext:value-type="float">
            <text:p>99.78</text:p>
          </table:table-cell>
          <table:table-cell table:formula="of:=[.P12]*100" office:value-type="float" office:value="99.31" calcext:value-type="float">
            <text:p>99.31</text:p>
          </table:table-cell>
          <table:table-cell table:formula="of:=[.Q12]*100" office:value-type="float" office:value="99.81" calcext:value-type="float">
            <text:p>99.81</text:p>
          </table:table-cell>
          <table:table-cell table:formula="of:=[.R12]*100" office:value-type="float" office:value="99.95" calcext:value-type="float">
            <text:p>99.95</text:p>
          </table:table-cell>
          <table:table-cell table:formula="of:=[.S12]*100" office:value-type="float" office:value="99" calcext:value-type="float">
            <text:p>99</text:p>
          </table:table-cell>
          <table:table-cell table:formula="of:=[.T12]*100" office:value-type="float" office:value="96.71" calcext:value-type="float">
            <text:p>96.71</text:p>
          </table:table-cell>
          <table:table-cell table:formula="of:=[.U12]*100" office:value-type="float" office:value="99.96" calcext:value-type="float">
            <text:p>99.96</text:p>
          </table:table-cell>
          <table:table-cell table:formula="of:=[.V12]*100" office:value-type="float" office:value="99.96" calcext:value-type="float">
            <text:p>99.96</text:p>
          </table:table-cell>
          <table:table-cell/>
          <table:table-cell table:formula="of:=AVERAGE([.E22:.V22])" office:value-type="float" office:value="88.2966666666667" calcext:value-type="float">
            <text:p>88.2966666666667</text:p>
          </table:table-cell>
          <table:table-cell table:formula="of:=([.I22]+[.L22]+[.S22])/3" office:value-type="float" office:value="47.3333333333333" calcext:value-type="float">
            <text:p>47.3333333333333</text:p>
          </table:table-cell>
        </table:table-row>
        <table:table-row table:style-name="ro1" table:number-rows-repeated="35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=2.0</text:p>
          </table:table-cell>
          <table:table-cell office:value-type="string" calcext:value-type="string">
            <text:p>AGGRESSIVE</text:p>
          </table:table-cell>
          <table:table-cell table:formula="of:=100*[.E8]" office:value-type="float" office:value="99.13" calcext:value-type="float">
            <text:p>99.13</text:p>
          </table:table-cell>
          <table:table-cell table:formula="of:=100*[.F8]" office:value-type="float" office:value="99.87" calcext:value-type="float">
            <text:p>99.87</text:p>
          </table:table-cell>
          <table:table-cell table:formula="of:=100*[.G8]" office:value-type="float" office:value="98.89" calcext:value-type="float">
            <text:p>98.89</text:p>
          </table:table-cell>
          <table:table-cell table:formula="of:=100*[.H8]" office:value-type="float" office:value="65.72" calcext:value-type="float">
            <text:p>65.72</text:p>
          </table:table-cell>
          <table:table-cell table:formula="of:=100*[.I8]" office:value-type="float" office:value="1.44" calcext:value-type="float">
            <text:p>1.44</text:p>
          </table:table-cell>
          <table:table-cell table:formula="of:=100*[.J8]" office:value-type="float" office:value="74.06" calcext:value-type="float">
            <text:p>74.06</text:p>
          </table:table-cell>
          <table:table-cell table:formula="of:=100*[.K8]" office:value-type="float" office:value="75.1" calcext:value-type="float">
            <text:p>75.1</text:p>
          </table:table-cell>
          <table:table-cell table:formula="of:=100*[.L8]" office:value-type="float" office:value="7.13" calcext:value-type="float">
            <text:p>7.13</text:p>
          </table:table-cell>
          <table:table-cell table:formula="of:=100*[.M8]" office:value-type="float" office:value="99.96" calcext:value-type="float">
            <text:p>99.96</text:p>
          </table:table-cell>
          <table:table-cell table:formula="of:=100*[.N8]" office:value-type="float" office:value="99.82" calcext:value-type="float">
            <text:p>99.82</text:p>
          </table:table-cell>
          <table:table-cell table:formula="of:=100*[.O8]" office:value-type="float" office:value="99.63" calcext:value-type="float">
            <text:p>99.63</text:p>
          </table:table-cell>
          <table:table-cell table:formula="of:=100*[.P8]" office:value-type="float" office:value="97.86" calcext:value-type="float">
            <text:p>97.86</text:p>
          </table:table-cell>
          <table:table-cell table:formula="of:=100*[.Q8]" office:value-type="float" office:value="99.78" calcext:value-type="float">
            <text:p>99.78</text:p>
          </table:table-cell>
          <table:table-cell table:formula="of:=100*[.R8]" office:value-type="float" office:value="99.72" calcext:value-type="float">
            <text:p>99.72</text:p>
          </table:table-cell>
          <table:table-cell table:formula="of:=100*[.S8]" office:value-type="float" office:value="0.03" calcext:value-type="float">
            <text:p>0.03</text:p>
          </table:table-cell>
          <table:table-cell table:formula="of:=100*[.T8]" office:value-type="float" office:value="93.57" calcext:value-type="float">
            <text:p>93.57</text:p>
          </table:table-cell>
          <table:table-cell table:formula="of:=100*[.U8]" office:value-type="float" office:value="99.96" calcext:value-type="float">
            <text:p>99.96</text:p>
          </table:table-cell>
          <table:table-cell table:formula="of:=100*[.V8]" office:value-type="float" office:value="99.92" calcext:value-type="float">
            <text:p>99.92</text:p>
          </table:table-cell>
          <table:table-cell/>
          <table:table-cell table:formula="of:=AVERAGE([.E59:.V59])" office:value-type="float" office:value="78.4216666666667" calcext:value-type="float">
            <text:p>78.421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59]" office:value-type="float" office:value="0.86999999999999" calcext:value-type="float">
            <text:p>0.86999999999999</text:p>
          </table:table-cell>
          <table:table-cell table:formula="of:=100-[.F59]" office:value-type="float" office:value="0.129999999999995" calcext:value-type="float">
            <text:p>0.129999999999995</text:p>
          </table:table-cell>
          <table:table-cell table:formula="of:=100-[.G59]" office:value-type="float" office:value="1.11" calcext:value-type="float">
            <text:p>1.11</text:p>
          </table:table-cell>
          <table:table-cell table:formula="of:=100-[.H59]" office:value-type="float" office:value="34.28" calcext:value-type="float">
            <text:p>34.28</text:p>
          </table:table-cell>
          <table:table-cell table:formula="of:=100-[.I59]" office:value-type="float" office:value="98.56" calcext:value-type="float">
            <text:p>98.56</text:p>
          </table:table-cell>
          <table:table-cell table:formula="of:=100-[.J59]" office:value-type="float" office:value="25.94" calcext:value-type="float">
            <text:p>25.94</text:p>
          </table:table-cell>
          <table:table-cell table:formula="of:=100-[.K59]" office:value-type="float" office:value="24.9" calcext:value-type="float">
            <text:p>24.9</text:p>
          </table:table-cell>
          <table:table-cell table:formula="of:=100-[.L59]" office:value-type="float" office:value="92.87" calcext:value-type="float">
            <text:p>92.87</text:p>
          </table:table-cell>
          <table:table-cell table:formula="of:=100-[.M59]" office:value-type="float" office:value="0.039999999999992" calcext:value-type="float">
            <text:p>0.039999999999992</text:p>
          </table:table-cell>
          <table:table-cell table:formula="of:=100-[.N59]" office:value-type="float" office:value="0.179999999999993" calcext:value-type="float">
            <text:p>0.179999999999993</text:p>
          </table:table-cell>
          <table:table-cell table:formula="of:=100-[.O59]" office:value-type="float" office:value="0.36999999999999" calcext:value-type="float">
            <text:p>0.36999999999999</text:p>
          </table:table-cell>
          <table:table-cell table:formula="of:=100-[.P59]" office:value-type="float" office:value="2.14" calcext:value-type="float">
            <text:p>2.14</text:p>
          </table:table-cell>
          <table:table-cell table:formula="of:=100-[.Q59]" office:value-type="float" office:value="0.219999999999999" calcext:value-type="float">
            <text:p>0.219999999999999</text:p>
          </table:table-cell>
          <table:table-cell table:formula="of:=100-[.R59]" office:value-type="float" office:value="0.279999999999987" calcext:value-type="float">
            <text:p>0.279999999999987</text:p>
          </table:table-cell>
          <table:table-cell table:formula="of:=100-[.S59]" office:value-type="float" office:value="99.97" calcext:value-type="float">
            <text:p>99.97</text:p>
          </table:table-cell>
          <table:table-cell table:formula="of:=100-[.T59]" office:value-type="float" office:value="6.42999999999999" calcext:value-type="float">
            <text:p>6.42999999999999</text:p>
          </table:table-cell>
          <table:table-cell table:formula="of:=100-[.U59]" office:value-type="float" office:value="0.039999999999992" calcext:value-type="float">
            <text:p>0.039999999999992</text:p>
          </table:table-cell>
          <table:table-cell table:formula="of:=100-[.V59]" office:value-type="float" office:value="0.0799999999999841" calcext:value-type="float">
            <text:p>0.079999999999984</text:p>
          </table:table-cell>
          <table:table-cell/>
          <table:table-cell table:formula="of:=AVERAGE([.E60:.V60])" office:value-type="float" office:value="21.5783333333333" calcext:value-type="float">
            <text:p>21.578333333333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PC=2.5</text:p>
          </table:table-cell>
          <table:table-cell office:value-type="string" calcext:value-type="string">
            <text:p>AGGRESSIVE</text:p>
          </table:table-cell>
          <table:table-cell table:formula="of:=[.E9]*100" office:value-type="float" office:value="99.45" calcext:value-type="float">
            <text:p>99.45</text:p>
          </table:table-cell>
          <table:table-cell table:formula="of:=[.F9]*100" office:value-type="float" office:value="99.87" calcext:value-type="float">
            <text:p>99.87</text:p>
          </table:table-cell>
          <table:table-cell table:formula="of:=[.G9]*100" office:value-type="float" office:value="99.17" calcext:value-type="float">
            <text:p>99.17</text:p>
          </table:table-cell>
          <table:table-cell table:formula="of:=[.H9]*100" office:value-type="float" office:value="66.06" calcext:value-type="float">
            <text:p>66.06</text:p>
          </table:table-cell>
          <table:table-cell table:formula="of:=[.I9]*100" office:value-type="float" office:value="5.03" calcext:value-type="float">
            <text:p>5.03</text:p>
          </table:table-cell>
          <table:table-cell table:formula="of:=[.J9]*100" office:value-type="float" office:value="79.1" calcext:value-type="float">
            <text:p>79.1</text:p>
          </table:table-cell>
          <table:table-cell table:formula="of:=[.K9]*100" office:value-type="float" office:value="92.8" calcext:value-type="float">
            <text:p>92.8</text:p>
          </table:table-cell>
          <table:table-cell table:formula="of:=[.L9]*100" office:value-type="float" office:value="8.99" calcext:value-type="float">
            <text:p>8.99</text:p>
          </table:table-cell>
          <table:table-cell table:formula="of:=[.M9]*100" office:value-type="float" office:value="99.96" calcext:value-type="float">
            <text:p>99.96</text:p>
          </table:table-cell>
          <table:table-cell table:formula="of:=[.N9]*100" office:value-type="float" office:value="99.91" calcext:value-type="float">
            <text:p>99.91</text:p>
          </table:table-cell>
          <table:table-cell table:formula="of:=[.O9]*100" office:value-type="float" office:value="99.74" calcext:value-type="float">
            <text:p>99.74</text:p>
          </table:table-cell>
          <table:table-cell table:formula="of:=[.P9]*100" office:value-type="float" office:value="98.93" calcext:value-type="float">
            <text:p>98.93</text:p>
          </table:table-cell>
          <table:table-cell table:formula="of:=[.Q9]*100" office:value-type="float" office:value="99.78" calcext:value-type="float">
            <text:p>99.78</text:p>
          </table:table-cell>
          <table:table-cell table:formula="of:=[.R9]*100" office:value-type="float" office:value="99.77" calcext:value-type="float">
            <text:p>99.77</text:p>
          </table:table-cell>
          <table:table-cell table:formula="of:=[.S9]*100" office:value-type="float" office:value="5.74" calcext:value-type="float">
            <text:p>5.74</text:p>
          </table:table-cell>
          <table:table-cell table:formula="of:=[.T9]*100" office:value-type="float" office:value="94.44" calcext:value-type="float">
            <text:p>94.44</text:p>
          </table:table-cell>
          <table:table-cell table:formula="of:=[.U9]*100" office:value-type="float" office:value="99.96" calcext:value-type="float">
            <text:p>99.96</text:p>
          </table:table-cell>
          <table:table-cell table:formula="of:=[.V9]*100" office:value-type="float" office:value="99.96" calcext:value-type="float">
            <text:p>99.96</text:p>
          </table:table-cell>
          <table:table-cell/>
          <table:table-cell table:formula="of:=AVERAGE([.E62:.V62])" office:value-type="float" office:value="80.4811111111111" calcext:value-type="float">
            <text:p>80.481111111111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62]" office:value-type="float" office:value="0.549999999999997" calcext:value-type="float">
            <text:p>0.549999999999997</text:p>
          </table:table-cell>
          <table:table-cell table:formula="of:=100-[.F62]" office:value-type="float" office:value="0.129999999999995" calcext:value-type="float">
            <text:p>0.129999999999995</text:p>
          </table:table-cell>
          <table:table-cell table:formula="of:=100-[.G62]" office:value-type="float" office:value="0.829999999999998" calcext:value-type="float">
            <text:p>0.829999999999998</text:p>
          </table:table-cell>
          <table:table-cell table:formula="of:=100-[.H62]" office:value-type="float" office:value="33.94" calcext:value-type="float">
            <text:p>33.94</text:p>
          </table:table-cell>
          <table:table-cell table:formula="of:=100-[.I62]" office:value-type="float" office:value="94.97" calcext:value-type="float">
            <text:p>94.97</text:p>
          </table:table-cell>
          <table:table-cell table:formula="of:=100-[.J62]" office:value-type="float" office:value="20.9" calcext:value-type="float">
            <text:p>20.9</text:p>
          </table:table-cell>
          <table:table-cell table:formula="of:=100-[.K62]" office:value-type="float" office:value="7.19999999999999" calcext:value-type="float">
            <text:p>7.19999999999999</text:p>
          </table:table-cell>
          <table:table-cell table:formula="of:=100-[.L62]" office:value-type="float" office:value="91.01" calcext:value-type="float">
            <text:p>91.01</text:p>
          </table:table-cell>
          <table:table-cell table:formula="of:=100-[.M62]" office:value-type="float" office:value="0.039999999999992" calcext:value-type="float">
            <text:p>0.039999999999992</text:p>
          </table:table-cell>
          <table:table-cell table:formula="of:=100-[.N62]" office:value-type="float" office:value="0.0899999999999892" calcext:value-type="float">
            <text:p>0.089999999999989</text:p>
          </table:table-cell>
          <table:table-cell table:formula="of:=100-[.O62]" office:value-type="float" office:value="0.259999999999991" calcext:value-type="float">
            <text:p>0.259999999999991</text:p>
          </table:table-cell>
          <table:table-cell table:formula="of:=100-[.P62]" office:value-type="float" office:value="1.06999999999999" calcext:value-type="float">
            <text:p>1.06999999999999</text:p>
          </table:table-cell>
          <table:table-cell table:formula="of:=100-[.Q62]" office:value-type="float" office:value="0.219999999999999" calcext:value-type="float">
            <text:p>0.219999999999999</text:p>
          </table:table-cell>
          <table:table-cell table:formula="of:=100-[.R62]" office:value-type="float" office:value="0.22999999999999" calcext:value-type="float">
            <text:p>0.22999999999999</text:p>
          </table:table-cell>
          <table:table-cell table:formula="of:=100-[.S62]" office:value-type="float" office:value="94.26" calcext:value-type="float">
            <text:p>94.26</text:p>
          </table:table-cell>
          <table:table-cell table:formula="of:=100-[.T62]" office:value-type="float" office:value="5.56" calcext:value-type="float">
            <text:p>5.56</text:p>
          </table:table-cell>
          <table:table-cell table:formula="of:=100-[.U62]" office:value-type="float" office:value="0.039999999999992" calcext:value-type="float">
            <text:p>0.039999999999992</text:p>
          </table:table-cell>
          <table:table-cell table:formula="of:=100-[.V62]" office:value-type="float" office:value="0.039999999999992" calcext:value-type="float">
            <text:p>0.039999999999992</text:p>
          </table:table-cell>
          <table:table-cell/>
          <table:table-cell table:formula="of:=AVERAGE([.E63:.V63])" office:value-type="float" office:value="19.5188888888889" calcext:value-type="float">
            <text:p>19.518888888888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=3.0</text:p>
          </table:table-cell>
          <table:table-cell office:value-type="string" calcext:value-type="string">
            <text:p>AGGRESSIVE</text:p>
          </table:table-cell>
          <table:table-cell table:formula="of:=100*[.E10]" office:value-type="float" office:value="99.61" calcext:value-type="float">
            <text:p>99.61</text:p>
          </table:table-cell>
          <table:table-cell table:formula="of:=100*[.F10]" office:value-type="float" office:value="99.87" calcext:value-type="float">
            <text:p>99.87</text:p>
          </table:table-cell>
          <table:table-cell table:formula="of:=100*[.G10]" office:value-type="float" office:value="99.4" calcext:value-type="float">
            <text:p>99.4</text:p>
          </table:table-cell>
          <table:table-cell table:formula="of:=100*[.H10]" office:value-type="float" office:value="66.73" calcext:value-type="float">
            <text:p>66.73</text:p>
          </table:table-cell>
          <table:table-cell table:formula="of:=100*[.I10]" office:value-type="float" office:value="13.91" calcext:value-type="float">
            <text:p>13.91</text:p>
          </table:table-cell>
          <table:table-cell table:formula="of:=100*[.J10]" office:value-type="float" office:value="82.86" calcext:value-type="float">
            <text:p>82.86</text:p>
          </table:table-cell>
          <table:table-cell table:formula="of:=100*[.K10]" office:value-type="float" office:value="98.33" calcext:value-type="float">
            <text:p>98.33</text:p>
          </table:table-cell>
          <table:table-cell table:formula="of:=100*[.L10]" office:value-type="float" office:value="9.93" calcext:value-type="float">
            <text:p>9.93</text:p>
          </table:table-cell>
          <table:table-cell table:formula="of:=100*[.M10]" office:value-type="float" office:value="99.96" calcext:value-type="float">
            <text:p>99.96</text:p>
          </table:table-cell>
          <table:table-cell table:formula="of:=100*[.N10]" office:value-type="float" office:value="99.91" calcext:value-type="float">
            <text:p>99.91</text:p>
          </table:table-cell>
          <table:table-cell table:formula="of:=100*[.O10]" office:value-type="float" office:value="99.74" calcext:value-type="float">
            <text:p>99.74</text:p>
          </table:table-cell>
          <table:table-cell table:formula="of:=100*[.P10]" office:value-type="float" office:value="99.2" calcext:value-type="float">
            <text:p>99.2</text:p>
          </table:table-cell>
          <table:table-cell table:formula="of:=100*[.Q10]" office:value-type="float" office:value="99.81" calcext:value-type="float">
            <text:p>99.81</text:p>
          </table:table-cell>
          <table:table-cell table:formula="of:=100*[.R10]" office:value-type="float" office:value="99.86" calcext:value-type="float">
            <text:p>99.86</text:p>
          </table:table-cell>
          <table:table-cell table:formula="of:=100*[.S10]" office:value-type="float" office:value="39.16" calcext:value-type="float">
            <text:p>39.16</text:p>
          </table:table-cell>
          <table:table-cell table:formula="of:=100*[.T10]" office:value-type="float" office:value="95.2" calcext:value-type="float">
            <text:p>95.2</text:p>
          </table:table-cell>
          <table:table-cell table:formula="of:=100*[.U10]" office:value-type="float" office:value="99.96" calcext:value-type="float">
            <text:p>99.96</text:p>
          </table:table-cell>
          <table:table-cell table:formula="of:=100*[.V10]" office:value-type="float" office:value="99.96" calcext:value-type="float">
            <text:p>99.96</text:p>
          </table:table-cell>
          <table:table-cell/>
          <table:table-cell table:formula="of:=AVERAGE([.E65:.V65])" office:value-type="float" office:value="83.5222222222222" calcext:value-type="float">
            <text:p>83.522222222222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65]" office:value-type="float" office:value="0.389999999999986" calcext:value-type="float">
            <text:p>0.389999999999986</text:p>
          </table:table-cell>
          <table:table-cell table:formula="of:=100-[.F65]" office:value-type="float" office:value="0.129999999999995" calcext:value-type="float">
            <text:p>0.129999999999995</text:p>
          </table:table-cell>
          <table:table-cell table:formula="of:=100-[.G65]" office:value-type="float" office:value="0.599999999999994" calcext:value-type="float">
            <text:p>0.599999999999994</text:p>
          </table:table-cell>
          <table:table-cell table:formula="of:=100-[.H65]" office:value-type="float" office:value="33.27" calcext:value-type="float">
            <text:p>33.27</text:p>
          </table:table-cell>
          <table:table-cell table:formula="of:=100-[.I65]" office:value-type="float" office:value="86.09" calcext:value-type="float">
            <text:p>86.09</text:p>
          </table:table-cell>
          <table:table-cell table:formula="of:=100-[.J65]" office:value-type="float" office:value="17.14" calcext:value-type="float">
            <text:p>17.14</text:p>
          </table:table-cell>
          <table:table-cell table:formula="of:=100-[.K65]" office:value-type="float" office:value="1.66999999999999" calcext:value-type="float">
            <text:p>1.66999999999999</text:p>
          </table:table-cell>
          <table:table-cell table:formula="of:=100-[.L65]" office:value-type="float" office:value="90.07" calcext:value-type="float">
            <text:p>90.07</text:p>
          </table:table-cell>
          <table:table-cell table:formula="of:=100-[.M65]" office:value-type="float" office:value="0.039999999999992" calcext:value-type="float">
            <text:p>0.039999999999992</text:p>
          </table:table-cell>
          <table:table-cell table:formula="of:=100-[.N65]" office:value-type="float" office:value="0.0899999999999892" calcext:value-type="float">
            <text:p>0.089999999999989</text:p>
          </table:table-cell>
          <table:table-cell table:formula="of:=100-[.O65]" office:value-type="float" office:value="0.259999999999991" calcext:value-type="float">
            <text:p>0.259999999999991</text:p>
          </table:table-cell>
          <table:table-cell table:formula="of:=100-[.P65]" office:value-type="float" office:value="0.799999999999997" calcext:value-type="float">
            <text:p>0.799999999999997</text:p>
          </table:table-cell>
          <table:table-cell table:formula="of:=100-[.Q65]" office:value-type="float" office:value="0.189999999999984" calcext:value-type="float">
            <text:p>0.189999999999984</text:p>
          </table:table-cell>
          <table:table-cell table:formula="of:=100-[.R65]" office:value-type="float" office:value="0.140000000000001" calcext:value-type="float">
            <text:p>0.140000000000001</text:p>
          </table:table-cell>
          <table:table-cell table:formula="of:=100-[.S65]" office:value-type="float" office:value="60.84" calcext:value-type="float">
            <text:p>60.84</text:p>
          </table:table-cell>
          <table:table-cell table:formula="of:=100-[.T65]" office:value-type="float" office:value="4.8" calcext:value-type="float">
            <text:p>4.8</text:p>
          </table:table-cell>
          <table:table-cell table:formula="of:=100-[.U65]" office:value-type="float" office:value="0.039999999999992" calcext:value-type="float">
            <text:p>0.039999999999992</text:p>
          </table:table-cell>
          <table:table-cell table:formula="of:=100-[.V65]" office:value-type="float" office:value="0.039999999999992" calcext:value-type="float">
            <text:p>0.039999999999992</text:p>
          </table:table-cell>
          <table:table-cell/>
          <table:table-cell table:formula="of:=AVERAGE([.E66:.V66])" office:value-type="float" office:value="16.4777777777778" calcext:value-type="float">
            <text:p>16.477777777777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PC=3.5</text:p>
          </table:table-cell>
          <table:table-cell office:value-type="string" calcext:value-type="string">
            <text:p>AGGRESSIVE</text:p>
          </table:table-cell>
          <table:table-cell table:formula="of:=[.E11]*100" office:value-type="float" office:value="99.64" calcext:value-type="float">
            <text:p>99.64</text:p>
          </table:table-cell>
          <table:table-cell table:formula="of:=[.F11]*100" office:value-type="float" office:value="99.87" calcext:value-type="float">
            <text:p>99.87</text:p>
          </table:table-cell>
          <table:table-cell table:formula="of:=[.G11]*100" office:value-type="float" office:value="99.48" calcext:value-type="float">
            <text:p>99.48</text:p>
          </table:table-cell>
          <table:table-cell table:formula="of:=[.H11]*100" office:value-type="float" office:value="67.09" calcext:value-type="float">
            <text:p>67.09</text:p>
          </table:table-cell>
          <table:table-cell table:formula="of:=[.I11]*100" office:value-type="float" office:value="25.47" calcext:value-type="float">
            <text:p>25.47</text:p>
          </table:table-cell>
          <table:table-cell table:formula="of:=[.J11]*100" office:value-type="float" office:value="85.06" calcext:value-type="float">
            <text:p>85.06</text:p>
          </table:table-cell>
          <table:table-cell table:formula="of:=[.K11]*100" office:value-type="float" office:value="98.71" calcext:value-type="float">
            <text:p>98.71</text:p>
          </table:table-cell>
          <table:table-cell table:formula="of:=[.L11]*100" office:value-type="float" office:value="10.41" calcext:value-type="float">
            <text:p>10.41</text:p>
          </table:table-cell>
          <table:table-cell table:formula="of:=[.M11]*100" office:value-type="float" office:value="99.96" calcext:value-type="float">
            <text:p>99.96</text:p>
          </table:table-cell>
          <table:table-cell table:formula="of:=[.N11]*100" office:value-type="float" office:value="99.91" calcext:value-type="float">
            <text:p>99.91</text:p>
          </table:table-cell>
          <table:table-cell table:formula="of:=[.O11]*100" office:value-type="float" office:value="99.78" calcext:value-type="float">
            <text:p>99.78</text:p>
          </table:table-cell>
          <table:table-cell table:formula="of:=[.P11]*100" office:value-type="float" office:value="99.25" calcext:value-type="float">
            <text:p>99.25</text:p>
          </table:table-cell>
          <table:table-cell table:formula="of:=[.Q11]*100" office:value-type="float" office:value="99.81" calcext:value-type="float">
            <text:p>99.81</text:p>
          </table:table-cell>
          <table:table-cell table:formula="of:=[.R11]*100" office:value-type="float" office:value="99.91" calcext:value-type="float">
            <text:p>99.91</text:p>
          </table:table-cell>
          <table:table-cell table:formula="of:=[.S11]*100" office:value-type="float" office:value="91.51" calcext:value-type="float">
            <text:p>91.51</text:p>
          </table:table-cell>
          <table:table-cell table:formula="of:=[.T11]*100" office:value-type="float" office:value="96.06" calcext:value-type="float">
            <text:p>96.06</text:p>
          </table:table-cell>
          <table:table-cell table:formula="of:=[.U11]*100" office:value-type="float" office:value="99.96" calcext:value-type="float">
            <text:p>99.96</text:p>
          </table:table-cell>
          <table:table-cell table:formula="of:=[.V11]*100" office:value-type="float" office:value="99.96" calcext:value-type="float">
            <text:p>99.96</text:p>
          </table:table-cell>
          <table:table-cell/>
          <table:table-cell table:formula="of:=AVERAGE([.E68:.V68])" office:value-type="float" office:value="87.3244444444445" calcext:value-type="float">
            <text:p>87.324444444444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68]" office:value-type="float" office:value="0.359999999999999" calcext:value-type="float">
            <text:p>0.359999999999999</text:p>
          </table:table-cell>
          <table:table-cell table:formula="of:=100-[.F68]" office:value-type="float" office:value="0.129999999999995" calcext:value-type="float">
            <text:p>0.129999999999995</text:p>
          </table:table-cell>
          <table:table-cell table:formula="of:=100-[.G68]" office:value-type="float" office:value="0.519999999999996" calcext:value-type="float">
            <text:p>0.519999999999996</text:p>
          </table:table-cell>
          <table:table-cell table:formula="of:=100-[.H68]" office:value-type="float" office:value="32.91" calcext:value-type="float">
            <text:p>32.91</text:p>
          </table:table-cell>
          <table:table-cell table:formula="of:=100-[.I68]" office:value-type="float" office:value="74.53" calcext:value-type="float">
            <text:p>74.53</text:p>
          </table:table-cell>
          <table:table-cell table:formula="of:=100-[.J68]" office:value-type="float" office:value="14.94" calcext:value-type="float">
            <text:p>14.94</text:p>
          </table:table-cell>
          <table:table-cell table:formula="of:=100-[.K68]" office:value-type="float" office:value="1.28999999999999" calcext:value-type="float">
            <text:p>1.28999999999999</text:p>
          </table:table-cell>
          <table:table-cell table:formula="of:=100-[.L68]" office:value-type="float" office:value="89.59" calcext:value-type="float">
            <text:p>89.59</text:p>
          </table:table-cell>
          <table:table-cell table:formula="of:=100-[.M68]" office:value-type="float" office:value="0.039999999999992" calcext:value-type="float">
            <text:p>0.039999999999992</text:p>
          </table:table-cell>
          <table:table-cell table:formula="of:=100-[.N68]" office:value-type="float" office:value="0.0899999999999892" calcext:value-type="float">
            <text:p>0.089999999999989</text:p>
          </table:table-cell>
          <table:table-cell table:formula="of:=100-[.O68]" office:value-type="float" office:value="0.219999999999999" calcext:value-type="float">
            <text:p>0.219999999999999</text:p>
          </table:table-cell>
          <table:table-cell table:formula="of:=100-[.P68]" office:value-type="float" office:value="0.75" calcext:value-type="float">
            <text:p>0.75</text:p>
          </table:table-cell>
          <table:table-cell table:formula="of:=100-[.Q68]" office:value-type="float" office:value="0.189999999999984" calcext:value-type="float">
            <text:p>0.189999999999984</text:p>
          </table:table-cell>
          <table:table-cell table:formula="of:=100-[.R68]" office:value-type="float" office:value="0.0899999999999892" calcext:value-type="float">
            <text:p>0.089999999999989</text:p>
          </table:table-cell>
          <table:table-cell table:formula="of:=100-[.S68]" office:value-type="float" office:value="8.49" calcext:value-type="float">
            <text:p>8.49</text:p>
          </table:table-cell>
          <table:table-cell table:formula="of:=100-[.T68]" office:value-type="float" office:value="3.94" calcext:value-type="float">
            <text:p>3.94</text:p>
          </table:table-cell>
          <table:table-cell table:formula="of:=100-[.U68]" office:value-type="float" office:value="0.039999999999992" calcext:value-type="float">
            <text:p>0.039999999999992</text:p>
          </table:table-cell>
          <table:table-cell table:formula="of:=100-[.V68]" office:value-type="float" office:value="0.039999999999992" calcext:value-type="float">
            <text:p>0.039999999999992</text:p>
          </table:table-cell>
          <table:table-cell/>
          <table:table-cell table:formula="of:=AVERAGE([.E69:.V69])" office:value-type="float" office:value="12.6755555555556" calcext:value-type="float">
            <text:p>12.675555555555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PC=4.0</text:p>
          </table:table-cell>
          <table:table-cell office:value-type="string" calcext:value-type="string">
            <text:p>AGGRESSIVE</text:p>
          </table:table-cell>
          <table:table-cell table:formula="of:=100*[.E12]" office:value-type="float" office:value="99.64" calcext:value-type="float">
            <text:p>99.64</text:p>
          </table:table-cell>
          <table:table-cell table:formula="of:=100*[.F12]" office:value-type="float" office:value="99.92" calcext:value-type="float">
            <text:p>99.92</text:p>
          </table:table-cell>
          <table:table-cell table:formula="of:=100*[.G12]" office:value-type="float" office:value="99.52" calcext:value-type="float">
            <text:p>99.52</text:p>
          </table:table-cell>
          <table:table-cell table:formula="of:=100*[.H12]" office:value-type="float" office:value="67.27" calcext:value-type="float">
            <text:p>67.27</text:p>
          </table:table-cell>
          <table:table-cell table:formula="of:=100*[.I12]" office:value-type="float" office:value="32.39" calcext:value-type="float">
            <text:p>32.39</text:p>
          </table:table-cell>
          <table:table-cell table:formula="of:=100*[.J12]" office:value-type="float" office:value="86.62" calcext:value-type="float">
            <text:p>86.62</text:p>
          </table:table-cell>
          <table:table-cell table:formula="of:=100*[.K12]" office:value-type="float" office:value="99.02" calcext:value-type="float">
            <text:p>99.02</text:p>
          </table:table-cell>
          <table:table-cell table:formula="of:=100*[.L12]" office:value-type="float" office:value="10.61" calcext:value-type="float">
            <text:p>10.61</text:p>
          </table:table-cell>
          <table:table-cell table:formula="of:=100*[.M12]" office:value-type="float" office:value="99.96" calcext:value-type="float">
            <text:p>99.96</text:p>
          </table:table-cell>
          <table:table-cell table:formula="of:=100*[.N12]" office:value-type="float" office:value="99.91" calcext:value-type="float">
            <text:p>99.91</text:p>
          </table:table-cell>
          <table:table-cell table:formula="of:=100*[.O12]" office:value-type="float" office:value="99.78" calcext:value-type="float">
            <text:p>99.78</text:p>
          </table:table-cell>
          <table:table-cell table:formula="of:=100*[.P12]" office:value-type="float" office:value="99.31" calcext:value-type="float">
            <text:p>99.31</text:p>
          </table:table-cell>
          <table:table-cell table:formula="of:=100*[.Q12]" office:value-type="float" office:value="99.81" calcext:value-type="float">
            <text:p>99.81</text:p>
          </table:table-cell>
          <table:table-cell table:formula="of:=100*[.R12]" office:value-type="float" office:value="99.95" calcext:value-type="float">
            <text:p>99.95</text:p>
          </table:table-cell>
          <table:table-cell table:formula="of:=100*[.S12]" office:value-type="float" office:value="99" calcext:value-type="float">
            <text:p>99</text:p>
          </table:table-cell>
          <table:table-cell table:formula="of:=100*[.T12]" office:value-type="float" office:value="96.71" calcext:value-type="float">
            <text:p>96.71</text:p>
          </table:table-cell>
          <table:table-cell table:formula="of:=100*[.U12]" office:value-type="float" office:value="99.96" calcext:value-type="float">
            <text:p>99.96</text:p>
          </table:table-cell>
          <table:table-cell table:formula="of:=100*[.V12]" office:value-type="float" office:value="99.96" calcext:value-type="float">
            <text:p>99.96</text:p>
          </table:table-cell>
          <table:table-cell/>
          <table:table-cell table:formula="of:=AVERAGE([.E71:.V71])" office:value-type="float" office:value="88.2966666666667" calcext:value-type="float">
            <text:p>88.29666666666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71]" office:value-type="float" office:value="0.359999999999999" calcext:value-type="float">
            <text:p>0.359999999999999</text:p>
          </table:table-cell>
          <table:table-cell table:formula="of:=100-[.F71]" office:value-type="float" office:value="0.0799999999999841" calcext:value-type="float">
            <text:p>0.079999999999984</text:p>
          </table:table-cell>
          <table:table-cell table:formula="of:=100-[.G71]" office:value-type="float" office:value="0.47999999999999" calcext:value-type="float">
            <text:p>0.47999999999999</text:p>
          </table:table-cell>
          <table:table-cell table:formula="of:=100-[.H71]" office:value-type="float" office:value="32.73" calcext:value-type="float">
            <text:p>32.73</text:p>
          </table:table-cell>
          <table:table-cell table:formula="of:=100-[.I71]" office:value-type="float" office:value="67.61" calcext:value-type="float">
            <text:p>67.61</text:p>
          </table:table-cell>
          <table:table-cell table:formula="of:=100-[.J71]" office:value-type="float" office:value="13.38" calcext:value-type="float">
            <text:p>13.38</text:p>
          </table:table-cell>
          <table:table-cell table:formula="of:=100-[.K71]" office:value-type="float" office:value="0.97999999999999" calcext:value-type="float">
            <text:p>0.97999999999999</text:p>
          </table:table-cell>
          <table:table-cell table:formula="of:=100-[.L71]" office:value-type="float" office:value="89.39" calcext:value-type="float">
            <text:p>89.39</text:p>
          </table:table-cell>
          <table:table-cell table:formula="of:=100-[.M71]" office:value-type="float" office:value="0.039999999999992" calcext:value-type="float">
            <text:p>0.039999999999992</text:p>
          </table:table-cell>
          <table:table-cell table:formula="of:=100-[.N71]" office:value-type="float" office:value="0.0899999999999892" calcext:value-type="float">
            <text:p>0.089999999999989</text:p>
          </table:table-cell>
          <table:table-cell table:formula="of:=100-[.O71]" office:value-type="float" office:value="0.219999999999999" calcext:value-type="float">
            <text:p>0.219999999999999</text:p>
          </table:table-cell>
          <table:table-cell table:formula="of:=100-[.P71]" office:value-type="float" office:value="0.689999999999998" calcext:value-type="float">
            <text:p>0.689999999999998</text:p>
          </table:table-cell>
          <table:table-cell table:formula="of:=100-[.Q71]" office:value-type="float" office:value="0.189999999999984" calcext:value-type="float">
            <text:p>0.189999999999984</text:p>
          </table:table-cell>
          <table:table-cell table:formula="of:=100-[.R71]" office:value-type="float" office:value="0.0499999999999972" calcext:value-type="float">
            <text:p>0.049999999999997</text:p>
          </table:table-cell>
          <table:table-cell table:formula="of:=100-[.S71]" office:value-type="float" office:value="1" calcext:value-type="float">
            <text:p>1</text:p>
          </table:table-cell>
          <table:table-cell table:formula="of:=100-[.T71]" office:value-type="float" office:value="3.28999999999999" calcext:value-type="float">
            <text:p>3.28999999999999</text:p>
          </table:table-cell>
          <table:table-cell table:formula="of:=100-[.U71]" office:value-type="float" office:value="0.039999999999992" calcext:value-type="float">
            <text:p>0.039999999999992</text:p>
          </table:table-cell>
          <table:table-cell table:formula="of:=100-[.V71]" office:value-type="float" office:value="0.039999999999992" calcext:value-type="float">
            <text:p>0.039999999999992</text:p>
          </table:table-cell>
          <table:table-cell/>
          <table:table-cell table:formula="of:=AVERAGE([.E72:.V72])" office:value-type="float" office:value="11.7033333333333" calcext:value-type="float">
            <text:p>11.703333333333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PC=4.5</text:p>
          </table:table-cell>
          <table:table-cell office:value-type="string" calcext:value-type="string">
            <text:p>AGGRESSIVE</text:p>
          </table:table-cell>
          <table:table-cell table:formula="of:=[.E13]*100" office:value-type="float" office:value="0" calcext:value-type="float">
            <text:p>0</text:p>
          </table:table-cell>
          <table:table-cell table:formula="of:=[.F13]*100" office:value-type="float" office:value="0" calcext:value-type="float">
            <text:p>0</text:p>
          </table:table-cell>
          <table:table-cell table:formula="of:=[.G13]*100" office:value-type="float" office:value="0" calcext:value-type="float">
            <text:p>0</text:p>
          </table:table-cell>
          <table:table-cell table:formula="of:=[.H13]*100" office:value-type="float" office:value="0" calcext:value-type="float">
            <text:p>0</text:p>
          </table:table-cell>
          <table:table-cell table:formula="of:=[.I13]*100" office:value-type="float" office:value="0" calcext:value-type="float">
            <text:p>0</text:p>
          </table:table-cell>
          <table:table-cell table:formula="of:=[.J13]*100" office:value-type="float" office:value="0" calcext:value-type="float">
            <text:p>0</text:p>
          </table:table-cell>
          <table:table-cell table:formula="of:=[.K13]*100" office:value-type="float" office:value="0" calcext:value-type="float">
            <text:p>0</text:p>
          </table:table-cell>
          <table:table-cell table:formula="of:=[.L13]*100" office:value-type="float" office:value="0" calcext:value-type="float">
            <text:p>0</text:p>
          </table:table-cell>
          <table:table-cell table:formula="of:=[.M13]*100" office:value-type="float" office:value="0" calcext:value-type="float">
            <text:p>0</text:p>
          </table:table-cell>
          <table:table-cell table:formula="of:=[.N13]*100" office:value-type="float" office:value="0" calcext:value-type="float">
            <text:p>0</text:p>
          </table:table-cell>
          <table:table-cell table:formula="of:=[.O13]*100" office:value-type="float" office:value="0" calcext:value-type="float">
            <text:p>0</text:p>
          </table:table-cell>
          <table:table-cell table:formula="of:=[.P13]*100" office:value-type="float" office:value="0" calcext:value-type="float">
            <text:p>0</text:p>
          </table:table-cell>
          <table:table-cell table:formula="of:=[.Q13]*100" office:value-type="float" office:value="0" calcext:value-type="float">
            <text:p>0</text:p>
          </table:table-cell>
          <table:table-cell table:formula="of:=[.R13]*100" office:value-type="float" office:value="0" calcext:value-type="float">
            <text:p>0</text:p>
          </table:table-cell>
          <table:table-cell table:formula="of:=[.S13]*100" office:value-type="float" office:value="0" calcext:value-type="float">
            <text:p>0</text:p>
          </table:table-cell>
          <table:table-cell table:formula="of:=[.T13]*100" office:value-type="float" office:value="0" calcext:value-type="float">
            <text:p>0</text:p>
          </table:table-cell>
          <table:table-cell table:formula="of:=[.U13]*100" office:value-type="float" office:value="0" calcext:value-type="float">
            <text:p>0</text:p>
          </table:table-cell>
          <table:table-cell table:formula="of:=[.V13]*100" office:value-type="float" office:value="0" calcext:value-type="float">
            <text:p>0</text:p>
          </table:table-cell>
          <table:table-cell/>
          <table:table-cell table:formula="of:=AVERAGE([.E74:.V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100-[.E74]" office:value-type="float" office:value="100" calcext:value-type="float">
            <text:p>100</text:p>
          </table:table-cell>
          <table:table-cell table:formula="of:=100-[.F74]" office:value-type="float" office:value="100" calcext:value-type="float">
            <text:p>100</text:p>
          </table:table-cell>
          <table:table-cell table:formula="of:=100-[.G74]" office:value-type="float" office:value="100" calcext:value-type="float">
            <text:p>100</text:p>
          </table:table-cell>
          <table:table-cell table:formula="of:=100-[.H74]" office:value-type="float" office:value="100" calcext:value-type="float">
            <text:p>100</text:p>
          </table:table-cell>
          <table:table-cell table:formula="of:=100-[.I74]" office:value-type="float" office:value="100" calcext:value-type="float">
            <text:p>100</text:p>
          </table:table-cell>
          <table:table-cell table:formula="of:=100-[.J74]" office:value-type="float" office:value="100" calcext:value-type="float">
            <text:p>100</text:p>
          </table:table-cell>
          <table:table-cell table:formula="of:=100-[.K74]" office:value-type="float" office:value="100" calcext:value-type="float">
            <text:p>100</text:p>
          </table:table-cell>
          <table:table-cell table:formula="of:=100-[.L74]" office:value-type="float" office:value="100" calcext:value-type="float">
            <text:p>100</text:p>
          </table:table-cell>
          <table:table-cell table:formula="of:=100-[.M74]" office:value-type="float" office:value="100" calcext:value-type="float">
            <text:p>100</text:p>
          </table:table-cell>
          <table:table-cell table:formula="of:=100-[.N74]" office:value-type="float" office:value="100" calcext:value-type="float">
            <text:p>100</text:p>
          </table:table-cell>
          <table:table-cell table:formula="of:=100-[.O74]" office:value-type="float" office:value="100" calcext:value-type="float">
            <text:p>100</text:p>
          </table:table-cell>
          <table:table-cell table:formula="of:=100-[.P74]" office:value-type="float" office:value="100" calcext:value-type="float">
            <text:p>100</text:p>
          </table:table-cell>
          <table:table-cell table:formula="of:=100-[.Q74]" office:value-type="float" office:value="100" calcext:value-type="float">
            <text:p>100</text:p>
          </table:table-cell>
          <table:table-cell table:formula="of:=100-[.R74]" office:value-type="float" office:value="100" calcext:value-type="float">
            <text:p>100</text:p>
          </table:table-cell>
          <table:table-cell table:formula="of:=100-[.S74]" office:value-type="float" office:value="100" calcext:value-type="float">
            <text:p>100</text:p>
          </table:table-cell>
          <table:table-cell table:formula="of:=100-[.T74]" office:value-type="float" office:value="100" calcext:value-type="float">
            <text:p>100</text:p>
          </table:table-cell>
          <table:table-cell table:formula="of:=100-[.U74]" office:value-type="float" office:value="100" calcext:value-type="float">
            <text:p>100</text:p>
          </table:table-cell>
          <table:table-cell table:formula="of:=100-[.V74]" office:value-type="float" office:value="100" calcext:value-type="float">
            <text:p>100</text:p>
          </table:table-cell>
          <table:table-cell/>
          <table:table-cell table:formula="of:=AVERAGE([.E75:.V75])" office:value-type="float" office:value="100" calcext:value-type="float">
            <text:p>100</text:p>
          </table:table-cell>
          <table:table-cell/>
        </table:table-row>
      </table:table>
      <table:table table:name="perform" table:style-name="ta1">
        <table:shapes>
          <draw:frame draw:z-index="0" draw:style-name="gr1" draw:text-style-name="P1" svg:width="210mm" svg:height="100mm" svg:x="46.47mm" svg:y="152.92mm">
            <draw:object draw:notify-on-update-of-ranges="perform.D25:perform.W25 perform.C26:perform.C26 perform.D26:perform.W26 perform.C27:perform.C27 perform.D27:perform.W27 perform.C28:perform.C28 perform.D28:perform.W28 perform.C29:perform.C29 perform.D29:perform.W29 perform.C30:perform.C30 perform.D30:perform.W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/>
          <table:table-cell office:value-type="string" calcext:value-type="string">
            <text:p>フォルダ</text:p>
          </table:table-cell>
          <table:table-cell table:number-columns-repeated="21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2"/>
          <table:table-cell office:value-type="string" calcext:value-type="string">
            <text:p>get sim_IPC data from 1 to 1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float" office:value="3.4189" calcext:value-type="float">
            <text:p>3.4189</text:p>
          </table:table-cell>
          <table:table-cell office:value-type="float" office:value="4.1813" calcext:value-type="float">
            <text:p>4.1813</text:p>
          </table:table-cell>
          <table:table-cell office:value-type="float" office:value="4.0107" calcext:value-type="float">
            <text:p>4.0107</text:p>
          </table:table-cell>
          <table:table-cell office:value-type="float" office:value="3.0374" calcext:value-type="float">
            <text:p>3.0374</text:p>
          </table:table-cell>
          <table:table-cell office:value-type="float" office:value="0.9419" calcext:value-type="float">
            <text:p>0.9419</text:p>
          </table:table-cell>
          <table:table-cell office:value-type="float" office:value="2.6015" calcext:value-type="float">
            <text:p>2.6015</text:p>
          </table:table-cell>
          <table:table-cell office:value-type="float" office:value="3.3056" calcext:value-type="float">
            <text:p>3.3056</text:p>
          </table:table-cell>
          <table:table-cell office:value-type="float" office:value="0.5978" calcext:value-type="float">
            <text:p>0.5978</text:p>
          </table:table-cell>
          <table:table-cell office:value-type="float" office:value="3.8656" calcext:value-type="float">
            <text:p>3.8656</text:p>
          </table:table-cell>
          <table:table-cell office:value-type="float" office:value="4.4678" calcext:value-type="float">
            <text:p>4.4678</text:p>
          </table:table-cell>
          <table:table-cell office:value-type="float" office:value="3.8421" calcext:value-type="float">
            <text:p>3.8421</text:p>
          </table:table-cell>
          <table:table-cell office:value-type="float" office:value="5.3993" calcext:value-type="float">
            <text:p>5.3993</text:p>
          </table:table-cell>
          <table:table-cell office:value-type="float" office:value="3.2192" calcext:value-type="float">
            <text:p>3.2192</text:p>
          </table:table-cell>
          <table:table-cell office:value-type="float" office:value="5.237" calcext:value-type="float">
            <text:p>5.237</text:p>
          </table:table-cell>
          <table:table-cell office:value-type="float" office:value="3.2898" calcext:value-type="float">
            <text:p>3.2898</text:p>
          </table:table-cell>
          <table:table-cell office:value-type="float" office:value="3.7836" calcext:value-type="float">
            <text:p>3.7836</text:p>
          </table:table-cell>
          <table:table-cell office:value-type="float" office:value="4.3959" calcext:value-type="float">
            <text:p>4.3959</text:p>
          </table:table-cell>
          <table:table-cell office:value-type="float" office:value="4.0614" calcext:value-type="float">
            <text:p>4.06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GGRESSIVE</text:p>
          </table:table-cell>
          <table:table-cell office:value-type="float" office:value="3.2374" calcext:value-type="float">
            <text:p>3.2374</text:p>
          </table:table-cell>
          <table:table-cell office:value-type="float" office:value="4.2064" calcext:value-type="float">
            <text:p>4.2064</text:p>
          </table:table-cell>
          <table:table-cell office:value-type="float" office:value="3.9746" calcext:value-type="float">
            <text:p>3.9746</text:p>
          </table:table-cell>
          <table:table-cell office:value-type="float" office:value="3.0122" calcext:value-type="float">
            <text:p>3.0122</text:p>
          </table:table-cell>
          <table:table-cell office:value-type="float" office:value="0.9212" calcext:value-type="float">
            <text:p>0.9212</text:p>
          </table:table-cell>
          <table:table-cell office:value-type="float" office:value="2.5262" calcext:value-type="float">
            <text:p>2.5262</text:p>
          </table:table-cell>
          <table:table-cell office:value-type="float" office:value="3.1479" calcext:value-type="float">
            <text:p>3.1479</text:p>
          </table:table-cell>
          <table:table-cell office:value-type="float" office:value="0.5693" calcext:value-type="float">
            <text:p>0.5693</text:p>
          </table:table-cell>
          <table:table-cell office:value-type="float" office:value="3.8768" calcext:value-type="float">
            <text:p>3.8768</text:p>
          </table:table-cell>
          <table:table-cell office:value-type="float" office:value="4.4585" calcext:value-type="float">
            <text:p>4.4585</text:p>
          </table:table-cell>
          <table:table-cell office:value-type="float" office:value="3.7372" calcext:value-type="float">
            <text:p>3.7372</text:p>
          </table:table-cell>
          <table:table-cell office:value-type="float" office:value="5.3438" calcext:value-type="float">
            <text:p>5.3438</text:p>
          </table:table-cell>
          <table:table-cell office:value-type="float" office:value="3.1603" calcext:value-type="float">
            <text:p>3.1603</text:p>
          </table:table-cell>
          <table:table-cell office:value-type="float" office:value="4.6734" calcext:value-type="float">
            <text:p>4.6734</text:p>
          </table:table-cell>
          <table:table-cell office:value-type="float" office:value="3.1198" calcext:value-type="float">
            <text:p>3.1198</text:p>
          </table:table-cell>
          <table:table-cell office:value-type="float" office:value="3.7843" calcext:value-type="float">
            <text:p>3.7843</text:p>
          </table:table-cell>
          <table:table-cell office:value-type="float" office:value="4.4" calcext:value-type="float">
            <text:p>4.4</text:p>
          </table:table-cell>
          <table:table-cell office:value-type="float" office:value="3.9621" calcext:value-type="float">
            <text:p>3.96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SERVATIVE</text:p>
          </table:table-cell>
          <table:table-cell office:value-type="float" office:value="3.3789" calcext:value-type="float">
            <text:p>3.3789</text:p>
          </table:table-cell>
          <table:table-cell office:value-type="float" office:value="4.1881" calcext:value-type="float">
            <text:p>4.1881</text:p>
          </table:table-cell>
          <table:table-cell office:value-type="float" office:value="4.0061" calcext:value-type="float">
            <text:p>4.0061</text:p>
          </table:table-cell>
          <table:table-cell office:value-type="float" office:value="3.0354" calcext:value-type="float">
            <text:p>3.0354</text:p>
          </table:table-cell>
          <table:table-cell office:value-type="float" office:value="0.9415" calcext:value-type="float">
            <text:p>0.9415</text:p>
          </table:table-cell>
          <table:table-cell office:value-type="float" office:value="2.5972" calcext:value-type="float">
            <text:p>2.5972</text:p>
          </table:table-cell>
          <table:table-cell office:value-type="float" office:value="3.2347" calcext:value-type="float">
            <text:p>3.2347</text:p>
          </table:table-cell>
          <table:table-cell office:value-type="float" office:value="0.5973" calcext:value-type="float">
            <text:p>0.5973</text:p>
          </table:table-cell>
          <table:table-cell office:value-type="float" office:value="3.8998" calcext:value-type="float">
            <text:p>3.8998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8036" calcext:value-type="float">
            <text:p>3.8036</text:p>
          </table:table-cell>
          <table:table-cell office:value-type="float" office:value="5.4103" calcext:value-type="float">
            <text:p>5.4103</text:p>
          </table:table-cell>
          <table:table-cell office:value-type="float" office:value="3.1872" calcext:value-type="float">
            <text:p>3.1872</text:p>
          </table:table-cell>
          <table:table-cell office:value-type="float" office:value="5.2689" calcext:value-type="float">
            <text:p>5.2689</text:p>
          </table:table-cell>
          <table:table-cell office:value-type="float" office:value="3.2916" calcext:value-type="float">
            <text:p>3.2916</text:p>
          </table:table-cell>
          <table:table-cell office:value-type="float" office:value="3.7858" calcext:value-type="float">
            <text:p>3.7858</text:p>
          </table:table-cell>
          <table:table-cell office:value-type="float" office:value="4.3993" calcext:value-type="float">
            <text:p>4.3993</text:p>
          </table:table-cell>
          <table:table-cell office:value-type="float" office:value="4.07" calcext:value-type="float">
            <text:p>4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WITCH(MPKI=1)</text:p>
          </table:table-cell>
          <table:table-cell office:value-type="float" office:value="3.2377" calcext:value-type="float">
            <text:p>3.2377</text:p>
          </table:table-cell>
          <table:table-cell office:value-type="float" office:value="4.2061" calcext:value-type="float">
            <text:p>4.2061</text:p>
          </table:table-cell>
          <table:table-cell office:value-type="float" office:value="3.9758" calcext:value-type="float">
            <text:p>3.9758</text:p>
          </table:table-cell>
          <table:table-cell office:value-type="float" office:value="3.0281" calcext:value-type="float">
            <text:p>3.0281</text:p>
          </table:table-cell>
          <table:table-cell office:value-type="float" office:value="0.9411" calcext:value-type="float">
            <text:p>0.9411</text:p>
          </table:table-cell>
          <table:table-cell office:value-type="float" office:value="2.5503" calcext:value-type="float">
            <text:p>2.5503</text:p>
          </table:table-cell>
          <table:table-cell office:value-type="float" office:value="3.1807" calcext:value-type="float">
            <text:p>3.1807</text:p>
          </table:table-cell>
          <table:table-cell office:value-type="float" office:value="0.5961" calcext:value-type="float">
            <text:p>0.5961</text:p>
          </table:table-cell>
          <table:table-cell office:value-type="float" office:value="3.8762" calcext:value-type="float">
            <text:p>3.8762</text:p>
          </table:table-cell>
          <table:table-cell office:value-type="float" office:value="4.4586" calcext:value-type="float">
            <text:p>4.4586</text:p>
          </table:table-cell>
          <table:table-cell office:value-type="float" office:value="3.7382" calcext:value-type="float">
            <text:p>3.7382</text:p>
          </table:table-cell>
          <table:table-cell office:value-type="float" office:value="5.3443" calcext:value-type="float">
            <text:p>5.3443</text:p>
          </table:table-cell>
          <table:table-cell office:value-type="float" office:value="3.1605" calcext:value-type="float">
            <text:p>3.1605</text:p>
          </table:table-cell>
          <table:table-cell office:value-type="float" office:value="4.6726" calcext:value-type="float">
            <text:p>4.6726</text:p>
          </table:table-cell>
          <table:table-cell office:value-type="float" office:value="3.2917" calcext:value-type="float">
            <text:p>3.2917</text:p>
          </table:table-cell>
          <table:table-cell office:value-type="float" office:value="3.7832" calcext:value-type="float">
            <text:p>3.7832</text:p>
          </table:table-cell>
          <table:table-cell office:value-type="float" office:value="4.4" calcext:value-type="float">
            <text:p>4.4</text:p>
          </table:table-cell>
          <table:table-cell office:value-type="float" office:value="3.9631" calcext:value-type="float">
            <text:p>3.96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WITCH(MPKI=2)</text:p>
          </table:table-cell>
          <table:table-cell office:value-type="float" office:value="3.2365" calcext:value-type="float">
            <text:p>3.2365</text:p>
          </table:table-cell>
          <table:table-cell office:value-type="float" office:value="4.2061" calcext:value-type="float">
            <text:p>4.2061</text:p>
          </table:table-cell>
          <table:table-cell office:value-type="float" office:value="3.9756" calcext:value-type="float">
            <text:p>3.9756</text:p>
          </table:table-cell>
          <table:table-cell office:value-type="float" office:value="3.0279" calcext:value-type="float">
            <text:p>3.0279</text:p>
          </table:table-cell>
          <table:table-cell office:value-type="float" office:value="0.9404" calcext:value-type="float">
            <text:p>0.9404</text:p>
          </table:table-cell>
          <table:table-cell office:value-type="float" office:value="2.5458" calcext:value-type="float">
            <text:p>2.5458</text:p>
          </table:table-cell>
          <table:table-cell office:value-type="float" office:value="3.1599" calcext:value-type="float">
            <text:p>3.1599</text:p>
          </table:table-cell>
          <table:table-cell office:value-type="float" office:value="0.5959" calcext:value-type="float">
            <text:p>0.5959</text:p>
          </table:table-cell>
          <table:table-cell office:value-type="float" office:value="3.8762" calcext:value-type="float">
            <text:p>3.8762</text:p>
          </table:table-cell>
          <table:table-cell office:value-type="float" office:value="4.4585" calcext:value-type="float">
            <text:p>4.4585</text:p>
          </table:table-cell>
          <table:table-cell office:value-type="float" office:value="3.7386" calcext:value-type="float">
            <text:p>3.7386</text:p>
          </table:table-cell>
          <table:table-cell office:value-type="float" office:value="5.3463" calcext:value-type="float">
            <text:p>5.3463</text:p>
          </table:table-cell>
          <table:table-cell office:value-type="float" office:value="3.1605" calcext:value-type="float">
            <text:p>3.1605</text:p>
          </table:table-cell>
          <table:table-cell office:value-type="float" office:value="4.6748" calcext:value-type="float">
            <text:p>4.6748</text:p>
          </table:table-cell>
          <table:table-cell office:value-type="float" office:value="3.2784" calcext:value-type="float">
            <text:p>3.2784</text:p>
          </table:table-cell>
          <table:table-cell office:value-type="float" office:value="3.785" calcext:value-type="float">
            <text:p>3.785</text:p>
          </table:table-cell>
          <table:table-cell office:value-type="float" office:value="4.4" calcext:value-type="float">
            <text:p>4.4</text:p>
          </table:table-cell>
          <table:table-cell office:value-type="float" office:value="3.9628" calcext:value-type="float">
            <text:p>3.96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WITCH(MPKI=3)</text:p>
          </table:table-cell>
          <table:table-cell office:value-type="float" office:value="3.237" calcext:value-type="float">
            <text:p>3.237</text:p>
          </table:table-cell>
          <table:table-cell office:value-type="float" office:value="4.2061" calcext:value-type="float">
            <text:p>4.2061</text:p>
          </table:table-cell>
          <table:table-cell office:value-type="float" office:value="3.9754" calcext:value-type="float">
            <text:p>3.9754</text:p>
          </table:table-cell>
          <table:table-cell office:value-type="float" office:value="3.0277" calcext:value-type="float">
            <text:p>3.0277</text:p>
          </table:table-cell>
          <table:table-cell office:value-type="float" office:value="0.9388" calcext:value-type="float">
            <text:p>0.9388</text:p>
          </table:table-cell>
          <table:table-cell office:value-type="float" office:value="2.5425" calcext:value-type="float">
            <text:p>2.5425</text:p>
          </table:table-cell>
          <table:table-cell office:value-type="float" office:value="3.1554" calcext:value-type="float">
            <text:p>3.1554</text:p>
          </table:table-cell>
          <table:table-cell office:value-type="float" office:value="0.5959" calcext:value-type="float">
            <text:p>0.5959</text:p>
          </table:table-cell>
          <table:table-cell office:value-type="float" office:value="3.8762" calcext:value-type="float">
            <text:p>3.8762</text:p>
          </table:table-cell>
          <table:table-cell office:value-type="float" office:value="4.4585" calcext:value-type="float">
            <text:p>4.4585</text:p>
          </table:table-cell>
          <table:table-cell office:value-type="float" office:value="3.7386" calcext:value-type="float">
            <text:p>3.7386</text:p>
          </table:table-cell>
          <table:table-cell office:value-type="float" office:value="5.3434" calcext:value-type="float">
            <text:p>5.3434</text:p>
          </table:table-cell>
          <table:table-cell office:value-type="float" office:value="3.1596" calcext:value-type="float">
            <text:p>3.1596</text:p>
          </table:table-cell>
          <table:table-cell office:value-type="float" office:value="4.674" calcext:value-type="float">
            <text:p>4.674</text:p>
          </table:table-cell>
          <table:table-cell office:value-type="float" office:value="3.218" calcext:value-type="float">
            <text:p>3.218</text:p>
          </table:table-cell>
          <table:table-cell office:value-type="float" office:value="3.7832" calcext:value-type="float">
            <text:p>3.7832</text:p>
          </table:table-cell>
          <table:table-cell office:value-type="float" office:value="4.4" calcext:value-type="float">
            <text:p>4.4</text:p>
          </table:table-cell>
          <table:table-cell office:value-type="float" office:value="3.9628" calcext:value-type="float">
            <text:p>3.9628</text:p>
          </table:table-cell>
          <table:table-cell table:number-columns-repeated="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相対性能</text:p>
          </table:table-cell>
          <table:table-cell/>
          <table:table-cell office:value-type="string" calcext:value-type="string">
            <text:p>AGGRESSIVE</text:p>
          </table:table-cell>
          <table:table-cell table:formula="of:=[.D9]/[.D$8]" office:value-type="float" office:value="0.946912749714821" calcext:value-type="float">
            <text:p>0.946912749714821</text:p>
          </table:table-cell>
          <table:table-cell table:formula="of:=[.E9]/[.E$8]" office:value-type="float" office:value="1.00600291775285" calcext:value-type="float">
            <text:p>1.00600291775285</text:p>
          </table:table-cell>
          <table:table-cell table:formula="of:=[.F9]/[.F$8]" office:value-type="float" office:value="0.990999077467774" calcext:value-type="float">
            <text:p>0.990999077467774</text:p>
          </table:table-cell>
          <table:table-cell table:formula="of:=[.G9]/[.G$8]" office:value-type="float" office:value="0.991703430565615" calcext:value-type="float">
            <text:p>0.991703430565615</text:p>
          </table:table-cell>
          <table:table-cell table:formula="of:=[.H9]/[.H$8]" office:value-type="float" office:value="0.978023144707506" calcext:value-type="float">
            <text:p>0.978023144707506</text:p>
          </table:table-cell>
          <table:table-cell table:formula="of:=[.I9]/[.I$8]" office:value-type="float" office:value="0.971055160484336" calcext:value-type="float">
            <text:p>0.971055160484336</text:p>
          </table:table-cell>
          <table:table-cell table:formula="of:=[.J9]/[.J$8]" office:value-type="float" office:value="0.952293078412391" calcext:value-type="float">
            <text:p>0.952293078412391</text:p>
          </table:table-cell>
          <table:table-cell table:formula="of:=[.K9]/[.K$8]" office:value-type="float" office:value="0.952325192372031" calcext:value-type="float">
            <text:p>0.952325192372031</text:p>
          </table:table-cell>
          <table:table-cell table:formula="of:=[.L9]/[.L$8]" office:value-type="float" office:value="1.00289735099338" calcext:value-type="float">
            <text:p>1.00289735099338</text:p>
          </table:table-cell>
          <table:table-cell table:formula="of:=[.M9]/[.M$8]" office:value-type="float" office:value="0.99791843860513" calcext:value-type="float">
            <text:p>0.99791843860513</text:p>
          </table:table-cell>
          <table:table-cell table:formula="of:=[.N9]/[.N$8]" office:value-type="float" office:value="0.972697222872908" calcext:value-type="float">
            <text:p>0.972697222872908</text:p>
          </table:table-cell>
          <table:table-cell table:formula="of:=[.O9]/[.O$8]" office:value-type="float" office:value="0.989720889744967" calcext:value-type="float">
            <text:p>0.989720889744967</text:p>
          </table:table-cell>
          <table:table-cell table:formula="of:=[.P9]/[.P$8]" office:value-type="float" office:value="0.981703528827038" calcext:value-type="float">
            <text:p>0.981703528827038</text:p>
          </table:table-cell>
          <table:table-cell table:formula="of:=[.Q9]/[.Q$8]" office:value-type="float" office:value="0.892381134237159" calcext:value-type="float">
            <text:p>0.892381134237159</text:p>
          </table:table-cell>
          <table:table-cell table:formula="of:=[.R9]/[.R$8]" office:value-type="float" office:value="0.948325126147486" calcext:value-type="float">
            <text:p>0.948325126147486</text:p>
          </table:table-cell>
          <table:table-cell table:formula="of:=[.S9]/[.S$8]" office:value-type="float" office:value="1.00018500898615" calcext:value-type="float">
            <text:p>1.00018500898615</text:p>
          </table:table-cell>
          <table:table-cell table:formula="of:=[.T9]/[.T$8]" office:value-type="float" office:value="1.00093268727678" calcext:value-type="float">
            <text:p>1.00093268727678</text:p>
          </table:table-cell>
          <table:table-cell table:formula="of:=[.U9]/[.U$8]" office:value-type="float" office:value="0.975550302851234" calcext:value-type="float">
            <text:p>0.975550302851234</text:p>
          </table:table-cell>
          <table:table-cell/>
          <table:table-cell table:formula="of:=GEOMEAN([.D18:.U18])" office:value-type="float" office:value="0.974687610155157" calcext:value-type="float">
            <text:p>0.9746876101551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D$8]" office:value-type="float" office:value="0.988300330515663" calcext:value-type="float">
            <text:p>0.988300330515663</text:p>
          </table:table-cell>
          <table:table-cell table:formula="of:=[.E10]/[.E$8]" office:value-type="float" office:value="1.00162628847488" calcext:value-type="float">
            <text:p>1.00162628847488</text:p>
          </table:table-cell>
          <table:table-cell table:formula="of:=[.F10]/[.F$8]" office:value-type="float" office:value="0.998853068042985" calcext:value-type="float">
            <text:p>0.998853068042985</text:p>
          </table:table-cell>
          <table:table-cell table:formula="of:=[.G10]/[.G$8]" office:value-type="float" office:value="0.999341542108382" calcext:value-type="float">
            <text:p>0.999341542108382</text:p>
          </table:table-cell>
          <table:table-cell table:formula="of:=[.H10]/[.H$8]" office:value-type="float" office:value="0.999575326467778" calcext:value-type="float">
            <text:p>0.999575326467778</text:p>
          </table:table-cell>
          <table:table-cell table:formula="of:=[.I10]/[.I$8]" office:value-type="float" office:value="0.998347107438016" calcext:value-type="float">
            <text:p>0.998347107438016</text:p>
          </table:table-cell>
          <table:table-cell table:formula="of:=[.J10]/[.J$8]" office:value-type="float" office:value="0.978551548886738" calcext:value-type="float">
            <text:p>0.978551548886738</text:p>
          </table:table-cell>
          <table:table-cell table:formula="of:=[.K10]/[.K$8]" office:value-type="float" office:value="0.999163599866176" calcext:value-type="float">
            <text:p>0.999163599866176</text:p>
          </table:table-cell>
          <table:table-cell table:formula="of:=[.L10]/[.L$8]" office:value-type="float" office:value="1.00884726821192" calcext:value-type="float">
            <text:p>1.00884726821192</text:p>
          </table:table-cell>
          <table:table-cell table:formula="of:=[.M10]/[.M$8]" office:value-type="float" office:value="1.00172344330543" calcext:value-type="float">
            <text:p>1.00172344330543</text:p>
          </table:table-cell>
          <table:table-cell table:formula="of:=[.N10]/[.N$8]" office:value-type="float" office:value="0.989979438327998" calcext:value-type="float">
            <text:p>0.989979438327998</text:p>
          </table:table-cell>
          <table:table-cell table:formula="of:=[.O10]/[.O$8]" office:value-type="float" office:value="1.00203730113163" calcext:value-type="float">
            <text:p>1.00203730113163</text:p>
          </table:table-cell>
          <table:table-cell table:formula="of:=[.P10]/[.P$8]" office:value-type="float" office:value="0.990059642147117" calcext:value-type="float">
            <text:p>0.990059642147117</text:p>
          </table:table-cell>
          <table:table-cell table:formula="of:=[.Q10]/[.Q$8]" office:value-type="float" office:value="1.00609127362994" calcext:value-type="float">
            <text:p>1.00609127362994</text:p>
          </table:table-cell>
          <table:table-cell table:formula="of:=[.R10]/[.R$8]" office:value-type="float" office:value="1.00054714572314" calcext:value-type="float">
            <text:p>1.00054714572314</text:p>
          </table:table-cell>
          <table:table-cell table:formula="of:=[.S10]/[.S$8]" office:value-type="float" office:value="1.00058145681362" calcext:value-type="float">
            <text:p>1.00058145681362</text:p>
          </table:table-cell>
          <table:table-cell table:formula="of:=[.T10]/[.T$8]" office:value-type="float" office:value="1.00077344798562" calcext:value-type="float">
            <text:p>1.00077344798562</text:p>
          </table:table-cell>
          <table:table-cell table:formula="of:=[.U10]/[.U$8]" office:value-type="float" office:value="1.0021174964298" calcext:value-type="float">
            <text:p>1.0021174964298</text:p>
          </table:table-cell>
          <table:table-cell/>
          <table:table-cell table:formula="of:=GEOMEAN([.D19:.U19])" office:value-type="float" office:value="0.99811546160851" calcext:value-type="float">
            <text:p>0.998115461608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MPKI=1)</text:p>
          </table:table-cell>
          <table:table-cell table:formula="of:=[.D11]/[.D$8]" office:value-type="float" office:value="0.947000497235953" calcext:value-type="float">
            <text:p>0.947000497235953</text:p>
          </table:table-cell>
          <table:table-cell table:formula="of:=[.E11]/[.E$8]" office:value-type="float" office:value="1.0059311697319" calcext:value-type="float">
            <text:p>1.0059311697319</text:p>
          </table:table-cell>
          <table:table-cell table:formula="of:=[.F11]/[.F$8]" office:value-type="float" office:value="0.991298277108734" calcext:value-type="float">
            <text:p>0.991298277108734</text:p>
          </table:table-cell>
          <table:table-cell table:formula="of:=[.G11]/[.G$8]" office:value-type="float" office:value="0.996938170803977" calcext:value-type="float">
            <text:p>0.996938170803977</text:p>
          </table:table-cell>
          <table:table-cell table:formula="of:=[.H11]/[.H$8]" office:value-type="float" office:value="0.999150652935556" calcext:value-type="float">
            <text:p>0.999150652935556</text:p>
          </table:table-cell>
          <table:table-cell table:formula="of:=[.I11]/[.I$8]" office:value-type="float" office:value="0.980319046703825" calcext:value-type="float">
            <text:p>0.980319046703825</text:p>
          </table:table-cell>
          <table:table-cell table:formula="of:=[.J11]/[.J$8]" office:value-type="float" office:value="0.962215634075508" calcext:value-type="float">
            <text:p>0.962215634075508</text:p>
          </table:table-cell>
          <table:table-cell table:formula="of:=[.K11]/[.K$8]" office:value-type="float" office:value="0.997156239544998" calcext:value-type="float">
            <text:p>0.997156239544998</text:p>
          </table:table-cell>
          <table:table-cell table:formula="of:=[.L11]/[.L$8]" office:value-type="float" office:value="1.00274213576159" calcext:value-type="float">
            <text:p>1.00274213576159</text:p>
          </table:table-cell>
          <table:table-cell table:formula="of:=[.M11]/[.M$8]" office:value-type="float" office:value="0.99794082098572" calcext:value-type="float">
            <text:p>0.99794082098572</text:p>
          </table:table-cell>
          <table:table-cell table:formula="of:=[.N11]/[.N$8]" office:value-type="float" office:value="0.972957497202051" calcext:value-type="float">
            <text:p>0.972957497202051</text:p>
          </table:table-cell>
          <table:table-cell table:formula="of:=[.O11]/[.O$8]" office:value-type="float" office:value="0.989813494341859" calcext:value-type="float">
            <text:p>0.989813494341859</text:p>
          </table:table-cell>
          <table:table-cell table:formula="of:=[.P11]/[.P$8]" office:value-type="float" office:value="0.981765656063618" calcext:value-type="float">
            <text:p>0.981765656063618</text:p>
          </table:table-cell>
          <table:table-cell table:formula="of:=[.Q11]/[.Q$8]" office:value-type="float" office:value="0.892228375023869" calcext:value-type="float">
            <text:p>0.892228375023869</text:p>
          </table:table-cell>
          <table:table-cell table:formula="of:=[.R11]/[.R$8]" office:value-type="float" office:value="1.00057754270776" calcext:value-type="float">
            <text:p>1.00057754270776</text:p>
          </table:table-cell>
          <table:table-cell table:formula="of:=[.S11]/[.S$8]" office:value-type="float" office:value="0.999894280579342" calcext:value-type="float">
            <text:p>0.999894280579342</text:p>
          </table:table-cell>
          <table:table-cell table:formula="of:=[.T11]/[.T$8]" office:value-type="float" office:value="1.00093268727678" calcext:value-type="float">
            <text:p>1.00093268727678</text:p>
          </table:table-cell>
          <table:table-cell table:formula="of:=[.U11]/[.U$8]" office:value-type="float" office:value="0.975796523366327" calcext:value-type="float">
            <text:p>0.975796523366327</text:p>
          </table:table-cell>
          <table:table-cell/>
          <table:table-cell table:formula="of:=GEOMEAN([.D20:.U20])" office:value-type="float" office:value="0.982654998565366" calcext:value-type="float">
            <text:p>0.9826549985653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MPKI=2)</text:p>
          </table:table-cell>
          <table:table-cell table:formula="of:=[.D12]/[.D$8]" office:value-type="float" office:value="0.946649507151423" calcext:value-type="float">
            <text:p>0.946649507151423</text:p>
          </table:table-cell>
          <table:table-cell table:formula="of:=[.E12]/[.E$8]" office:value-type="float" office:value="1.0059311697319" calcext:value-type="float">
            <text:p>1.0059311697319</text:p>
          </table:table-cell>
          <table:table-cell table:formula="of:=[.F12]/[.F$8]" office:value-type="float" office:value="0.991248410501907" calcext:value-type="float">
            <text:p>0.991248410501907</text:p>
          </table:table-cell>
          <table:table-cell table:formula="of:=[.G12]/[.G$8]" office:value-type="float" office:value="0.996872325014815" calcext:value-type="float">
            <text:p>0.996872325014815</text:p>
          </table:table-cell>
          <table:table-cell table:formula="of:=[.H12]/[.H$8]" office:value-type="float" office:value="0.998407474254167" calcext:value-type="float">
            <text:p>0.998407474254167</text:p>
          </table:table-cell>
          <table:table-cell table:formula="of:=[.I12]/[.I$8]" office:value-type="float" office:value="0.978589275418028" calcext:value-type="float">
            <text:p>0.978589275418028</text:p>
          </table:table-cell>
          <table:table-cell table:formula="of:=[.J12]/[.J$8]" office:value-type="float" office:value="0.955923281703775" calcext:value-type="float">
            <text:p>0.955923281703775</text:p>
          </table:table-cell>
          <table:table-cell table:formula="of:=[.K12]/[.K$8]" office:value-type="float" office:value="0.996821679491469" calcext:value-type="float">
            <text:p>0.996821679491469</text:p>
          </table:table-cell>
          <table:table-cell table:formula="of:=[.L12]/[.L$8]" office:value-type="float" office:value="1.00274213576159" calcext:value-type="float">
            <text:p>1.00274213576159</text:p>
          </table:table-cell>
          <table:table-cell table:formula="of:=[.M12]/[.M$8]" office:value-type="float" office:value="0.99791843860513" calcext:value-type="float">
            <text:p>0.99791843860513</text:p>
          </table:table-cell>
          <table:table-cell table:formula="of:=[.N12]/[.N$8]" office:value-type="float" office:value="0.973061606933708" calcext:value-type="float">
            <text:p>0.973061606933708</text:p>
          </table:table-cell>
          <table:table-cell table:formula="of:=[.O12]/[.O$8]" office:value-type="float" office:value="0.990183912729428" calcext:value-type="float">
            <text:p>0.990183912729428</text:p>
          </table:table-cell>
          <table:table-cell table:formula="of:=[.P12]/[.P$8]" office:value-type="float" office:value="0.981765656063618" calcext:value-type="float">
            <text:p>0.981765656063618</text:p>
          </table:table-cell>
          <table:table-cell table:formula="of:=[.Q12]/[.Q$8]" office:value-type="float" office:value="0.892648462860416" calcext:value-type="float">
            <text:p>0.892648462860416</text:p>
          </table:table-cell>
          <table:table-cell table:formula="of:=[.R12]/[.R$8]" office:value-type="float" office:value="0.99653474375342" calcext:value-type="float">
            <text:p>0.99653474375342</text:p>
          </table:table-cell>
          <table:table-cell table:formula="of:=[.S12]/[.S$8]" office:value-type="float" office:value="1.0003700179723" calcext:value-type="float">
            <text:p>1.0003700179723</text:p>
          </table:table-cell>
          <table:table-cell table:formula="of:=[.T12]/[.T$8]" office:value-type="float" office:value="1.00093268727678" calcext:value-type="float">
            <text:p>1.00093268727678</text:p>
          </table:table-cell>
          <table:table-cell table:formula="of:=[.U12]/[.U$8]" office:value-type="float" office:value="0.975722657211799" calcext:value-type="float">
            <text:p>0.975722657211799</text:p>
          </table:table-cell>
          <table:table-cell/>
          <table:table-cell table:formula="of:=GEOMEAN([.D21:.U21])" office:value-type="float" office:value="0.981966676053646" calcext:value-type="float">
            <text:p>0.981966676053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MPKI=3)</text:p>
          </table:table-cell>
          <table:table-cell table:formula="of:=[.D13]/[.D$8]" office:value-type="float" office:value="0.946795753019977" calcext:value-type="float">
            <text:p>0.946795753019977</text:p>
          </table:table-cell>
          <table:table-cell table:formula="of:=[.E13]/[.E$8]" office:value-type="float" office:value="1.0059311697319" calcext:value-type="float">
            <text:p>1.0059311697319</text:p>
          </table:table-cell>
          <table:table-cell table:formula="of:=[.F13]/[.F$8]" office:value-type="float" office:value="0.991198543895081" calcext:value-type="float">
            <text:p>0.991198543895081</text:p>
          </table:table-cell>
          <table:table-cell table:formula="of:=[.G13]/[.G$8]" office:value-type="float" office:value="0.996806479225653" calcext:value-type="float">
            <text:p>0.996806479225653</text:p>
          </table:table-cell>
          <table:table-cell table:formula="of:=[.H13]/[.H$8]" office:value-type="float" office:value="0.996708780125279" calcext:value-type="float">
            <text:p>0.996708780125279</text:p>
          </table:table-cell>
          <table:table-cell table:formula="of:=[.I13]/[.I$8]" office:value-type="float" office:value="0.97732077647511" calcext:value-type="float">
            <text:p>0.97732077647511</text:p>
          </table:table-cell>
          <table:table-cell table:formula="of:=[.J13]/[.J$8]" office:value-type="float" office:value="0.954561955469506" calcext:value-type="float">
            <text:p>0.954561955469506</text:p>
          </table:table-cell>
          <table:table-cell table:formula="of:=[.K13]/[.K$8]" office:value-type="float" office:value="0.996821679491469" calcext:value-type="float">
            <text:p>0.996821679491469</text:p>
          </table:table-cell>
          <table:table-cell table:formula="of:=[.L13]/[.L$8]" office:value-type="float" office:value="1.00274213576159" calcext:value-type="float">
            <text:p>1.00274213576159</text:p>
          </table:table-cell>
          <table:table-cell table:formula="of:=[.M13]/[.M$8]" office:value-type="float" office:value="0.99791843860513" calcext:value-type="float">
            <text:p>0.99791843860513</text:p>
          </table:table-cell>
          <table:table-cell table:formula="of:=[.N13]/[.N$8]" office:value-type="float" office:value="0.973061606933708" calcext:value-type="float">
            <text:p>0.973061606933708</text:p>
          </table:table-cell>
          <table:table-cell table:formula="of:=[.O13]/[.O$8]" office:value-type="float" office:value="0.989646806067453" calcext:value-type="float">
            <text:p>0.989646806067453</text:p>
          </table:table-cell>
          <table:table-cell table:formula="of:=[.P13]/[.P$8]" office:value-type="float" office:value="0.981486083499006" calcext:value-type="float">
            <text:p>0.981486083499006</text:p>
          </table:table-cell>
          <table:table-cell table:formula="of:=[.Q13]/[.Q$8]" office:value-type="float" office:value="0.892495703647126" calcext:value-type="float">
            <text:p>0.892495703647126</text:p>
          </table:table-cell>
          <table:table-cell table:formula="of:=[.R13]/[.R$8]" office:value-type="float" office:value="0.978174965043468" calcext:value-type="float">
            <text:p>0.978174965043468</text:p>
          </table:table-cell>
          <table:table-cell table:formula="of:=[.S13]/[.S$8]" office:value-type="float" office:value="0.999894280579342" calcext:value-type="float">
            <text:p>0.999894280579342</text:p>
          </table:table-cell>
          <table:table-cell table:formula="of:=[.T13]/[.T$8]" office:value-type="float" office:value="1.00093268727678" calcext:value-type="float">
            <text:p>1.00093268727678</text:p>
          </table:table-cell>
          <table:table-cell table:formula="of:=[.U13]/[.U$8]" office:value-type="float" office:value="0.975722657211799" calcext:value-type="float">
            <text:p>0.975722657211799</text:p>
          </table:table-cell>
          <table:table-cell/>
          <table:table-cell table:formula="of:=GEOMEAN([.D22:.U22])" office:value-type="float" office:value="0.980633384066705" calcext:value-type="float">
            <text:p>0.980633384066705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性能低下率(%)</text:p>
          </table:table-cell>
          <table:table-cell/>
          <table:table-cell office:value-type="string" calcext:value-type="string">
            <text:p>AGGRESSIVE</text:p>
          </table:table-cell>
          <table:table-cell table:formula="of:=(1-[.D18])*100" office:value-type="float" office:value="5.30872502851794" calcext:value-type="float">
            <text:p>5.30872502851794</text:p>
          </table:table-cell>
          <table:table-cell table:formula="of:=(1-[.E18])*100" office:value-type="float" office:value="-0.6002917752852" calcext:value-type="float">
            <text:p>-0.6002917752852</text:p>
          </table:table-cell>
          <table:table-cell table:formula="of:=(1-[.F18])*100" office:value-type="float" office:value="0.900092253222629" calcext:value-type="float">
            <text:p>0.900092253222629</text:p>
          </table:table-cell>
          <table:table-cell table:formula="of:=(1-[.G18])*100" office:value-type="float" office:value="0.829656943438462" calcext:value-type="float">
            <text:p>0.829656943438462</text:p>
          </table:table-cell>
          <table:table-cell table:formula="of:=(1-[.H18])*100" office:value-type="float" office:value="2.19768552924939" calcext:value-type="float">
            <text:p>2.19768552924939</text:p>
          </table:table-cell>
          <table:table-cell table:formula="of:=(1-[.I18])*100" office:value-type="float" office:value="2.8944839515664" calcext:value-type="float">
            <text:p>2.8944839515664</text:p>
          </table:table-cell>
          <table:table-cell table:formula="of:=(1-[.J18])*100" office:value-type="float" office:value="4.77069215876089" calcext:value-type="float">
            <text:p>4.77069215876089</text:p>
          </table:table-cell>
          <table:table-cell table:formula="of:=(1-[.K18])*100" office:value-type="float" office:value="4.76748076279692" calcext:value-type="float">
            <text:p>4.76748076279692</text:p>
          </table:table-cell>
          <table:table-cell table:formula="of:=(1-[.L18])*100" office:value-type="float" office:value="-0.28973509933774" calcext:value-type="float">
            <text:p>-0.28973509933774</text:p>
          </table:table-cell>
          <table:table-cell table:formula="of:=(1-[.M18])*100" office:value-type="float" office:value="0.208156139487003" calcext:value-type="float">
            <text:p>0.208156139487003</text:p>
          </table:table-cell>
          <table:table-cell table:formula="of:=(1-[.N18])*100" office:value-type="float" office:value="2.73027771270921" calcext:value-type="float">
            <text:p>2.73027771270921</text:p>
          </table:table-cell>
          <table:table-cell table:formula="of:=(1-[.O18])*100" office:value-type="float" office:value="1.02791102550331" calcext:value-type="float">
            <text:p>1.02791102550331</text:p>
          </table:table-cell>
          <table:table-cell table:formula="of:=(1-[.P18])*100" office:value-type="float" office:value="1.82964711729622" calcext:value-type="float">
            <text:p>1.82964711729622</text:p>
          </table:table-cell>
          <table:table-cell table:formula="of:=(1-[.Q18])*100" office:value-type="float" office:value="10.7618865762841" calcext:value-type="float">
            <text:p>10.7618865762841</text:p>
          </table:table-cell>
          <table:table-cell table:formula="of:=(1-[.R18])*100" office:value-type="float" office:value="5.16748738525138" calcext:value-type="float">
            <text:p>5.16748738525138</text:p>
          </table:table-cell>
          <table:table-cell table:formula="of:=(1-[.S18])*100" office:value-type="float" office:value="-0.0185008986150814" calcext:value-type="float">
            <text:p>-0.018500898615082</text:p>
          </table:table-cell>
          <table:table-cell table:formula="of:=(1-[.T18])*100" office:value-type="float" office:value="-0.0932687276780753" calcext:value-type="float">
            <text:p>-0.093268727678075</text:p>
          </table:table-cell>
          <table:table-cell table:formula="of:=(1-[.U18])*100" office:value-type="float" office:value="2.44496971487664" calcext:value-type="float">
            <text:p>2.44496971487664</text:p>
          </table:table-cell>
          <table:table-cell/>
          <table:table-cell table:formula="of:=(1-[.W18])*100" office:value-type="float" office:value="2.53123898448427" calcext:value-type="float">
            <text:p>2.53123898448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(1-[.D19])*100" office:value-type="float" office:value="1.16996694843371" calcext:value-type="float">
            <text:p>1.16996694843371</text:p>
          </table:table-cell>
          <table:table-cell table:formula="of:=(1-[.E19])*100" office:value-type="float" office:value="-0.162628847487634" calcext:value-type="float">
            <text:p>-0.162628847487634</text:p>
          </table:table-cell>
          <table:table-cell table:formula="of:=(1-[.F19])*100" office:value-type="float" office:value="0.114693195701499" calcext:value-type="float">
            <text:p>0.114693195701499</text:p>
          </table:table-cell>
          <table:table-cell table:formula="of:=(1-[.G19])*100" office:value-type="float" office:value="0.0658457891617781" calcext:value-type="float">
            <text:p>0.065845789161778</text:p>
          </table:table-cell>
          <table:table-cell table:formula="of:=(1-[.H19])*100" office:value-type="float" office:value="0.0424673532222197" calcext:value-type="float">
            <text:p>0.04246735322222</text:p>
          </table:table-cell>
          <table:table-cell table:formula="of:=(1-[.I19])*100" office:value-type="float" office:value="0.165289256198353" calcext:value-type="float">
            <text:p>0.165289256198353</text:p>
          </table:table-cell>
          <table:table-cell table:formula="of:=(1-[.J19])*100" office:value-type="float" office:value="2.14484511132623" calcext:value-type="float">
            <text:p>2.14484511132623</text:p>
          </table:table-cell>
          <table:table-cell table:formula="of:=(1-[.K19])*100" office:value-type="float" office:value="0.0836400133823911" calcext:value-type="float">
            <text:p>0.083640013382391</text:p>
          </table:table-cell>
          <table:table-cell table:formula="of:=(1-[.L19])*100" office:value-type="float" office:value="-0.88472682119205" calcext:value-type="float">
            <text:p>-0.88472682119205</text:p>
          </table:table-cell>
          <table:table-cell table:formula="of:=(1-[.M19])*100" office:value-type="float" office:value="-0.172344330542984" calcext:value-type="float">
            <text:p>-0.172344330542984</text:p>
          </table:table-cell>
          <table:table-cell table:formula="of:=(1-[.N19])*100" office:value-type="float" office:value="1.00205616720023" calcext:value-type="float">
            <text:p>1.00205616720023</text:p>
          </table:table-cell>
          <table:table-cell table:formula="of:=(1-[.O19])*100" office:value-type="float" office:value="-0.203730113162814" calcext:value-type="float">
            <text:p>-0.203730113162814</text:p>
          </table:table-cell>
          <table:table-cell table:formula="of:=(1-[.P19])*100" office:value-type="float" office:value="0.994035785288272" calcext:value-type="float">
            <text:p>0.994035785288272</text:p>
          </table:table-cell>
          <table:table-cell table:formula="of:=(1-[.Q19])*100" office:value-type="float" office:value="-0.609127362994077" calcext:value-type="float">
            <text:p>-0.609127362994077</text:p>
          </table:table-cell>
          <table:table-cell table:formula="of:=(1-[.R19])*100" office:value-type="float" office:value="-0.0547145723144293" calcext:value-type="float">
            <text:p>-0.054714572314429</text:p>
          </table:table-cell>
          <table:table-cell table:formula="of:=(1-[.S19])*100" office:value-type="float" office:value="-0.0581456813616654" calcext:value-type="float">
            <text:p>-0.058145681361666</text:p>
          </table:table-cell>
          <table:table-cell table:formula="of:=(1-[.T19])*100" office:value-type="float" office:value="-0.0773447985622955" calcext:value-type="float">
            <text:p>-0.077344798562296</text:p>
          </table:table-cell>
          <table:table-cell table:formula="of:=(1-[.U19])*100" office:value-type="float" office:value="-0.211749642980252" calcext:value-type="float">
            <text:p>-0.211749642980252</text:p>
          </table:table-cell>
          <table:table-cell/>
          <table:table-cell table:formula="of:=(1-[.W19])*100" office:value-type="float" office:value="0.188453839148972" calcext:value-type="float">
            <text:p>0.1884538391489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MPKI=1)</text:p>
          </table:table-cell>
          <table:table-cell table:formula="of:=(1-[.D20])*100" office:value-type="float" office:value="5.29995027640467" calcext:value-type="float">
            <text:p>5.29995027640467</text:p>
          </table:table-cell>
          <table:table-cell table:formula="of:=(1-[.E20])*100" office:value-type="float" office:value="-0.593116973190155" calcext:value-type="float">
            <text:p>-0.593116973190155</text:p>
          </table:table-cell>
          <table:table-cell table:formula="of:=(1-[.F20])*100" office:value-type="float" office:value="0.870172289126581" calcext:value-type="float">
            <text:p>0.870172289126581</text:p>
          </table:table-cell>
          <table:table-cell table:formula="of:=(1-[.G20])*100" office:value-type="float" office:value="0.306182919602294" calcext:value-type="float">
            <text:p>0.306182919602294</text:p>
          </table:table-cell>
          <table:table-cell table:formula="of:=(1-[.H20])*100" office:value-type="float" office:value="0.0849347064444284" calcext:value-type="float">
            <text:p>0.084934706444428</text:p>
          </table:table-cell>
          <table:table-cell table:formula="of:=(1-[.I20])*100" office:value-type="float" office:value="1.96809532961754" calcext:value-type="float">
            <text:p>1.96809532961754</text:p>
          </table:table-cell>
          <table:table-cell table:formula="of:=(1-[.J20])*100" office:value-type="float" office:value="3.77843659244919" calcext:value-type="float">
            <text:p>3.77843659244919</text:p>
          </table:table-cell>
          <table:table-cell table:formula="of:=(1-[.K20])*100" office:value-type="float" office:value="0.284376045500156" calcext:value-type="float">
            <text:p>0.284376045500156</text:p>
          </table:table-cell>
          <table:table-cell table:formula="of:=(1-[.L20])*100" office:value-type="float" office:value="-0.274213576158933" calcext:value-type="float">
            <text:p>-0.274213576158933</text:p>
          </table:table-cell>
          <table:table-cell table:formula="of:=(1-[.M20])*100" office:value-type="float" office:value="0.20591790142801" calcext:value-type="float">
            <text:p>0.20591790142801</text:p>
          </table:table-cell>
          <table:table-cell table:formula="of:=(1-[.N20])*100" office:value-type="float" office:value="2.70425027979492" calcext:value-type="float">
            <text:p>2.70425027979492</text:p>
          </table:table-cell>
          <table:table-cell table:formula="of:=(1-[.O20])*100" office:value-type="float" office:value="1.01865056581409" calcext:value-type="float">
            <text:p>1.01865056581409</text:p>
          </table:table-cell>
          <table:table-cell table:formula="of:=(1-[.P20])*100" office:value-type="float" office:value="1.82343439363817" calcext:value-type="float">
            <text:p>1.82343439363817</text:p>
          </table:table-cell>
          <table:table-cell table:formula="of:=(1-[.Q20])*100" office:value-type="float" office:value="10.7771624976131" calcext:value-type="float">
            <text:p>10.7771624976131</text:p>
          </table:table-cell>
          <table:table-cell table:formula="of:=(1-[.R20])*100" office:value-type="float" office:value="-0.0577542707763445" calcext:value-type="float">
            <text:p>-0.057754270776345</text:p>
          </table:table-cell>
          <table:table-cell table:formula="of:=(1-[.S20])*100" office:value-type="float" office:value="0.0105719420657513" calcext:value-type="float">
            <text:p>0.010571942065751</text:p>
          </table:table-cell>
          <table:table-cell table:formula="of:=(1-[.T20])*100" office:value-type="float" office:value="-0.0932687276780753" calcext:value-type="float">
            <text:p>-0.093268727678075</text:p>
          </table:table-cell>
          <table:table-cell table:formula="of:=(1-[.U20])*100" office:value-type="float" office:value="2.42034766336732" calcext:value-type="float">
            <text:p>2.42034766336732</text:p>
          </table:table-cell>
          <table:table-cell/>
          <table:table-cell table:formula="of:=(1-[.W20])*100" office:value-type="float" office:value="1.73450014346344" calcext:value-type="float">
            <text:p>1.73450014346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MPKI=2)</text:p>
          </table:table-cell>
          <table:table-cell table:formula="of:=(1-[.D21])*100" office:value-type="float" office:value="5.3350492848577" calcext:value-type="float">
            <text:p>5.3350492848577</text:p>
          </table:table-cell>
          <table:table-cell table:formula="of:=(1-[.E21])*100" office:value-type="float" office:value="-0.593116973190155" calcext:value-type="float">
            <text:p>-0.593116973190155</text:p>
          </table:table-cell>
          <table:table-cell table:formula="of:=(1-[.F21])*100" office:value-type="float" office:value="0.875158949809263" calcext:value-type="float">
            <text:p>0.875158949809263</text:p>
          </table:table-cell>
          <table:table-cell table:formula="of:=(1-[.G21])*100" office:value-type="float" office:value="0.312767498518474" calcext:value-type="float">
            <text:p>0.312767498518474</text:p>
          </table:table-cell>
          <table:table-cell table:formula="of:=(1-[.H21])*100" office:value-type="float" office:value="0.159252574583291" calcext:value-type="float">
            <text:p>0.159252574583291</text:p>
          </table:table-cell>
          <table:table-cell table:formula="of:=(1-[.I21])*100" office:value-type="float" office:value="2.1410724581972" calcext:value-type="float">
            <text:p>2.1410724581972</text:p>
          </table:table-cell>
          <table:table-cell table:formula="of:=(1-[.J21])*100" office:value-type="float" office:value="4.40767182962246" calcext:value-type="float">
            <text:p>4.40767182962246</text:p>
          </table:table-cell>
          <table:table-cell table:formula="of:=(1-[.K21])*100" office:value-type="float" office:value="0.317832050853128" calcext:value-type="float">
            <text:p>0.317832050853128</text:p>
          </table:table-cell>
          <table:table-cell table:formula="of:=(1-[.L21])*100" office:value-type="float" office:value="-0.274213576158933" calcext:value-type="float">
            <text:p>-0.274213576158933</text:p>
          </table:table-cell>
          <table:table-cell table:formula="of:=(1-[.M21])*100" office:value-type="float" office:value="0.208156139487003" calcext:value-type="float">
            <text:p>0.208156139487003</text:p>
          </table:table-cell>
          <table:table-cell table:formula="of:=(1-[.N21])*100" office:value-type="float" office:value="2.6938393066292" calcext:value-type="float">
            <text:p>2.6938393066292</text:p>
          </table:table-cell>
          <table:table-cell table:formula="of:=(1-[.O21])*100" office:value-type="float" office:value="0.981608727057215" calcext:value-type="float">
            <text:p>0.981608727057215</text:p>
          </table:table-cell>
          <table:table-cell table:formula="of:=(1-[.P21])*100" office:value-type="float" office:value="1.82343439363817" calcext:value-type="float">
            <text:p>1.82343439363817</text:p>
          </table:table-cell>
          <table:table-cell table:formula="of:=(1-[.Q21])*100" office:value-type="float" office:value="10.7351537139584" calcext:value-type="float">
            <text:p>10.7351537139584</text:p>
          </table:table-cell>
          <table:table-cell table:formula="of:=(1-[.R21])*100" office:value-type="float" office:value="0.346525624658034" calcext:value-type="float">
            <text:p>0.346525624658034</text:p>
          </table:table-cell>
          <table:table-cell table:formula="of:=(1-[.S21])*100" office:value-type="float" office:value="-0.0370017972301628" calcext:value-type="float">
            <text:p>-0.037001797230163</text:p>
          </table:table-cell>
          <table:table-cell table:formula="of:=(1-[.T21])*100" office:value-type="float" office:value="-0.0932687276780753" calcext:value-type="float">
            <text:p>-0.093268727678075</text:p>
          </table:table-cell>
          <table:table-cell table:formula="of:=(1-[.U21])*100" office:value-type="float" office:value="2.4277342788201" calcext:value-type="float">
            <text:p>2.4277342788201</text:p>
          </table:table-cell>
          <table:table-cell/>
          <table:table-cell table:formula="of:=(1-[.W21])*100" office:value-type="float" office:value="1.80333239463545" calcext:value-type="float">
            <text:p>1.803332394635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(MPKI=3)</text:p>
          </table:table-cell>
          <table:table-cell table:formula="of:=(1-[.D22])*100" office:value-type="float" office:value="5.32042469800227" calcext:value-type="float">
            <text:p>5.32042469800227</text:p>
          </table:table-cell>
          <table:table-cell table:formula="of:=(1-[.E22])*100" office:value-type="float" office:value="-0.593116973190155" calcext:value-type="float">
            <text:p>-0.593116973190155</text:p>
          </table:table-cell>
          <table:table-cell table:formula="of:=(1-[.F22])*100" office:value-type="float" office:value="0.880145610491934" calcext:value-type="float">
            <text:p>0.880145610491934</text:p>
          </table:table-cell>
          <table:table-cell table:formula="of:=(1-[.G22])*100" office:value-type="float" office:value="0.319352077434654" calcext:value-type="float">
            <text:p>0.319352077434654</text:p>
          </table:table-cell>
          <table:table-cell table:formula="of:=(1-[.H22])*100" office:value-type="float" office:value="0.329121987472125" calcext:value-type="float">
            <text:p>0.329121987472125</text:p>
          </table:table-cell>
          <table:table-cell table:formula="of:=(1-[.I22])*100" office:value-type="float" office:value="2.26792235248896" calcext:value-type="float">
            <text:p>2.26792235248896</text:p>
          </table:table-cell>
          <table:table-cell table:formula="of:=(1-[.J22])*100" office:value-type="float" office:value="4.54380445304937" calcext:value-type="float">
            <text:p>4.54380445304937</text:p>
          </table:table-cell>
          <table:table-cell table:formula="of:=(1-[.K22])*100" office:value-type="float" office:value="0.317832050853128" calcext:value-type="float">
            <text:p>0.317832050853128</text:p>
          </table:table-cell>
          <table:table-cell table:formula="of:=(1-[.L22])*100" office:value-type="float" office:value="-0.274213576158933" calcext:value-type="float">
            <text:p>-0.274213576158933</text:p>
          </table:table-cell>
          <table:table-cell table:formula="of:=(1-[.M22])*100" office:value-type="float" office:value="0.208156139487003" calcext:value-type="float">
            <text:p>0.208156139487003</text:p>
          </table:table-cell>
          <table:table-cell table:formula="of:=(1-[.N22])*100" office:value-type="float" office:value="2.6938393066292" calcext:value-type="float">
            <text:p>2.6938393066292</text:p>
          </table:table-cell>
          <table:table-cell table:formula="of:=(1-[.O22])*100" office:value-type="float" office:value="1.03531939325469" calcext:value-type="float">
            <text:p>1.03531939325469</text:p>
          </table:table-cell>
          <table:table-cell table:formula="of:=(1-[.P22])*100" office:value-type="float" office:value="1.85139165009939" calcext:value-type="float">
            <text:p>1.85139165009939</text:p>
          </table:table-cell>
          <table:table-cell table:formula="of:=(1-[.Q22])*100" office:value-type="float" office:value="10.7504296352874" calcext:value-type="float">
            <text:p>10.7504296352874</text:p>
          </table:table-cell>
          <table:table-cell table:formula="of:=(1-[.R22])*100" office:value-type="float" office:value="2.18250349565323" calcext:value-type="float">
            <text:p>2.18250349565323</text:p>
          </table:table-cell>
          <table:table-cell table:formula="of:=(1-[.S22])*100" office:value-type="float" office:value="0.0105719420657513" calcext:value-type="float">
            <text:p>0.010571942065751</text:p>
          </table:table-cell>
          <table:table-cell table:formula="of:=(1-[.T22])*100" office:value-type="float" office:value="-0.0932687276780753" calcext:value-type="float">
            <text:p>-0.093268727678075</text:p>
          </table:table-cell>
          <table:table-cell table:formula="of:=(1-[.U22])*100" office:value-type="float" office:value="2.4277342788201" calcext:value-type="float">
            <text:p>2.4277342788201</text:p>
          </table:table-cell>
          <table:table-cell/>
          <table:table-cell table:formula="of:=(1-[.W22])*100" office:value-type="float" office:value="1.93666159332947" calcext:value-type="float">
            <text:p>1.93666159332947</text:p>
          </table:table-cell>
        </table:table-row>
      </table:table>
      <table:table table:name="comp" table:style-name="ta1">
        <table:shapes>
          <draw:frame draw:z-index="0" draw:style-name="gr1" draw:text-style-name="P1" svg:width="210mm" svg:height="100mm" svg:x="48.4mm" svg:y="141.92mm">
            <draw:object draw:notify-on-update-of-ranges="comp.D23:comp.W23 comp.C24:comp.C24 comp.D24:comp.W24 comp.C25:comp.C25 comp.D25:comp.W25 comp.C26:comp.C26 comp.D26:comp.W26 comp.C27:comp.C27 comp.D27:comp.W27 comp.C28:comp.C28 comp.D28:comp.W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1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table:style-name="ce3" office:value-type="float" office:value="8654800000" calcext:value-type="float">
            <text:p>8.65E+09</text:p>
          </table:table-cell>
          <table:table-cell table:style-name="ce3" office:value-type="float" office:value="5748900000" calcext:value-type="float">
            <text:p>5.75E+09</text:p>
          </table:table-cell>
          <table:table-cell table:style-name="ce3" office:value-type="float" office:value="8716500000" calcext:value-type="float">
            <text:p>8.72E+09</text:p>
          </table:table-cell>
          <table:table-cell table:style-name="ce3" office:value-type="float" office:value="6360200000" calcext:value-type="float">
            <text:p>6.36E+09</text:p>
          </table:table-cell>
          <table:table-cell table:style-name="ce3" office:value-type="float" office:value="4664600000" calcext:value-type="float">
            <text:p>4.66E+09</text:p>
          </table:table-cell>
          <table:table-cell table:style-name="ce3" office:value-type="float" office:value="5088200000" calcext:value-type="float">
            <text:p>5.09E+09</text:p>
          </table:table-cell>
          <table:table-cell table:style-name="ce3" office:value-type="float" office:value="10905000000" calcext:value-type="float">
            <text:p>1.09E+10</text:p>
          </table:table-cell>
          <table:table-cell table:style-name="ce3" office:value-type="float" office:value="5764900000" calcext:value-type="float">
            <text:p>5.76E+09</text:p>
          </table:table-cell>
          <table:table-cell table:style-name="ce3" office:value-type="float" office:value="14555000000" calcext:value-type="float">
            <text:p>1.46E+10</text:p>
          </table:table-cell>
          <table:table-cell table:style-name="ce3" office:value-type="float" office:value="3371800000" calcext:value-type="float">
            <text:p>3.37E+09</text:p>
          </table:table-cell>
          <table:table-cell table:style-name="ce3" office:value-type="float" office:value="2981300000" calcext:value-type="float">
            <text:p>2.98E+09</text:p>
          </table:table-cell>
          <table:table-cell table:style-name="ce3" office:value-type="float" office:value="7223300000" calcext:value-type="float">
            <text:p>7.22E+09</text:p>
          </table:table-cell>
          <table:table-cell table:style-name="ce3" office:value-type="float" office:value="9544900000" calcext:value-type="float">
            <text:p>9.54E+09</text:p>
          </table:table-cell>
          <table:table-cell table:style-name="ce3" office:value-type="float" office:value="8602800000" calcext:value-type="float">
            <text:p>8.60E+09</text:p>
          </table:table-cell>
          <table:table-cell table:style-name="ce3" office:value-type="float" office:value="5313700000" calcext:value-type="float">
            <text:p>5.31E+09</text:p>
          </table:table-cell>
          <table:table-cell table:style-name="ce3" office:value-type="float" office:value="4950200000" calcext:value-type="float">
            <text:p>4.95E+09</text:p>
          </table:table-cell>
          <table:table-cell table:style-name="ce3" office:value-type="float" office:value="7412800000" calcext:value-type="float">
            <text:p>7.41E+09</text:p>
          </table:table-cell>
          <table:table-cell table:style-name="ce3" office:value-type="float" office:value="4731300000" calcext:value-type="float">
            <text:p>4.73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GGRESSIVE</text:p>
          </table:table-cell>
          <table:table-cell table:style-name="ce3" office:value-type="float" office:value="1388800000" calcext:value-type="float">
            <text:p>1.39E+09</text:p>
          </table:table-cell>
          <table:table-cell table:style-name="ce3" office:value-type="float" office:value="574590000" calcext:value-type="float">
            <text:p>5.75E+08</text:p>
          </table:table-cell>
          <table:table-cell table:style-name="ce3" office:value-type="float" office:value="1276700000" calcext:value-type="float">
            <text:p>1.28E+09</text:p>
          </table:table-cell>
          <table:table-cell table:style-name="ce3" office:value-type="float" office:value="781460000" calcext:value-type="float">
            <text:p>7.81E+08</text:p>
          </table:table-cell>
          <table:table-cell table:style-name="ce3" office:value-type="float" office:value="662000000" calcext:value-type="float">
            <text:p>6.62E+08</text:p>
          </table:table-cell>
          <table:table-cell table:style-name="ce3" office:value-type="float" office:value="571890000" calcext:value-type="float">
            <text:p>5.72E+08</text:p>
          </table:table-cell>
          <table:table-cell table:style-name="ce3" office:value-type="float" office:value="1793500000" calcext:value-type="float">
            <text:p>1.79E+09</text:p>
          </table:table-cell>
          <table:table-cell table:style-name="ce3" office:value-type="float" office:value="754140000" calcext:value-type="float">
            <text:p>7.54E+08</text:p>
          </table:table-cell>
          <table:table-cell table:style-name="ce3" office:value-type="float" office:value="1325200000" calcext:value-type="float">
            <text:p>1.33E+09</text:p>
          </table:table-cell>
          <table:table-cell table:style-name="ce3" office:value-type="float" office:value="1000500000" calcext:value-type="float">
            <text:p>1.00E+09</text:p>
          </table:table-cell>
          <table:table-cell table:style-name="ce3" office:value-type="float" office:value="1000400000" calcext:value-type="float">
            <text:p>1.00E+09</text:p>
          </table:table-cell>
          <table:table-cell table:style-name="ce3" office:value-type="float" office:value="1157900000" calcext:value-type="float">
            <text:p>1.16E+09</text:p>
          </table:table-cell>
          <table:table-cell table:style-name="ce3" office:value-type="float" office:value="1575100000" calcext:value-type="float">
            <text:p>1.58E+09</text:p>
          </table:table-cell>
          <table:table-cell table:style-name="ce3" office:value-type="float" office:value="954000000" calcext:value-type="float">
            <text:p>9.54E+08</text:p>
          </table:table-cell>
          <table:table-cell table:style-name="ce3" office:value-type="float" office:value="1765100000" calcext:value-type="float">
            <text:p>1.77E+09</text:p>
          </table:table-cell>
          <table:table-cell table:style-name="ce3" office:value-type="float" office:value="579800000" calcext:value-type="float">
            <text:p>5.80E+08</text:p>
          </table:table-cell>
          <table:table-cell table:style-name="ce3" office:value-type="float" office:value="622400000" calcext:value-type="float">
            <text:p>6.22E+08</text:p>
          </table:table-cell>
          <table:table-cell table:style-name="ce3" office:value-type="float" office:value="1530500000" calcext:value-type="float">
            <text:p>1.53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SERVATIVE</text:p>
          </table:table-cell>
          <table:table-cell table:style-name="ce3" office:value-type="float" office:value="3306700000" calcext:value-type="float">
            <text:p>3.31E+09</text:p>
          </table:table-cell>
          <table:table-cell table:style-name="ce3" office:value-type="float" office:value="2217600000" calcext:value-type="float">
            <text:p>2.22E+09</text:p>
          </table:table-cell>
          <table:table-cell table:style-name="ce3" office:value-type="float" office:value="3366800000" calcext:value-type="float">
            <text:p>3.37E+09</text:p>
          </table:table-cell>
          <table:table-cell table:style-name="ce3" office:value-type="float" office:value="2492600000" calcext:value-type="float">
            <text:p>2.49E+09</text:p>
          </table:table-cell>
          <table:table-cell table:style-name="ce3" office:value-type="float" office:value="1642300000" calcext:value-type="float">
            <text:p>1.64E+09</text:p>
          </table:table-cell>
          <table:table-cell table:style-name="ce3" office:value-type="float" office:value="1896300000" calcext:value-type="float">
            <text:p>1.90E+09</text:p>
          </table:table-cell>
          <table:table-cell table:style-name="ce3" office:value-type="float" office:value="3958500000" calcext:value-type="float">
            <text:p>3.96E+09</text:p>
          </table:table-cell>
          <table:table-cell table:style-name="ce3" office:value-type="float" office:value="1962600000" calcext:value-type="float">
            <text:p>1.96E+09</text:p>
          </table:table-cell>
          <table:table-cell table:style-name="ce3" office:value-type="float" office:value="5544400000" calcext:value-type="float">
            <text:p>5.54E+09</text:p>
          </table:table-cell>
          <table:table-cell table:style-name="ce3" office:value-type="float" office:value="1150900000" calcext:value-type="float">
            <text:p>1.15E+09</text:p>
          </table:table-cell>
          <table:table-cell table:style-name="ce3" office:value-type="float" office:value="1143100000" calcext:value-type="float">
            <text:p>1.14E+09</text:p>
          </table:table-cell>
          <table:table-cell table:style-name="ce3" office:value-type="float" office:value="2711000000" calcext:value-type="float">
            <text:p>2.71E+09</text:p>
          </table:table-cell>
          <table:table-cell table:style-name="ce3" office:value-type="float" office:value="3630100000" calcext:value-type="float">
            <text:p>3.63E+09</text:p>
          </table:table-cell>
          <table:table-cell table:style-name="ce3" office:value-type="float" office:value="3440600000" calcext:value-type="float">
            <text:p>3.44E+09</text:p>
          </table:table-cell>
          <table:table-cell table:style-name="ce3" office:value-type="float" office:value="2163500000" calcext:value-type="float">
            <text:p>2.16E+09</text:p>
          </table:table-cell>
          <table:table-cell table:style-name="ce3" office:value-type="float" office:value="1337600000" calcext:value-type="float">
            <text:p>1.34E+09</text:p>
          </table:table-cell>
          <table:table-cell table:style-name="ce3" office:value-type="float" office:value="3272100000" calcext:value-type="float">
            <text:p>3.27E+09</text:p>
          </table:table-cell>
          <table:table-cell table:style-name="ce3" office:value-type="float" office:value="1806600000" calcext:value-type="float">
            <text:p>1.81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WITCH(MPKI=1)</text:p>
          </table:table-cell>
          <table:table-cell table:style-name="ce3" office:value-type="float" office:value="1395700000" calcext:value-type="float">
            <text:p>1.40E+09</text:p>
          </table:table-cell>
          <table:table-cell table:style-name="ce3" office:value-type="float" office:value="586490000" calcext:value-type="float">
            <text:p>5.86E+08</text:p>
          </table:table-cell>
          <table:table-cell table:style-name="ce3" office:value-type="float" office:value="1287900000" calcext:value-type="float">
            <text:p>1.29E+09</text:p>
          </table:table-cell>
          <table:table-cell table:style-name="ce3" office:value-type="float" office:value="862360000" calcext:value-type="float">
            <text:p>8.62E+08</text:p>
          </table:table-cell>
          <table:table-cell table:style-name="ce3" office:value-type="float" office:value="1592600000" calcext:value-type="float">
            <text:p>1.59E+09</text:p>
          </table:table-cell>
          <table:table-cell table:style-name="ce3" office:value-type="float" office:value="785670000" calcext:value-type="float">
            <text:p>7.86E+08</text:p>
          </table:table-cell>
          <table:table-cell table:style-name="ce3" office:value-type="float" office:value="2296500000" calcext:value-type="float">
            <text:p>2.30E+09</text:p>
          </table:table-cell>
          <table:table-cell table:style-name="ce3" office:value-type="float" office:value="1498800000" calcext:value-type="float">
            <text:p>1.50E+09</text:p>
          </table:table-cell>
          <table:table-cell table:style-name="ce3" office:value-type="float" office:value="1315000000" calcext:value-type="float">
            <text:p>1.32E+09</text:p>
          </table:table-cell>
          <table:table-cell table:number-columns-repeated="2" table:style-name="ce3" office:value-type="float" office:value="1000900000" calcext:value-type="float">
            <text:p>1.00E+09</text:p>
          </table:table-cell>
          <table:table-cell table:style-name="ce3" office:value-type="float" office:value="1199300000" calcext:value-type="float">
            <text:p>1.20E+09</text:p>
          </table:table-cell>
          <table:table-cell table:style-name="ce3" office:value-type="float" office:value="1552400000" calcext:value-type="float">
            <text:p>1.55E+09</text:p>
          </table:table-cell>
          <table:table-cell table:style-name="ce3" office:value-type="float" office:value="953980000" calcext:value-type="float">
            <text:p>9.54E+08</text:p>
          </table:table-cell>
          <table:table-cell table:style-name="ce3" office:value-type="float" office:value="2163900000" calcext:value-type="float">
            <text:p>2.16E+09</text:p>
          </table:table-cell>
          <table:table-cell table:style-name="ce3" office:value-type="float" office:value="584810000" calcext:value-type="float">
            <text:p>5.85E+08</text:p>
          </table:table-cell>
          <table:table-cell table:style-name="ce3" office:value-type="float" office:value="625630000" calcext:value-type="float">
            <text:p>6.26E+08</text:p>
          </table:table-cell>
          <table:table-cell table:style-name="ce3" office:value-type="float" office:value="1532000000" calcext:value-type="float">
            <text:p>1.53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WITCH(MPKI=2)</text:p>
          </table:table-cell>
          <table:table-cell table:style-name="ce3" office:value-type="float" office:value="1390100000" calcext:value-type="float">
            <text:p>1.39E+09</text:p>
          </table:table-cell>
          <table:table-cell table:style-name="ce3" office:value-type="float" office:value="586490000" calcext:value-type="float">
            <text:p>5.86E+08</text:p>
          </table:table-cell>
          <table:table-cell table:style-name="ce3" office:value-type="float" office:value="1280800000" calcext:value-type="float">
            <text:p>1.28E+09</text:p>
          </table:table-cell>
          <table:table-cell table:style-name="ce3" office:value-type="float" office:value="854980000" calcext:value-type="float">
            <text:p>8.55E+08</text:p>
          </table:table-cell>
          <table:table-cell table:style-name="ce3" office:value-type="float" office:value="1539800000" calcext:value-type="float">
            <text:p>1.54E+09</text:p>
          </table:table-cell>
          <table:table-cell table:style-name="ce3" office:value-type="float" office:value="736300000" calcext:value-type="float">
            <text:p>7.36E+08</text:p>
          </table:table-cell>
          <table:table-cell table:style-name="ce3" office:value-type="float" office:value="1966300000" calcext:value-type="float">
            <text:p>1.97E+09</text:p>
          </table:table-cell>
          <table:table-cell table:style-name="ce3" office:value-type="float" office:value="1449900000" calcext:value-type="float">
            <text:p>1.45E+09</text:p>
          </table:table-cell>
          <table:table-cell table:style-name="ce3" office:value-type="float" office:value="1315000000" calcext:value-type="float">
            <text:p>1.32E+09</text:p>
          </table:table-cell>
          <table:table-cell table:style-name="ce3" office:value-type="float" office:value="1000800000" calcext:value-type="float">
            <text:p>1.00E+09</text:p>
          </table:table-cell>
          <table:table-cell table:style-name="ce3" office:value-type="float" office:value="1000500000" calcext:value-type="float">
            <text:p>1.00E+09</text:p>
          </table:table-cell>
          <table:table-cell table:style-name="ce3" office:value-type="float" office:value="1185600000" calcext:value-type="float">
            <text:p>1.19E+09</text:p>
          </table:table-cell>
          <table:table-cell table:style-name="ce3" office:value-type="float" office:value="1552400000" calcext:value-type="float">
            <text:p>1.55E+09</text:p>
          </table:table-cell>
          <table:table-cell table:style-name="ce3" office:value-type="float" office:value="954780000" calcext:value-type="float">
            <text:p>9.55E+08</text:p>
          </table:table-cell>
          <table:table-cell table:style-name="ce3" office:value-type="float" office:value="2138400000" calcext:value-type="float">
            <text:p>2.14E+09</text:p>
          </table:table-cell>
          <table:table-cell table:style-name="ce3" office:value-type="float" office:value="581930000" calcext:value-type="float">
            <text:p>5.82E+08</text:p>
          </table:table-cell>
          <table:table-cell table:style-name="ce3" office:value-type="float" office:value="623090000" calcext:value-type="float">
            <text:p>6.23E+08</text:p>
          </table:table-cell>
          <table:table-cell table:style-name="ce3" office:value-type="float" office:value="1531400000" calcext:value-type="float">
            <text:p>1.53E+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WITCH(MPKI=3)</text:p>
          </table:table-cell>
          <table:table-cell table:style-name="ce3" office:value-type="float" office:value="1388900000" calcext:value-type="float">
            <text:p>1.39E+09</text:p>
          </table:table-cell>
          <table:table-cell table:style-name="ce3" office:value-type="float" office:value="586490000" calcext:value-type="float">
            <text:p>5.86E+08</text:p>
          </table:table-cell>
          <table:table-cell table:style-name="ce3" office:value-type="float" office:value="1278800000" calcext:value-type="float">
            <text:p>1.28E+09</text:p>
          </table:table-cell>
          <table:table-cell table:style-name="ce3" office:value-type="float" office:value="846270000" calcext:value-type="float">
            <text:p>8.46E+08</text:p>
          </table:table-cell>
          <table:table-cell table:style-name="ce3" office:value-type="float" office:value="1392500000" calcext:value-type="float">
            <text:p>1.39E+09</text:p>
          </table:table-cell>
          <table:table-cell table:style-name="ce3" office:value-type="float" office:value="702170000" calcext:value-type="float">
            <text:p>7.02E+08</text:p>
          </table:table-cell>
          <table:table-cell table:style-name="ce3" office:value-type="float" office:value="1815800000" calcext:value-type="float">
            <text:p>1.82E+09</text:p>
          </table:table-cell>
          <table:table-cell table:style-name="ce3" office:value-type="float" office:value="1434200000" calcext:value-type="float">
            <text:p>1.43E+09</text:p>
          </table:table-cell>
          <table:table-cell table:style-name="ce3" office:value-type="float" office:value="1315000000" calcext:value-type="float">
            <text:p>1.32E+09</text:p>
          </table:table-cell>
          <table:table-cell table:style-name="ce3" office:value-type="float" office:value="1000800000" calcext:value-type="float">
            <text:p>1.00E+09</text:p>
          </table:table-cell>
          <table:table-cell table:style-name="ce3" office:value-type="float" office:value="1000500000" calcext:value-type="float">
            <text:p>1.00E+09</text:p>
          </table:table-cell>
          <table:table-cell table:style-name="ce3" office:value-type="float" office:value="1169600000" calcext:value-type="float">
            <text:p>1.17E+09</text:p>
          </table:table-cell>
          <table:table-cell table:style-name="ce3" office:value-type="float" office:value="1572200000" calcext:value-type="float">
            <text:p>1.57E+09</text:p>
          </table:table-cell>
          <table:table-cell table:style-name="ce3" office:value-type="float" office:value="952410000" calcext:value-type="float">
            <text:p>9.52E+08</text:p>
          </table:table-cell>
          <table:table-cell table:style-name="ce3" office:value-type="float" office:value="2004100000" calcext:value-type="float">
            <text:p>2.00E+09</text:p>
          </table:table-cell>
          <table:table-cell table:style-name="ce3" office:value-type="float" office:value="582460000" calcext:value-type="float">
            <text:p>5.82E+08</text:p>
          </table:table-cell>
          <table:table-cell table:style-name="ce3" office:value-type="float" office:value="624670000" calcext:value-type="float">
            <text:p>6.25E+08</text:p>
          </table:table-cell>
          <table:table-cell table:style-name="ce3" office:value-type="float" office:value="1531400000" calcext:value-type="float">
            <text:p>1.53E+09</text:p>
          </table:table-cell>
          <table:table-cell table:number-columns-repeated="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タグ比較回数</text:p>
          </table:table-cell>
          <table:table-cell/>
          <table:table-cell office:value-type="string" calcext:value-type="string">
            <text:p>AGGRESSIVE</text:p>
          </table:table-cell>
          <table:table-cell table:formula="of:=[.D6]/[.D$5]" office:value-type="float" office:value="0.160465868650922" calcext:value-type="float">
            <text:p>0.160465868650922</text:p>
          </table:table-cell>
          <table:table-cell table:formula="of:=[.E6]/[.E$5]" office:value-type="float" office:value="0.0999478161039503" calcext:value-type="float">
            <text:p>0.09994781610395</text:p>
          </table:table-cell>
          <table:table-cell table:formula="of:=[.F6]/[.F$5]" office:value-type="float" office:value="0.14646933975793" calcext:value-type="float">
            <text:p>0.14646933975793</text:p>
          </table:table-cell>
          <table:table-cell table:formula="of:=[.G6]/[.G$5]" office:value-type="float" office:value="0.122867205433791" calcext:value-type="float">
            <text:p>0.122867205433791</text:p>
          </table:table-cell>
          <table:table-cell table:formula="of:=[.H6]/[.H$5]" office:value-type="float" office:value="0.141919993139819" calcext:value-type="float">
            <text:p>0.141919993139819</text:p>
          </table:table-cell>
          <table:table-cell table:formula="of:=[.I6]/[.I$5]" office:value-type="float" office:value="0.112395346094886" calcext:value-type="float">
            <text:p>0.112395346094886</text:p>
          </table:table-cell>
          <table:table-cell table:formula="of:=[.J6]/[.J$5]" office:value-type="float" office:value="0.164465841357176" calcext:value-type="float">
            <text:p>0.164465841357176</text:p>
          </table:table-cell>
          <table:table-cell table:formula="of:=[.K6]/[.K$5]" office:value-type="float" office:value="0.130815799059828" calcext:value-type="float">
            <text:p>0.130815799059828</text:p>
          </table:table-cell>
          <table:table-cell table:formula="of:=[.L6]/[.L$5]" office:value-type="float" office:value="0.0910477499141189" calcext:value-type="float">
            <text:p>0.091047749914119</text:p>
          </table:table-cell>
          <table:table-cell table:formula="of:=[.M6]/[.M$5]" office:value-type="float" office:value="0.296725784447476" calcext:value-type="float">
            <text:p>0.296725784447476</text:p>
          </table:table-cell>
          <table:table-cell table:formula="of:=[.N6]/[.N$5]" office:value-type="float" office:value="0.335558313487405" calcext:value-type="float">
            <text:p>0.335558313487405</text:p>
          </table:table-cell>
          <table:table-cell table:formula="of:=[.O6]/[.O$5]" office:value-type="float" office:value="0.160300693588803" calcext:value-type="float">
            <text:p>0.160300693588803</text:p>
          </table:table-cell>
          <table:table-cell table:formula="of:=[.P6]/[.P$5]" office:value-type="float" office:value="0.165020063070331" calcext:value-type="float">
            <text:p>0.165020063070331</text:p>
          </table:table-cell>
          <table:table-cell table:formula="of:=[.Q6]/[.Q$5]" office:value-type="float" office:value="0.110894127493374" calcext:value-type="float">
            <text:p>0.110894127493374</text:p>
          </table:table-cell>
          <table:table-cell table:formula="of:=[.R6]/[.R$5]" office:value-type="float" office:value="0.33217908425391" calcext:value-type="float">
            <text:p>0.33217908425391</text:p>
          </table:table-cell>
          <table:table-cell table:formula="of:=[.S6]/[.S$5]" office:value-type="float" office:value="0.117126580744212" calcext:value-type="float">
            <text:p>0.117126580744212</text:p>
          </table:table-cell>
          <table:table-cell table:formula="of:=[.T6]/[.T$5]" office:value-type="float" office:value="0.0839628750269804" calcext:value-type="float">
            <text:p>0.08396287502698</text:p>
          </table:table-cell>
          <table:table-cell table:formula="of:=[.U6]/[.U$5]" office:value-type="float" office:value="0.323484031872847" calcext:value-type="float">
            <text:p>0.323484031872847</text:p>
          </table:table-cell>
          <table:table-cell/>
          <table:table-cell table:formula="of:=GEOMEAN([.D14:.U14])" office:value-type="float" office:value="0.155369972659404" calcext:value-type="float">
            <text:p>0.1553699726594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7]/[.D$5]" office:value-type="float" office:value="0.382065443453344" calcext:value-type="float">
            <text:p>0.382065443453344</text:p>
          </table:table-cell>
          <table:table-cell table:formula="of:=[.E7]/[.E$5]" office:value-type="float" office:value="0.385743359599228" calcext:value-type="float">
            <text:p>0.385743359599228</text:p>
          </table:table-cell>
          <table:table-cell table:formula="of:=[.F7]/[.F$5]" office:value-type="float" office:value="0.386255951356622" calcext:value-type="float">
            <text:p>0.386255951356622</text:p>
          </table:table-cell>
          <table:table-cell table:formula="of:=[.G7]/[.G$5]" office:value-type="float" office:value="0.391905914908336" calcext:value-type="float">
            <text:p>0.391905914908336</text:p>
          </table:table-cell>
          <table:table-cell table:formula="of:=[.H7]/[.H$5]" office:value-type="float" office:value="0.352077348540068" calcext:value-type="float">
            <text:p>0.352077348540068</text:p>
          </table:table-cell>
          <table:table-cell table:formula="of:=[.I7]/[.I$5]" office:value-type="float" office:value="0.372685822098188" calcext:value-type="float">
            <text:p>0.372685822098188</text:p>
          </table:table-cell>
          <table:table-cell table:formula="of:=[.J7]/[.J$5]" office:value-type="float" office:value="0.362998624484182" calcext:value-type="float">
            <text:p>0.362998624484182</text:p>
          </table:table-cell>
          <table:table-cell table:formula="of:=[.K7]/[.K$5]" office:value-type="float" office:value="0.340439556627175" calcext:value-type="float">
            <text:p>0.340439556627175</text:p>
          </table:table-cell>
          <table:table-cell table:formula="of:=[.L7]/[.L$5]" office:value-type="float" office:value="0.380927516317417" calcext:value-type="float">
            <text:p>0.380927516317417</text:p>
          </table:table-cell>
          <table:table-cell table:formula="of:=[.M7]/[.M$5]" office:value-type="float" office:value="0.3413310398007" calcext:value-type="float">
            <text:p>0.3413310398007</text:p>
          </table:table-cell>
          <table:table-cell table:formula="of:=[.N7]/[.N$5]" office:value-type="float" office:value="0.383423338811928" calcext:value-type="float">
            <text:p>0.383423338811928</text:p>
          </table:table-cell>
          <table:table-cell table:formula="of:=[.O7]/[.O$5]" office:value-type="float" office:value="0.375313222488336" calcext:value-type="float">
            <text:p>0.375313222488336</text:p>
          </table:table-cell>
          <table:table-cell table:formula="of:=[.P7]/[.P$5]" office:value-type="float" office:value="0.380318285157519" calcext:value-type="float">
            <text:p>0.380318285157519</text:p>
          </table:table-cell>
          <table:table-cell table:formula="of:=[.Q7]/[.Q$5]" office:value-type="float" office:value="0.39993955456363" calcext:value-type="float">
            <text:p>0.39993955456363</text:p>
          </table:table-cell>
          <table:table-cell table:formula="of:=[.R7]/[.R$5]" office:value-type="float" office:value="0.407155089673862" calcext:value-type="float">
            <text:p>0.407155089673862</text:p>
          </table:table-cell>
          <table:table-cell table:formula="of:=[.S7]/[.S$5]" office:value-type="float" office:value="0.270211304593754" calcext:value-type="float">
            <text:p>0.270211304593754</text:p>
          </table:table-cell>
          <table:table-cell table:formula="of:=[.T7]/[.T$5]" office:value-type="float" office:value="0.441412151953378" calcext:value-type="float">
            <text:p>0.441412151953378</text:p>
          </table:table-cell>
          <table:table-cell table:formula="of:=[.U7]/[.U$5]" office:value-type="float" office:value="0.381840086234227" calcext:value-type="float">
            <text:p>0.381840086234227</text:p>
          </table:table-cell>
          <table:table-cell table:style-name="ce3"/>
          <table:table-cell table:formula="of:=GEOMEAN([.D15:.U15])" office:value-type="float" office:value="0.37252704154269" calcext:value-type="float">
            <text:p>0.372527041542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MPKI=1)</text:p>
          </table:table-cell>
          <table:table-cell table:formula="of:=[.D8]/[.D$5]" office:value-type="float" office:value="0.161263114110089" calcext:value-type="float">
            <text:p>0.161263114110089</text:p>
          </table:table-cell>
          <table:table-cell table:formula="of:=[.E8]/[.E$5]" office:value-type="float" office:value="0.102017777313921" calcext:value-type="float">
            <text:p>0.102017777313921</text:p>
          </table:table-cell>
          <table:table-cell table:formula="of:=[.F8]/[.F$5]" office:value-type="float" office:value="0.147754259163655" calcext:value-type="float">
            <text:p>0.147754259163655</text:p>
          </table:table-cell>
          <table:table-cell table:formula="of:=[.G8]/[.G$5]" office:value-type="float" office:value="0.135586931228578" calcext:value-type="float">
            <text:p>0.135586931228578</text:p>
          </table:table-cell>
          <table:table-cell table:formula="of:=[.H8]/[.H$5]" office:value-type="float" office:value="0.341422630021867" calcext:value-type="float">
            <text:p>0.341422630021867</text:p>
          </table:table-cell>
          <table:table-cell table:formula="of:=[.I8]/[.I$5]" office:value-type="float" office:value="0.154410204001415" calcext:value-type="float">
            <text:p>0.154410204001415</text:p>
          </table:table-cell>
          <table:table-cell table:formula="of:=[.J8]/[.J$5]" office:value-type="float" office:value="0.210591471801926" calcext:value-type="float">
            <text:p>0.210591471801926</text:p>
          </table:table-cell>
          <table:table-cell table:formula="of:=[.K8]/[.K$5]" office:value-type="float" office:value="0.259987163697549" calcext:value-type="float">
            <text:p>0.259987163697549</text:p>
          </table:table-cell>
          <table:table-cell table:formula="of:=[.L8]/[.L$5]" office:value-type="float" office:value="0.0903469598076262" calcext:value-type="float">
            <text:p>0.090346959807626</text:p>
          </table:table-cell>
          <table:table-cell table:formula="of:=[.M8]/[.M$5]" office:value-type="float" office:value="0.296844415445756" calcext:value-type="float">
            <text:p>0.296844415445756</text:p>
          </table:table-cell>
          <table:table-cell table:formula="of:=[.N8]/[.N$5]" office:value-type="float" office:value="0.33572602555932" calcext:value-type="float">
            <text:p>0.33572602555932</text:p>
          </table:table-cell>
          <table:table-cell table:formula="of:=[.O8]/[.O$5]" office:value-type="float" office:value="0.166032145972063" calcext:value-type="float">
            <text:p>0.166032145972063</text:p>
          </table:table-cell>
          <table:table-cell table:formula="of:=[.P8]/[.P$5]" office:value-type="float" office:value="0.1626418296682" calcext:value-type="float">
            <text:p>0.1626418296682</text:p>
          </table:table-cell>
          <table:table-cell table:formula="of:=[.Q8]/[.Q$5]" office:value-type="float" office:value="0.110891802668898" calcext:value-type="float">
            <text:p>0.110891802668898</text:p>
          </table:table-cell>
          <table:table-cell table:formula="of:=[.R8]/[.R$5]" office:value-type="float" office:value="0.407230366787737" calcext:value-type="float">
            <text:p>0.407230366787737</text:p>
          </table:table-cell>
          <table:table-cell table:formula="of:=[.S8]/[.S$5]" office:value-type="float" office:value="0.118138661064199" calcext:value-type="float">
            <text:p>0.118138661064199</text:p>
          </table:table-cell>
          <table:table-cell table:formula="of:=[.T8]/[.T$5]" office:value-type="float" office:value="0.0843986078135118" calcext:value-type="float">
            <text:p>0.084398607813512</text:p>
          </table:table-cell>
          <table:table-cell table:formula="of:=[.U8]/[.U$5]" office:value-type="float" office:value="0.323801069473506" calcext:value-type="float">
            <text:p>0.323801069473506</text:p>
          </table:table-cell>
          <table:table-cell table:style-name="ce3"/>
          <table:table-cell table:formula="of:=GEOMEAN([.D16:.U16])" office:value-type="float" office:value="0.178464355856995" calcext:value-type="float">
            <text:p>0.1784643558569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MPKI=2)</text:p>
          </table:table-cell>
          <table:table-cell table:formula="of:=[.D9]/[.D$5]" office:value-type="float" office:value="0.160616074317142" calcext:value-type="float">
            <text:p>0.160616074317142</text:p>
          </table:table-cell>
          <table:table-cell table:formula="of:=[.E9]/[.E$5]" office:value-type="float" office:value="0.102017777313921" calcext:value-type="float">
            <text:p>0.102017777313921</text:p>
          </table:table-cell>
          <table:table-cell table:formula="of:=[.F9]/[.F$5]" office:value-type="float" office:value="0.146939712040383" calcext:value-type="float">
            <text:p>0.146939712040383</text:p>
          </table:table-cell>
          <table:table-cell table:formula="of:=[.G9]/[.G$5]" office:value-type="float" office:value="0.134426590358794" calcext:value-type="float">
            <text:p>0.134426590358794</text:p>
          </table:table-cell>
          <table:table-cell table:formula="of:=[.H9]/[.H$5]" office:value-type="float" office:value="0.330103331475368" calcext:value-type="float">
            <text:p>0.330103331475368</text:p>
          </table:table-cell>
          <table:table-cell table:formula="of:=[.I9]/[.I$5]" office:value-type="float" office:value="0.144707362131992" calcext:value-type="float">
            <text:p>0.144707362131992</text:p>
          </table:table-cell>
          <table:table-cell table:formula="of:=[.J9]/[.J$5]" office:value-type="float" office:value="0.180311783585511" calcext:value-type="float">
            <text:p>0.180311783585511</text:p>
          </table:table-cell>
          <table:table-cell table:formula="of:=[.K9]/[.K$5]" office:value-type="float" office:value="0.251504796267064" calcext:value-type="float">
            <text:p>0.251504796267064</text:p>
          </table:table-cell>
          <table:table-cell table:formula="of:=[.L9]/[.L$5]" office:value-type="float" office:value="0.0903469598076262" calcext:value-type="float">
            <text:p>0.090346959807626</text:p>
          </table:table-cell>
          <table:table-cell table:formula="of:=[.M9]/[.M$5]" office:value-type="float" office:value="0.296814757696186" calcext:value-type="float">
            <text:p>0.296814757696186</text:p>
          </table:table-cell>
          <table:table-cell table:formula="of:=[.N9]/[.N$5]" office:value-type="float" office:value="0.335591855901788" calcext:value-type="float">
            <text:p>0.335591855901788</text:p>
          </table:table-cell>
          <table:table-cell table:formula="of:=[.O9]/[.O$5]" office:value-type="float" office:value="0.164135505932192" calcext:value-type="float">
            <text:p>0.164135505932192</text:p>
          </table:table-cell>
          <table:table-cell table:formula="of:=[.P9]/[.P$5]" office:value-type="float" office:value="0.1626418296682" calcext:value-type="float">
            <text:p>0.1626418296682</text:p>
          </table:table-cell>
          <table:table-cell table:formula="of:=[.Q9]/[.Q$5]" office:value-type="float" office:value="0.110984795647929" calcext:value-type="float">
            <text:p>0.110984795647929</text:p>
          </table:table-cell>
          <table:table-cell table:formula="of:=[.R9]/[.R$5]" office:value-type="float" office:value="0.402431450778177" calcext:value-type="float">
            <text:p>0.402431450778177</text:p>
          </table:table-cell>
          <table:table-cell table:formula="of:=[.S9]/[.S$5]" office:value-type="float" office:value="0.117556866389237" calcext:value-type="float">
            <text:p>0.117556866389237</text:p>
          </table:table-cell>
          <table:table-cell table:formula="of:=[.T9]/[.T$5]" office:value-type="float" office:value="0.0840559572631124" calcext:value-type="float">
            <text:p>0.084055957263113</text:p>
          </table:table-cell>
          <table:table-cell table:formula="of:=[.U9]/[.U$5]" office:value-type="float" office:value="0.323674254433242" calcext:value-type="float">
            <text:p>0.323674254433242</text:p>
          </table:table-cell>
          <table:table-cell table:style-name="ce3"/>
          <table:table-cell table:formula="of:=GEOMEAN([.D17:.U17])" office:value-type="float" office:value="0.175148720421163" calcext:value-type="float">
            <text:p>0.1751487204211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MPKI=3)</text:p>
          </table:table-cell>
          <table:table-cell table:formula="of:=[.D10]/[.D$5]" office:value-type="float" office:value="0.160477422932939" calcext:value-type="float">
            <text:p>0.160477422932939</text:p>
          </table:table-cell>
          <table:table-cell table:formula="of:=[.E10]/[.E$5]" office:value-type="float" office:value="0.102017777313921" calcext:value-type="float">
            <text:p>0.102017777313921</text:p>
          </table:table-cell>
          <table:table-cell table:formula="of:=[.F10]/[.F$5]" office:value-type="float" office:value="0.146710262146504" calcext:value-type="float">
            <text:p>0.146710262146504</text:p>
          </table:table-cell>
          <table:table-cell table:formula="of:=[.G10]/[.G$5]" office:value-type="float" office:value="0.133057136568032" calcext:value-type="float">
            <text:p>0.133057136568032</text:p>
          </table:table-cell>
          <table:table-cell table:formula="of:=[.H10]/[.H$5]" office:value-type="float" office:value="0.298525061098486" calcext:value-type="float">
            <text:p>0.298525061098486</text:p>
          </table:table-cell>
          <table:table-cell table:formula="of:=[.I10]/[.I$5]" office:value-type="float" office:value="0.137999685546952" calcext:value-type="float">
            <text:p>0.137999685546952</text:p>
          </table:table-cell>
          <table:table-cell table:formula="of:=[.J10]/[.J$5]" office:value-type="float" office:value="0.166510774873911" calcext:value-type="float">
            <text:p>0.166510774873911</text:p>
          </table:table-cell>
          <table:table-cell table:formula="of:=[.K10]/[.K$5]" office:value-type="float" office:value="0.248781418584884" calcext:value-type="float">
            <text:p>0.248781418584884</text:p>
          </table:table-cell>
          <table:table-cell table:formula="of:=[.L10]/[.L$5]" office:value-type="float" office:value="0.0903469598076262" calcext:value-type="float">
            <text:p>0.090346959807626</text:p>
          </table:table-cell>
          <table:table-cell table:formula="of:=[.M10]/[.M$5]" office:value-type="float" office:value="0.296814757696186" calcext:value-type="float">
            <text:p>0.296814757696186</text:p>
          </table:table-cell>
          <table:table-cell table:formula="of:=[.N10]/[.N$5]" office:value-type="float" office:value="0.335591855901788" calcext:value-type="float">
            <text:p>0.335591855901788</text:p>
          </table:table-cell>
          <table:table-cell table:formula="of:=[.O10]/[.O$5]" office:value-type="float" office:value="0.161920451871028" calcext:value-type="float">
            <text:p>0.161920451871028</text:p>
          </table:table-cell>
          <table:table-cell table:formula="of:=[.P10]/[.P$5]" office:value-type="float" office:value="0.164716235895609" calcext:value-type="float">
            <text:p>0.164716235895609</text:p>
          </table:table-cell>
          <table:table-cell table:formula="of:=[.Q10]/[.Q$5]" office:value-type="float" office:value="0.110709303947552" calcext:value-type="float">
            <text:p>0.110709303947552</text:p>
          </table:table-cell>
          <table:table-cell table:formula="of:=[.R10]/[.R$5]" office:value-type="float" office:value="0.377157159794494" calcext:value-type="float">
            <text:p>0.377157159794494</text:p>
          </table:table-cell>
          <table:table-cell table:formula="of:=[.S10]/[.S$5]" office:value-type="float" office:value="0.117663932770393" calcext:value-type="float">
            <text:p>0.117663932770393</text:p>
          </table:table-cell>
          <table:table-cell table:formula="of:=[.T10]/[.T$5]" office:value-type="float" office:value="0.0842691020936758" calcext:value-type="float">
            <text:p>0.084269102093676</text:p>
          </table:table-cell>
          <table:table-cell table:formula="of:=[.U10]/[.U$5]" office:value-type="float" office:value="0.323674254433242" calcext:value-type="float">
            <text:p>0.323674254433242</text:p>
          </table:table-cell>
          <table:table-cell/>
          <table:table-cell table:formula="of:=GEOMEAN([.D18:.U18])" office:value-type="float" office:value="0.172100592117907" calcext:value-type="float">
            <text:p>0.172100592117907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2"/>
          <table:table-cell table:style-name="ce3"/>
          <table:table-cell/>
        </table:table-row>
        <table:table-row table:style-name="ro1">
          <table:table-cell table:number-columns-repeated="22"/>
          <table:table-cell table:style-name="ce3"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タグ比較回数(%)</text:p>
          </table:table-cell>
          <table:table-cell/>
          <table:table-cell office:value-type="string" calcext:value-type="string">
            <text:p>AGGRESSIVE</text:p>
          </table:table-cell>
          <table:table-cell table:formula="of:=[.D14]*100" office:value-type="float" office:value="16.0465868650922" calcext:value-type="float">
            <text:p>16.0465868650922</text:p>
          </table:table-cell>
          <table:table-cell table:formula="of:=[.E14]*100" office:value-type="float" office:value="9.99478161039503" calcext:value-type="float">
            <text:p>9.99478161039503</text:p>
          </table:table-cell>
          <table:table-cell table:formula="of:=[.F14]*100" office:value-type="float" office:value="14.646933975793" calcext:value-type="float">
            <text:p>14.646933975793</text:p>
          </table:table-cell>
          <table:table-cell table:formula="of:=[.G14]*100" office:value-type="float" office:value="12.2867205433791" calcext:value-type="float">
            <text:p>12.2867205433791</text:p>
          </table:table-cell>
          <table:table-cell table:formula="of:=[.H14]*100" office:value-type="float" office:value="14.1919993139819" calcext:value-type="float">
            <text:p>14.1919993139819</text:p>
          </table:table-cell>
          <table:table-cell table:formula="of:=[.I14]*100" office:value-type="float" office:value="11.2395346094886" calcext:value-type="float">
            <text:p>11.2395346094886</text:p>
          </table:table-cell>
          <table:table-cell table:formula="of:=[.J14]*100" office:value-type="float" office:value="16.4465841357176" calcext:value-type="float">
            <text:p>16.4465841357176</text:p>
          </table:table-cell>
          <table:table-cell table:formula="of:=[.K14]*100" office:value-type="float" office:value="13.0815799059828" calcext:value-type="float">
            <text:p>13.0815799059828</text:p>
          </table:table-cell>
          <table:table-cell table:formula="of:=[.L14]*100" office:value-type="float" office:value="9.10477499141189" calcext:value-type="float">
            <text:p>9.10477499141189</text:p>
          </table:table-cell>
          <table:table-cell table:formula="of:=[.M14]*100" office:value-type="float" office:value="29.6725784447476" calcext:value-type="float">
            <text:p>29.6725784447476</text:p>
          </table:table-cell>
          <table:table-cell table:formula="of:=[.N14]*100" office:value-type="float" office:value="33.5558313487405" calcext:value-type="float">
            <text:p>33.5558313487405</text:p>
          </table:table-cell>
          <table:table-cell table:formula="of:=[.O14]*100" office:value-type="float" office:value="16.0300693588803" calcext:value-type="float">
            <text:p>16.0300693588803</text:p>
          </table:table-cell>
          <table:table-cell table:formula="of:=[.P14]*100" office:value-type="float" office:value="16.5020063070331" calcext:value-type="float">
            <text:p>16.5020063070331</text:p>
          </table:table-cell>
          <table:table-cell table:formula="of:=[.Q14]*100" office:value-type="float" office:value="11.0894127493374" calcext:value-type="float">
            <text:p>11.0894127493374</text:p>
          </table:table-cell>
          <table:table-cell table:formula="of:=[.R14]*100" office:value-type="float" office:value="33.217908425391" calcext:value-type="float">
            <text:p>33.217908425391</text:p>
          </table:table-cell>
          <table:table-cell table:formula="of:=[.S14]*100" office:value-type="float" office:value="11.7126580744212" calcext:value-type="float">
            <text:p>11.7126580744212</text:p>
          </table:table-cell>
          <table:table-cell table:formula="of:=[.T14]*100" office:value-type="float" office:value="8.39628750269804" calcext:value-type="float">
            <text:p>8.39628750269804</text:p>
          </table:table-cell>
          <table:table-cell table:formula="of:=[.U14]*100" office:value-type="float" office:value="32.3484031872847" calcext:value-type="float">
            <text:p>32.3484031872847</text:p>
          </table:table-cell>
          <table:table-cell/>
          <table:table-cell table:formula="of:=[.W14]*100" office:value-type="float" office:value="15.5369972659404" calcext:value-type="float">
            <text:p>15.53699726594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5]*100" office:value-type="float" office:value="38.2065443453344" calcext:value-type="float">
            <text:p>38.2065443453344</text:p>
          </table:table-cell>
          <table:table-cell table:formula="of:=[.E15]*100" office:value-type="float" office:value="38.5743359599228" calcext:value-type="float">
            <text:p>38.5743359599228</text:p>
          </table:table-cell>
          <table:table-cell table:formula="of:=[.F15]*100" office:value-type="float" office:value="38.6255951356623" calcext:value-type="float">
            <text:p>38.6255951356623</text:p>
          </table:table-cell>
          <table:table-cell table:formula="of:=[.G15]*100" office:value-type="float" office:value="39.1905914908336" calcext:value-type="float">
            <text:p>39.1905914908336</text:p>
          </table:table-cell>
          <table:table-cell table:formula="of:=[.H15]*100" office:value-type="float" office:value="35.2077348540068" calcext:value-type="float">
            <text:p>35.2077348540068</text:p>
          </table:table-cell>
          <table:table-cell table:formula="of:=[.I15]*100" office:value-type="float" office:value="37.2685822098188" calcext:value-type="float">
            <text:p>37.2685822098188</text:p>
          </table:table-cell>
          <table:table-cell table:formula="of:=[.J15]*100" office:value-type="float" office:value="36.2998624484182" calcext:value-type="float">
            <text:p>36.2998624484182</text:p>
          </table:table-cell>
          <table:table-cell table:formula="of:=[.K15]*100" office:value-type="float" office:value="34.0439556627175" calcext:value-type="float">
            <text:p>34.0439556627175</text:p>
          </table:table-cell>
          <table:table-cell table:formula="of:=[.L15]*100" office:value-type="float" office:value="38.0927516317417" calcext:value-type="float">
            <text:p>38.0927516317417</text:p>
          </table:table-cell>
          <table:table-cell table:formula="of:=[.M15]*100" office:value-type="float" office:value="34.13310398007" calcext:value-type="float">
            <text:p>34.13310398007</text:p>
          </table:table-cell>
          <table:table-cell table:formula="of:=[.N15]*100" office:value-type="float" office:value="38.3423338811928" calcext:value-type="float">
            <text:p>38.3423338811928</text:p>
          </table:table-cell>
          <table:table-cell table:formula="of:=[.O15]*100" office:value-type="float" office:value="37.5313222488336" calcext:value-type="float">
            <text:p>37.5313222488336</text:p>
          </table:table-cell>
          <table:table-cell table:formula="of:=[.P15]*100" office:value-type="float" office:value="38.0318285157519" calcext:value-type="float">
            <text:p>38.0318285157519</text:p>
          </table:table-cell>
          <table:table-cell table:formula="of:=[.Q15]*100" office:value-type="float" office:value="39.993955456363" calcext:value-type="float">
            <text:p>39.993955456363</text:p>
          </table:table-cell>
          <table:table-cell table:formula="of:=[.R15]*100" office:value-type="float" office:value="40.7155089673862" calcext:value-type="float">
            <text:p>40.7155089673862</text:p>
          </table:table-cell>
          <table:table-cell table:formula="of:=[.S15]*100" office:value-type="float" office:value="27.0211304593754" calcext:value-type="float">
            <text:p>27.0211304593754</text:p>
          </table:table-cell>
          <table:table-cell table:formula="of:=[.T15]*100" office:value-type="float" office:value="44.1412151953378" calcext:value-type="float">
            <text:p>44.1412151953378</text:p>
          </table:table-cell>
          <table:table-cell table:formula="of:=[.U15]*100" office:value-type="float" office:value="38.1840086234227" calcext:value-type="float">
            <text:p>38.1840086234227</text:p>
          </table:table-cell>
          <table:table-cell/>
          <table:table-cell table:formula="of:=[.W15]*100" office:value-type="float" office:value="37.252704154269" calcext:value-type="float">
            <text:p>37.2527041542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MPKI=1)</text:p>
          </table:table-cell>
          <table:table-cell table:formula="of:=[.D16]*100" office:value-type="float" office:value="16.1263114110089" calcext:value-type="float">
            <text:p>16.1263114110089</text:p>
          </table:table-cell>
          <table:table-cell table:formula="of:=[.E16]*100" office:value-type="float" office:value="10.2017777313921" calcext:value-type="float">
            <text:p>10.2017777313921</text:p>
          </table:table-cell>
          <table:table-cell table:formula="of:=[.F16]*100" office:value-type="float" office:value="14.7754259163655" calcext:value-type="float">
            <text:p>14.7754259163655</text:p>
          </table:table-cell>
          <table:table-cell table:formula="of:=[.G16]*100" office:value-type="float" office:value="13.5586931228578" calcext:value-type="float">
            <text:p>13.5586931228578</text:p>
          </table:table-cell>
          <table:table-cell table:formula="of:=[.H16]*100" office:value-type="float" office:value="34.1422630021867" calcext:value-type="float">
            <text:p>34.1422630021867</text:p>
          </table:table-cell>
          <table:table-cell table:formula="of:=[.I16]*100" office:value-type="float" office:value="15.4410204001415" calcext:value-type="float">
            <text:p>15.4410204001415</text:p>
          </table:table-cell>
          <table:table-cell table:formula="of:=[.J16]*100" office:value-type="float" office:value="21.0591471801926" calcext:value-type="float">
            <text:p>21.0591471801926</text:p>
          </table:table-cell>
          <table:table-cell table:formula="of:=[.K16]*100" office:value-type="float" office:value="25.9987163697549" calcext:value-type="float">
            <text:p>25.9987163697549</text:p>
          </table:table-cell>
          <table:table-cell table:formula="of:=[.L16]*100" office:value-type="float" office:value="9.03469598076262" calcext:value-type="float">
            <text:p>9.03469598076262</text:p>
          </table:table-cell>
          <table:table-cell table:formula="of:=[.M16]*100" office:value-type="float" office:value="29.6844415445756" calcext:value-type="float">
            <text:p>29.6844415445756</text:p>
          </table:table-cell>
          <table:table-cell table:formula="of:=[.N16]*100" office:value-type="float" office:value="33.572602555932" calcext:value-type="float">
            <text:p>33.572602555932</text:p>
          </table:table-cell>
          <table:table-cell table:formula="of:=[.O16]*100" office:value-type="float" office:value="16.6032145972063" calcext:value-type="float">
            <text:p>16.6032145972063</text:p>
          </table:table-cell>
          <table:table-cell table:formula="of:=[.P16]*100" office:value-type="float" office:value="16.26418296682" calcext:value-type="float">
            <text:p>16.26418296682</text:p>
          </table:table-cell>
          <table:table-cell table:formula="of:=[.Q16]*100" office:value-type="float" office:value="11.0891802668898" calcext:value-type="float">
            <text:p>11.0891802668898</text:p>
          </table:table-cell>
          <table:table-cell table:formula="of:=[.R16]*100" office:value-type="float" office:value="40.7230366787737" calcext:value-type="float">
            <text:p>40.7230366787737</text:p>
          </table:table-cell>
          <table:table-cell table:formula="of:=[.S16]*100" office:value-type="float" office:value="11.8138661064199" calcext:value-type="float">
            <text:p>11.8138661064199</text:p>
          </table:table-cell>
          <table:table-cell table:formula="of:=[.T16]*100" office:value-type="float" office:value="8.43986078135118" calcext:value-type="float">
            <text:p>8.43986078135118</text:p>
          </table:table-cell>
          <table:table-cell table:formula="of:=[.U16]*100" office:value-type="float" office:value="32.3801069473506" calcext:value-type="float">
            <text:p>32.3801069473506</text:p>
          </table:table-cell>
          <table:table-cell/>
          <table:table-cell table:formula="of:=[.W16]*100" office:value-type="float" office:value="17.8464355856995" calcext:value-type="float">
            <text:p>17.84643558569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MPKI=2)</text:p>
          </table:table-cell>
          <table:table-cell table:formula="of:=[.D17]*100" office:value-type="float" office:value="16.0616074317142" calcext:value-type="float">
            <text:p>16.0616074317142</text:p>
          </table:table-cell>
          <table:table-cell table:formula="of:=[.E17]*100" office:value-type="float" office:value="10.2017777313921" calcext:value-type="float">
            <text:p>10.2017777313921</text:p>
          </table:table-cell>
          <table:table-cell table:formula="of:=[.F17]*100" office:value-type="float" office:value="14.6939712040383" calcext:value-type="float">
            <text:p>14.6939712040383</text:p>
          </table:table-cell>
          <table:table-cell table:formula="of:=[.G17]*100" office:value-type="float" office:value="13.4426590358794" calcext:value-type="float">
            <text:p>13.4426590358794</text:p>
          </table:table-cell>
          <table:table-cell table:formula="of:=[.H17]*100" office:value-type="float" office:value="33.0103331475368" calcext:value-type="float">
            <text:p>33.0103331475368</text:p>
          </table:table-cell>
          <table:table-cell table:formula="of:=[.I17]*100" office:value-type="float" office:value="14.4707362131992" calcext:value-type="float">
            <text:p>14.4707362131992</text:p>
          </table:table-cell>
          <table:table-cell table:formula="of:=[.J17]*100" office:value-type="float" office:value="18.0311783585511" calcext:value-type="float">
            <text:p>18.0311783585511</text:p>
          </table:table-cell>
          <table:table-cell table:formula="of:=[.K17]*100" office:value-type="float" office:value="25.1504796267064" calcext:value-type="float">
            <text:p>25.1504796267064</text:p>
          </table:table-cell>
          <table:table-cell table:formula="of:=[.L17]*100" office:value-type="float" office:value="9.03469598076262" calcext:value-type="float">
            <text:p>9.03469598076262</text:p>
          </table:table-cell>
          <table:table-cell table:formula="of:=[.M17]*100" office:value-type="float" office:value="29.6814757696186" calcext:value-type="float">
            <text:p>29.6814757696186</text:p>
          </table:table-cell>
          <table:table-cell table:formula="of:=[.N17]*100" office:value-type="float" office:value="33.5591855901788" calcext:value-type="float">
            <text:p>33.5591855901788</text:p>
          </table:table-cell>
          <table:table-cell table:formula="of:=[.O17]*100" office:value-type="float" office:value="16.4135505932192" calcext:value-type="float">
            <text:p>16.4135505932192</text:p>
          </table:table-cell>
          <table:table-cell table:formula="of:=[.P17]*100" office:value-type="float" office:value="16.26418296682" calcext:value-type="float">
            <text:p>16.26418296682</text:p>
          </table:table-cell>
          <table:table-cell table:formula="of:=[.Q17]*100" office:value-type="float" office:value="11.0984795647929" calcext:value-type="float">
            <text:p>11.0984795647929</text:p>
          </table:table-cell>
          <table:table-cell table:formula="of:=[.R17]*100" office:value-type="float" office:value="40.2431450778177" calcext:value-type="float">
            <text:p>40.2431450778177</text:p>
          </table:table-cell>
          <table:table-cell table:formula="of:=[.S17]*100" office:value-type="float" office:value="11.7556866389237" calcext:value-type="float">
            <text:p>11.7556866389237</text:p>
          </table:table-cell>
          <table:table-cell table:formula="of:=[.T17]*100" office:value-type="float" office:value="8.40559572631125" calcext:value-type="float">
            <text:p>8.40559572631125</text:p>
          </table:table-cell>
          <table:table-cell table:formula="of:=[.U17]*100" office:value-type="float" office:value="32.3674254433242" calcext:value-type="float">
            <text:p>32.3674254433242</text:p>
          </table:table-cell>
          <table:table-cell/>
          <table:table-cell table:formula="of:=[.W17]*100" office:value-type="float" office:value="17.5148720421163" calcext:value-type="float">
            <text:p>17.51487204211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(MPKI=3)</text:p>
          </table:table-cell>
          <table:table-cell table:formula="of:=[.D18]*100" office:value-type="float" office:value="16.0477422932939" calcext:value-type="float">
            <text:p>16.0477422932939</text:p>
          </table:table-cell>
          <table:table-cell table:formula="of:=[.E18]*100" office:value-type="float" office:value="10.2017777313921" calcext:value-type="float">
            <text:p>10.2017777313921</text:p>
          </table:table-cell>
          <table:table-cell table:formula="of:=[.F18]*100" office:value-type="float" office:value="14.6710262146504" calcext:value-type="float">
            <text:p>14.6710262146504</text:p>
          </table:table-cell>
          <table:table-cell table:formula="of:=[.G18]*100" office:value-type="float" office:value="13.3057136568032" calcext:value-type="float">
            <text:p>13.3057136568032</text:p>
          </table:table-cell>
          <table:table-cell table:formula="of:=[.H18]*100" office:value-type="float" office:value="29.8525061098486" calcext:value-type="float">
            <text:p>29.8525061098486</text:p>
          </table:table-cell>
          <table:table-cell table:formula="of:=[.I18]*100" office:value-type="float" office:value="13.7999685546952" calcext:value-type="float">
            <text:p>13.7999685546952</text:p>
          </table:table-cell>
          <table:table-cell table:formula="of:=[.J18]*100" office:value-type="float" office:value="16.6510774873911" calcext:value-type="float">
            <text:p>16.6510774873911</text:p>
          </table:table-cell>
          <table:table-cell table:formula="of:=[.K18]*100" office:value-type="float" office:value="24.8781418584884" calcext:value-type="float">
            <text:p>24.8781418584884</text:p>
          </table:table-cell>
          <table:table-cell table:formula="of:=[.L18]*100" office:value-type="float" office:value="9.03469598076262" calcext:value-type="float">
            <text:p>9.03469598076262</text:p>
          </table:table-cell>
          <table:table-cell table:formula="of:=[.M18]*100" office:value-type="float" office:value="29.6814757696186" calcext:value-type="float">
            <text:p>29.6814757696186</text:p>
          </table:table-cell>
          <table:table-cell table:formula="of:=[.N18]*100" office:value-type="float" office:value="33.5591855901788" calcext:value-type="float">
            <text:p>33.5591855901788</text:p>
          </table:table-cell>
          <table:table-cell table:formula="of:=[.O18]*100" office:value-type="float" office:value="16.1920451871028" calcext:value-type="float">
            <text:p>16.1920451871028</text:p>
          </table:table-cell>
          <table:table-cell table:formula="of:=[.P18]*100" office:value-type="float" office:value="16.4716235895609" calcext:value-type="float">
            <text:p>16.4716235895609</text:p>
          </table:table-cell>
          <table:table-cell table:formula="of:=[.Q18]*100" office:value-type="float" office:value="11.0709303947552" calcext:value-type="float">
            <text:p>11.0709303947552</text:p>
          </table:table-cell>
          <table:table-cell table:formula="of:=[.R18]*100" office:value-type="float" office:value="37.7157159794494" calcext:value-type="float">
            <text:p>37.7157159794494</text:p>
          </table:table-cell>
          <table:table-cell table:formula="of:=[.S18]*100" office:value-type="float" office:value="11.7663932770393" calcext:value-type="float">
            <text:p>11.7663932770393</text:p>
          </table:table-cell>
          <table:table-cell table:formula="of:=[.T18]*100" office:value-type="float" office:value="8.42691020936758" calcext:value-type="float">
            <text:p>8.42691020936758</text:p>
          </table:table-cell>
          <table:table-cell table:formula="of:=[.U18]*100" office:value-type="float" office:value="32.3674254433242" calcext:value-type="float">
            <text:p>32.3674254433242</text:p>
          </table:table-cell>
          <table:table-cell/>
          <table:table-cell table:formula="of:=[.W18]*100" office:value-type="float" office:value="17.2100592117907" calcext:value-type="float">
            <text:p>17.2100592117907</text:p>
          </table:table-cell>
          <table:table-cell/>
        </table:table-row>
      </table:table>
      <table:table table:name="tmp" table:style-name="ta1">
        <table:table-column table:style-name="co1" table:number-columns-repeated="21" table:default-cell-style-name="Default"/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get segmentIQ_all_segment_comparison data from 25 to 26 ( INT )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float" office:value="1395700000" calcext:value-type="float">
            <text:p>1.40E+09</text:p>
          </table:table-cell>
          <table:table-cell table:style-name="ce3" office:value-type="float" office:value="586490000" calcext:value-type="float">
            <text:p>5.86E+08</text:p>
          </table:table-cell>
          <table:table-cell table:style-name="ce3" office:value-type="float" office:value="1287900000" calcext:value-type="float">
            <text:p>1.29E+09</text:p>
          </table:table-cell>
          <table:table-cell table:style-name="ce3" office:value-type="float" office:value="862360000" calcext:value-type="float">
            <text:p>8.62E+08</text:p>
          </table:table-cell>
          <table:table-cell table:style-name="ce3" office:value-type="float" office:value="1592600000" calcext:value-type="float">
            <text:p>1.59E+09</text:p>
          </table:table-cell>
          <table:table-cell table:style-name="ce3" office:value-type="float" office:value="785670000" calcext:value-type="float">
            <text:p>7.86E+08</text:p>
          </table:table-cell>
          <table:table-cell table:style-name="ce3" office:value-type="float" office:value="2296500000" calcext:value-type="float">
            <text:p>2.30E+09</text:p>
          </table:table-cell>
          <table:table-cell table:style-name="ce3" office:value-type="float" office:value="1498800000" calcext:value-type="float">
            <text:p>1.50E+09</text:p>
          </table:table-cell>
          <table:table-cell table:style-name="ce3" office:value-type="float" office:value="1315000000" calcext:value-type="float">
            <text:p>1.32E+09</text:p>
          </table:table-cell>
          <table:table-cell table:number-columns-repeated="2" table:style-name="ce3" office:value-type="float" office:value="1000900000" calcext:value-type="float">
            <text:p>1.00E+09</text:p>
          </table:table-cell>
          <table:table-cell table:style-name="ce3" office:value-type="float" office:value="1199300000" calcext:value-type="float">
            <text:p>1.20E+09</text:p>
          </table:table-cell>
          <table:table-cell table:style-name="ce3" office:value-type="float" office:value="1552400000" calcext:value-type="float">
            <text:p>1.55E+09</text:p>
          </table:table-cell>
          <table:table-cell table:style-name="ce3" office:value-type="float" office:value="953980000" calcext:value-type="float">
            <text:p>9.54E+08</text:p>
          </table:table-cell>
          <table:table-cell table:style-name="ce3" office:value-type="float" office:value="2163900000" calcext:value-type="float">
            <text:p>2.16E+09</text:p>
          </table:table-cell>
          <table:table-cell table:style-name="ce3" office:value-type="float" office:value="584810000" calcext:value-type="float">
            <text:p>5.85E+08</text:p>
          </table:table-cell>
          <table:table-cell table:style-name="ce3" office:value-type="float" office:value="625630000" calcext:value-type="float">
            <text:p>6.26E+08</text:p>
          </table:table-cell>
          <table:table-cell table:style-name="ce3" office:value-type="float" office:value="1532000000" calcext:value-type="float">
            <text:p>1.53E+09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 office:value-type="float" office:value="1390100000" calcext:value-type="float">
            <text:p>1.39E+09</text:p>
          </table:table-cell>
          <table:table-cell table:style-name="ce3" office:value-type="float" office:value="586490000" calcext:value-type="float">
            <text:p>5.86E+08</text:p>
          </table:table-cell>
          <table:table-cell table:style-name="ce3" office:value-type="float" office:value="1280800000" calcext:value-type="float">
            <text:p>1.28E+09</text:p>
          </table:table-cell>
          <table:table-cell table:style-name="ce3" office:value-type="float" office:value="854980000" calcext:value-type="float">
            <text:p>8.55E+08</text:p>
          </table:table-cell>
          <table:table-cell table:style-name="ce3" office:value-type="float" office:value="1539800000" calcext:value-type="float">
            <text:p>1.54E+09</text:p>
          </table:table-cell>
          <table:table-cell table:style-name="ce3" office:value-type="float" office:value="736300000" calcext:value-type="float">
            <text:p>7.36E+08</text:p>
          </table:table-cell>
          <table:table-cell table:style-name="ce3" office:value-type="float" office:value="1966300000" calcext:value-type="float">
            <text:p>1.97E+09</text:p>
          </table:table-cell>
          <table:table-cell table:style-name="ce3" office:value-type="float" office:value="1449900000" calcext:value-type="float">
            <text:p>1.45E+09</text:p>
          </table:table-cell>
          <table:table-cell table:style-name="ce3" office:value-type="float" office:value="1315000000" calcext:value-type="float">
            <text:p>1.32E+09</text:p>
          </table:table-cell>
          <table:table-cell table:style-name="ce3" office:value-type="float" office:value="1000800000" calcext:value-type="float">
            <text:p>1.00E+09</text:p>
          </table:table-cell>
          <table:table-cell table:style-name="ce3" office:value-type="float" office:value="1000500000" calcext:value-type="float">
            <text:p>1.00E+09</text:p>
          </table:table-cell>
          <table:table-cell table:style-name="ce3" office:value-type="float" office:value="1185600000" calcext:value-type="float">
            <text:p>1.19E+09</text:p>
          </table:table-cell>
          <table:table-cell table:style-name="ce3" office:value-type="float" office:value="1552400000" calcext:value-type="float">
            <text:p>1.55E+09</text:p>
          </table:table-cell>
          <table:table-cell table:style-name="ce3" office:value-type="float" office:value="954780000" calcext:value-type="float">
            <text:p>9.55E+08</text:p>
          </table:table-cell>
          <table:table-cell table:style-name="ce3" office:value-type="float" office:value="2138400000" calcext:value-type="float">
            <text:p>2.14E+09</text:p>
          </table:table-cell>
          <table:table-cell table:style-name="ce3" office:value-type="float" office:value="581930000" calcext:value-type="float">
            <text:p>5.82E+08</text:p>
          </table:table-cell>
          <table:table-cell table:style-name="ce3" office:value-type="float" office:value="623090000" calcext:value-type="float">
            <text:p>6.23E+08</text:p>
          </table:table-cell>
          <table:table-cell table:style-name="ce3" office:value-type="float" office:value="1531400000" calcext:value-type="float">
            <text:p>1.53E+09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3" office:value-type="float" office:value="1388900000" calcext:value-type="float">
            <text:p>1.39E+09</text:p>
          </table:table-cell>
          <table:table-cell table:style-name="ce3" office:value-type="float" office:value="586490000" calcext:value-type="float">
            <text:p>5.86E+08</text:p>
          </table:table-cell>
          <table:table-cell table:style-name="ce3" office:value-type="float" office:value="1278800000" calcext:value-type="float">
            <text:p>1.28E+09</text:p>
          </table:table-cell>
          <table:table-cell table:style-name="ce3" office:value-type="float" office:value="846270000" calcext:value-type="float">
            <text:p>8.46E+08</text:p>
          </table:table-cell>
          <table:table-cell table:style-name="ce3" office:value-type="float" office:value="1392500000" calcext:value-type="float">
            <text:p>1.39E+09</text:p>
          </table:table-cell>
          <table:table-cell table:style-name="ce3" office:value-type="float" office:value="702170000" calcext:value-type="float">
            <text:p>7.02E+08</text:p>
          </table:table-cell>
          <table:table-cell table:style-name="ce3" office:value-type="float" office:value="1815800000" calcext:value-type="float">
            <text:p>1.82E+09</text:p>
          </table:table-cell>
          <table:table-cell table:style-name="ce3" office:value-type="float" office:value="1434200000" calcext:value-type="float">
            <text:p>1.43E+09</text:p>
          </table:table-cell>
          <table:table-cell table:style-name="ce3" office:value-type="float" office:value="1315000000" calcext:value-type="float">
            <text:p>1.32E+09</text:p>
          </table:table-cell>
          <table:table-cell table:style-name="ce3" office:value-type="float" office:value="1000800000" calcext:value-type="float">
            <text:p>1.00E+09</text:p>
          </table:table-cell>
          <table:table-cell table:style-name="ce3" office:value-type="float" office:value="1000500000" calcext:value-type="float">
            <text:p>1.00E+09</text:p>
          </table:table-cell>
          <table:table-cell table:style-name="ce3" office:value-type="float" office:value="1169600000" calcext:value-type="float">
            <text:p>1.17E+09</text:p>
          </table:table-cell>
          <table:table-cell table:style-name="ce3" office:value-type="float" office:value="1572200000" calcext:value-type="float">
            <text:p>1.57E+09</text:p>
          </table:table-cell>
          <table:table-cell table:style-name="ce3" office:value-type="float" office:value="952410000" calcext:value-type="float">
            <text:p>9.52E+08</text:p>
          </table:table-cell>
          <table:table-cell table:style-name="ce3" office:value-type="float" office:value="2004100000" calcext:value-type="float">
            <text:p>2.00E+09</text:p>
          </table:table-cell>
          <table:table-cell table:style-name="ce3" office:value-type="float" office:value="582460000" calcext:value-type="float">
            <text:p>5.82E+08</text:p>
          </table:table-cell>
          <table:table-cell table:style-name="ce3" office:value-type="float" office:value="624670000" calcext:value-type="float">
            <text:p>6.25E+08</text:p>
          </table:table-cell>
          <table:table-cell table:style-name="ce3" office:value-type="float" office:value="1531400000" calcext:value-type="float">
            <text:p>1.53E+09</text:p>
          </table:table-cell>
          <table:table-cell/>
        </table:table-row>
        <table:table-row table:style-name="ro1" table:number-rows-repeated="8">
          <table:table-cell table:number-columns-repeated="21"/>
        </table:table-row>
        <table:table-row table:style-name="ro1">
          <table:table-cell table:number-columns-repeated="20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00/00/00</text:date>, <text:time style:data-style-name="N2" text:time-value="19:20:32.59823755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6:41:03.196737869</meta:creation-date>
    <dc:date>2020-12-09T20:22:39.785640341</dc:date>
    <meta:editing-duration>PT1H9M36S</meta:editing-duration>
    <meta:editing-cycles>13</meta:editing-cycles>
    <meta:generator>LibreOffice/6.0.7.3$Linux_X86_64 LibreOffice_project/00m0$Build-3</meta:generator>
    <meta:document-statistic meta:table-count="5" meta:cell-count="149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5" chart:origin="0" chart:interval-major="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2.378cm" svg:y="0cm" style:legend-expansion="custom" chartooo:width="8.622cm" chartooo:height="0.791cm" style:legend-expansion-aspect-ratio="10.9001264222503" chart:style-name="ch2"/>
        <chart:plot-area chart:style-name="ch3" table:cell-range-address="MPKI_base.C9:MPKI_base.U11" chart:data-source-has-labels="both" svg:x="0.903cm" svg:y="1.065cm" svg:width="19.671cm" svg:height="8.475cm">
          <chartooo:coordinate-region svg:x="1.63cm" svg:y="1.317cm" svg:width="18.944cm" svg:height="5.565cm"/>
          <chart:axis chart:dimension="x" chart:name="primary-x" chart:style-name="ch4" chartooo:axis-type="auto">
            <chartooo:date-scale/>
            <chart:categories table:cell-range-address="MPKI_base.D9:MPKI_base.U9"/>
            <chart:grid chart:class="major"/>
          </chart:axis>
          <chart:axis chart:dimension="y" chart:name="primary-y" chart:style-name="ch5">
            <chart:title svg:x="0.168cm" svg:y="4.283cm" chart:style-name="ch6">
              <text:p>L2C MPKI</text:p>
            </chart:title>
            <chart:grid chart:class="major"/>
            <chart:grid chart:class="minor"/>
          </chart:axis>
          <chart:series chart:style-name="ch7" chart:values-cell-range-address="MPKI_base.D10:MPKI_base.U10" chart:label-cell-address="MPKI_base.C10:MPKI_base.C10" chart:class="chart:bar">
            <chart:data-point chart:repeated="18"/>
          </chart:series>
          <chart:series chart:style-name="ch8" chart:values-cell-range-address="MPKI_base.D11:MPKI_base.U11" chart:label-cell-address="MPKI_base.C11:MPKI_base.C11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PKI_base.D9:MPKI_base.U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MPKI_base.C10:MPKI_base.C10</svg:desc>
                </draw:g>
              </table:table-cell>
              <table:table-cell office:value-type="float" office:value="0.1927">
                <text:p>0.1927</text:p>
                <draw:g>
                  <svg:desc>MPKI_base.D10:MPKI_base.U10</svg:desc>
                </draw:g>
              </table:table-cell>
              <table:table-cell office:value-type="float" office:value="0.0017">
                <text:p>0.0017</text:p>
              </table:table-cell>
              <table:table-cell office:value-type="float" office:value="0.0339">
                <text:p>0.0339</text:p>
              </table:table-cell>
              <table:table-cell office:value-type="float" office:value="2.0239">
                <text:p>2.0239</text:p>
              </table:table-cell>
              <table:table-cell office:value-type="float" office:value="6.9199">
                <text:p>6.9199</text:p>
              </table:table-cell>
              <table:table-cell office:value-type="float" office:value="0.3997">
                <text:p>0.3997</text:p>
              </table:table-cell>
              <table:table-cell office:value-type="float" office:value="0.6245">
                <text:p>0.6245</text:p>
              </table:table-cell>
              <table:table-cell office:value-type="float" office:value="11.583">
                <text:p>11.583</text:p>
              </table:table-cell>
              <table:table-cell office:value-type="float" office:value="0.0006">
                <text:p>0.0006</text:p>
              </table:table-cell>
              <table:table-cell office:value-type="float" office:value="0.0018">
                <text:p>0.0018</text:p>
              </table:table-cell>
              <table:table-cell office:value-type="float" office:value="0.0087">
                <text:p>0.0087</text:p>
              </table:table-cell>
              <table:table-cell office:value-type="float" office:value="0.0729">
                <text:p>0.0729</text:p>
              </table:table-cell>
              <table:table-cell office:value-type="float" office:value="0.0307">
                <text:p>0.0307</text:p>
              </table:table-cell>
              <table:table-cell office:value-type="float" office:value="0.0028">
                <text:p>0.0028</text:p>
              </table:table-cell>
              <table:table-cell office:value-type="float" office:value="3.1228">
                <text:p>3.1228</text:p>
              </table:table-cell>
              <table:table-cell office:value-type="float" office:value="0.0863">
                <text:p>0.0863</text:p>
              </table:table-cell>
              <table:table-cell office:value-type="float" office:value="0.0008">
                <text:p>0.0008</text:p>
              </table:table-cell>
              <table:table-cell office:value-type="float" office:value="0.2215">
                <text:p>0.2215</text:p>
              </table:table-cell>
            </table:table-row>
            <table:table-row>
              <table:table-cell office:value-type="string">
                <text:p>CONSERVATIVE</text:p>
                <draw:g>
                  <svg:desc>MPKI_base.C11:MPKI_base.C11</svg:desc>
                </draw:g>
              </table:table-cell>
              <table:table-cell office:value-type="float" office:value="0.1931">
                <text:p>0.1931</text:p>
                <draw:g>
                  <svg:desc>MPKI_base.D11:MPKI_base.U11</svg:desc>
                </draw:g>
              </table:table-cell>
              <table:table-cell office:value-type="float" office:value="0.0017">
                <text:p>0.0017</text:p>
              </table:table-cell>
              <table:table-cell office:value-type="float" office:value="0.034">
                <text:p>0.034</text:p>
              </table:table-cell>
              <table:table-cell office:value-type="float" office:value="2.0241">
                <text:p>2.0241</text:p>
              </table:table-cell>
              <table:table-cell office:value-type="float" office:value="6.9148">
                <text:p>6.9148</text:p>
              </table:table-cell>
              <table:table-cell office:value-type="float" office:value="0.3997">
                <text:p>0.3997</text:p>
              </table:table-cell>
              <table:table-cell office:value-type="float" office:value="0.6244">
                <text:p>0.6244</text:p>
              </table:table-cell>
              <table:table-cell office:value-type="float" office:value="11.584">
                <text:p>11.584</text:p>
              </table:table-cell>
              <table:table-cell office:value-type="float" office:value="0.0006">
                <text:p>0.0006</text:p>
              </table:table-cell>
              <table:table-cell office:value-type="float" office:value="0.0018">
                <text:p>0.0018</text:p>
              </table:table-cell>
              <table:table-cell office:value-type="float" office:value="0.0088">
                <text:p>0.0088</text:p>
              </table:table-cell>
              <table:table-cell office:value-type="float" office:value="0.0722">
                <text:p>0.0722</text:p>
              </table:table-cell>
              <table:table-cell office:value-type="float" office:value="0.0307">
                <text:p>0.0307</text:p>
              </table:table-cell>
              <table:table-cell office:value-type="float" office:value="0.0028">
                <text:p>0.0028</text:p>
              </table:table-cell>
              <table:table-cell office:value-type="float" office:value="3.1229">
                <text:p>3.1229</text:p>
              </table:table-cell>
              <table:table-cell office:value-type="float" office:value="0.0859">
                <text:p>0.0859</text:p>
              </table:table-cell>
              <table:table-cell office:value-type="float" office:value="0.0008">
                <text:p>0.0008</text:p>
              </table:table-cell>
              <table:table-cell office:value-type="float" office:value="0.2215">
                <text:p>0.2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table:cell-range-address="mode_rate.D17:mode_rate.Y22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mode_rate.E17:mode_rate.Y17"/>
            <chart:grid chart:class="major"/>
          </chart:axis>
          <chart:axis chart:dimension="y" chart:name="primary-y" chart:style-name="ch5">
            <chart:title svg:x="0cm" svg:y="6.977cm" chart:style-name="ch6">
              <text:p>fraction of
 AGGRESSIVE mode(%)</text:p>
            </chart:title>
            <chart:grid chart:class="major"/>
          </chart:axis>
          <chart:series chart:style-name="ch7" chart:values-cell-range-address="mode_rate.E18:mode_rate.Y18" chart:label-cell-address="mode_rate.D18:mode_rate.D18" chart:class="chart:bar">
            <chart:data-point chart:repeated="21"/>
          </chart:series>
          <chart:series chart:style-name="ch8" chart:values-cell-range-address="mode_rate.E19:mode_rate.Y19" chart:label-cell-address="mode_rate.D19:mode_rate.D19" chart:class="chart:bar">
            <chart:data-point chart:repeated="21"/>
          </chart:series>
          <chart:series chart:style-name="ch9" chart:values-cell-range-address="mode_rate.E20:mode_rate.Y20" chart:label-cell-address="mode_rate.D20:mode_rate.D20" chart:class="chart:bar">
            <chart:data-point chart:repeated="21"/>
          </chart:series>
          <chart:series chart:style-name="ch10" chart:values-cell-range-address="mode_rate.E21:mode_rate.Y21" chart:label-cell-address="mode_rate.D21:mode_rate.D21" chart:class="chart:bar">
            <chart:data-point chart:repeated="21"/>
          </chart:series>
          <chart:series chart:style-name="ch11" chart:values-cell-range-address="mode_rate.E22:mode_rate.Y22" chart:label-cell-address="mode_rate.D22:mode_rate.D22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mode_rate.E17:mode_rate.Y17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  <draw:g>
                  <svg:desc>mode_rate.D18:mode_rate.D18</svg:desc>
                </draw:g>
              </table:table-cell>
              <table:table-cell office:value-type="float" office:value="99.13">
                <text:p>99.13</text:p>
                <draw:g>
                  <svg:desc>mode_rate.E18:mode_rate.Y18</svg:desc>
                </draw:g>
              </table:table-cell>
              <table:table-cell office:value-type="float" office:value="99.87">
                <text:p>99.87</text:p>
              </table:table-cell>
              <table:table-cell office:value-type="float" office:value="98.89">
                <text:p>98.89</text:p>
              </table:table-cell>
              <table:table-cell office:value-type="float" office:value="65.72">
                <text:p>65.72</text:p>
              </table:table-cell>
              <table:table-cell office:value-type="float" office:value="1.44">
                <text:p>1.44</text:p>
              </table:table-cell>
              <table:table-cell office:value-type="float" office:value="74.06">
                <text:p>74.06</text:p>
              </table:table-cell>
              <table:table-cell office:value-type="float" office:value="75.1">
                <text:p>75.1</text:p>
              </table:table-cell>
              <table:table-cell office:value-type="float" office:value="7.13">
                <text:p>7.13</text:p>
              </table:table-cell>
              <table:table-cell office:value-type="float" office:value="99.96">
                <text:p>99.96</text:p>
              </table:table-cell>
              <table:table-cell office:value-type="float" office:value="99.82">
                <text:p>99.82</text:p>
              </table:table-cell>
              <table:table-cell office:value-type="float" office:value="99.63">
                <text:p>99.63</text:p>
              </table:table-cell>
              <table:table-cell office:value-type="float" office:value="97.86">
                <text:p>97.86</text:p>
              </table:table-cell>
              <table:table-cell office:value-type="float" office:value="99.78">
                <text:p>99.78</text:p>
              </table:table-cell>
              <table:table-cell office:value-type="float" office:value="99.72">
                <text:p>99.72</text:p>
              </table:table-cell>
              <table:table-cell office:value-type="float" office:value="0.03">
                <text:p>0.03</text:p>
              </table:table-cell>
              <table:table-cell office:value-type="float" office:value="93.57">
                <text:p>93.57</text:p>
              </table:table-cell>
              <table:table-cell office:value-type="float" office:value="99.96">
                <text:p>99.96</text:p>
              </table:table-cell>
              <table:table-cell office:value-type="float" office:value="99.92">
                <text:p>99.92</text:p>
              </table:table-cell>
              <table:table-cell office:value-type="float" office:value="NaN">
                <text:p>NaN</text:p>
              </table:table-cell>
              <table:table-cell office:value-type="float" office:value="78.4216666666667">
                <text:p>78.4216666666667</text:p>
              </table:table-cell>
              <table:table-cell office:value-type="float" office:value="2.86666666666667">
                <text:p>2.86666666666667</text:p>
              </table:table-cell>
            </table:table-row>
            <table:table-row>
              <table:table-cell office:value-type="string">
                <text:p>MPKI=2</text:p>
                <draw:g>
                  <svg:desc>mode_rate.D19:mode_rate.D19</svg:desc>
                </draw:g>
              </table:table-cell>
              <table:table-cell office:value-type="float" office:value="99.45">
                <text:p>99.45</text:p>
                <draw:g>
                  <svg:desc>mode_rate.E19:mode_rate.Y19</svg:desc>
                </draw:g>
              </table:table-cell>
              <table:table-cell office:value-type="float" office:value="99.87">
                <text:p>99.87</text:p>
              </table:table-cell>
              <table:table-cell office:value-type="float" office:value="99.17">
                <text:p>99.17</text:p>
              </table:table-cell>
              <table:table-cell office:value-type="float" office:value="66.06">
                <text:p>66.06</text:p>
              </table:table-cell>
              <table:table-cell office:value-type="float" office:value="5.03">
                <text:p>5.03</text:p>
              </table:table-cell>
              <table:table-cell office:value-type="float" office:value="79.1">
                <text:p>79.1</text:p>
              </table:table-cell>
              <table:table-cell office:value-type="float" office:value="92.8">
                <text:p>92.8</text:p>
              </table:table-cell>
              <table:table-cell office:value-type="float" office:value="8.99">
                <text:p>8.99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4">
                <text:p>99.74</text:p>
              </table:table-cell>
              <table:table-cell office:value-type="float" office:value="98.93">
                <text:p>98.93</text:p>
              </table:table-cell>
              <table:table-cell office:value-type="float" office:value="99.78">
                <text:p>99.78</text:p>
              </table:table-cell>
              <table:table-cell office:value-type="float" office:value="99.77">
                <text:p>99.77</text:p>
              </table:table-cell>
              <table:table-cell office:value-type="float" office:value="5.74">
                <text:p>5.74</text:p>
              </table:table-cell>
              <table:table-cell office:value-type="float" office:value="94.44">
                <text:p>94.44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0.4811111111111">
                <text:p>80.4811111111111</text:p>
              </table:table-cell>
              <table:table-cell office:value-type="float" office:value="6.58666666666667">
                <text:p>6.58666666666667</text:p>
              </table:table-cell>
            </table:table-row>
            <table:table-row>
              <table:table-cell office:value-type="string">
                <text:p>MPKI=3</text:p>
                <draw:g>
                  <svg:desc>mode_rate.D20:mode_rate.D20</svg:desc>
                </draw:g>
              </table:table-cell>
              <table:table-cell office:value-type="float" office:value="99.61">
                <text:p>99.61</text:p>
                <draw:g>
                  <svg:desc>mode_rate.E20:mode_rate.Y20</svg:desc>
                </draw:g>
              </table:table-cell>
              <table:table-cell office:value-type="float" office:value="99.87">
                <text:p>99.87</text:p>
              </table:table-cell>
              <table:table-cell office:value-type="float" office:value="99.4">
                <text:p>99.4</text:p>
              </table:table-cell>
              <table:table-cell office:value-type="float" office:value="66.73">
                <text:p>66.73</text:p>
              </table:table-cell>
              <table:table-cell office:value-type="float" office:value="13.91">
                <text:p>13.91</text:p>
              </table:table-cell>
              <table:table-cell office:value-type="float" office:value="82.86">
                <text:p>82.86</text:p>
              </table:table-cell>
              <table:table-cell office:value-type="float" office:value="98.33">
                <text:p>98.33</text:p>
              </table:table-cell>
              <table:table-cell office:value-type="float" office:value="9.93">
                <text:p>9.93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4">
                <text:p>99.74</text:p>
              </table:table-cell>
              <table:table-cell office:value-type="float" office:value="99.2">
                <text:p>99.2</text:p>
              </table:table-cell>
              <table:table-cell office:value-type="float" office:value="99.81">
                <text:p>99.81</text:p>
              </table:table-cell>
              <table:table-cell office:value-type="float" office:value="99.86">
                <text:p>99.86</text:p>
              </table:table-cell>
              <table:table-cell office:value-type="float" office:value="39.16">
                <text:p>39.16</text:p>
              </table:table-cell>
              <table:table-cell office:value-type="float" office:value="95.2">
                <text:p>95.2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3.5222222222222">
                <text:p>83.52222222222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PKI=4</text:p>
                <draw:g>
                  <svg:desc>mode_rate.D21:mode_rate.D21</svg:desc>
                </draw:g>
              </table:table-cell>
              <table:table-cell office:value-type="float" office:value="99.64">
                <text:p>99.64</text:p>
                <draw:g>
                  <svg:desc>mode_rate.E21:mode_rate.Y21</svg:desc>
                </draw:g>
              </table:table-cell>
              <table:table-cell office:value-type="float" office:value="99.87">
                <text:p>99.87</text:p>
              </table:table-cell>
              <table:table-cell office:value-type="float" office:value="99.48">
                <text:p>99.48</text:p>
              </table:table-cell>
              <table:table-cell office:value-type="float" office:value="67.09">
                <text:p>67.09</text:p>
              </table:table-cell>
              <table:table-cell office:value-type="float" office:value="25.47">
                <text:p>25.47</text:p>
              </table:table-cell>
              <table:table-cell office:value-type="float" office:value="85.06">
                <text:p>85.06</text:p>
              </table:table-cell>
              <table:table-cell office:value-type="float" office:value="98.71">
                <text:p>98.71</text:p>
              </table:table-cell>
              <table:table-cell office:value-type="float" office:value="10.41">
                <text:p>10.41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8">
                <text:p>99.78</text:p>
              </table:table-cell>
              <table:table-cell office:value-type="float" office:value="99.25">
                <text:p>99.25</text:p>
              </table:table-cell>
              <table:table-cell office:value-type="float" office:value="99.81">
                <text:p>99.81</text:p>
              </table:table-cell>
              <table:table-cell office:value-type="float" office:value="99.91">
                <text:p>99.91</text:p>
              </table:table-cell>
              <table:table-cell office:value-type="float" office:value="91.51">
                <text:p>91.51</text:p>
              </table:table-cell>
              <table:table-cell office:value-type="float" office:value="96.06">
                <text:p>96.06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7.3244444444445">
                <text:p>87.3244444444445</text:p>
              </table:table-cell>
              <table:table-cell office:value-type="float" office:value="42.4633333333333">
                <text:p>42.4633333333333</text:p>
              </table:table-cell>
            </table:table-row>
            <table:table-row>
              <table:table-cell office:value-type="string">
                <text:p>MPKI=5</text:p>
                <draw:g>
                  <svg:desc>mode_rate.D22:mode_rate.D22</svg:desc>
                </draw:g>
              </table:table-cell>
              <table:table-cell office:value-type="float" office:value="99.64">
                <text:p>99.64</text:p>
                <draw:g>
                  <svg:desc>mode_rate.E22:mode_rate.Y22</svg:desc>
                </draw:g>
              </table:table-cell>
              <table:table-cell office:value-type="float" office:value="99.92">
                <text:p>99.92</text:p>
              </table:table-cell>
              <table:table-cell office:value-type="float" office:value="99.52">
                <text:p>99.52</text:p>
              </table:table-cell>
              <table:table-cell office:value-type="float" office:value="67.27">
                <text:p>67.27</text:p>
              </table:table-cell>
              <table:table-cell office:value-type="float" office:value="32.39">
                <text:p>32.39</text:p>
              </table:table-cell>
              <table:table-cell office:value-type="float" office:value="86.62">
                <text:p>86.62</text:p>
              </table:table-cell>
              <table:table-cell office:value-type="float" office:value="99.02">
                <text:p>99.02</text:p>
              </table:table-cell>
              <table:table-cell office:value-type="float" office:value="10.61">
                <text:p>10.61</text:p>
              </table:table-cell>
              <table:table-cell office:value-type="float" office:value="99.96">
                <text:p>99.96</text:p>
              </table:table-cell>
              <table:table-cell office:value-type="float" office:value="99.91">
                <text:p>99.91</text:p>
              </table:table-cell>
              <table:table-cell office:value-type="float" office:value="99.78">
                <text:p>99.78</text:p>
              </table:table-cell>
              <table:table-cell office:value-type="float" office:value="99.31">
                <text:p>99.31</text:p>
              </table:table-cell>
              <table:table-cell office:value-type="float" office:value="99.81">
                <text:p>99.81</text:p>
              </table:table-cell>
              <table:table-cell office:value-type="float" office:value="99.95">
                <text:p>99.95</text:p>
              </table:table-cell>
              <table:table-cell office:value-type="float" office:value="99">
                <text:p>99</text:p>
              </table:table-cell>
              <table:table-cell office:value-type="float" office:value="96.71">
                <text:p>96.71</text:p>
              </table:table-cell>
              <table:table-cell office:value-type="float" office:value="99.96">
                <text:p>99.96</text:p>
              </table:table-cell>
              <table:table-cell office:value-type="float" office:value="99.96">
                <text:p>99.96</text:p>
              </table:table-cell>
              <table:table-cell office:value-type="float" office:value="NaN">
                <text:p>NaN</text:p>
              </table:table-cell>
              <table:table-cell office:value-type="float" office:value="88.2966666666667">
                <text:p>88.2966666666667</text:p>
              </table:table-cell>
              <table:table-cell office:value-type="float" office:value="47.3333333333333">
                <text:p>47.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459cm" svg:y="0cm" style:legend-expansion="custom" chartooo:width="12.541cm" chartooo:height="1.222cm" style:legend-expansion-aspect-ratio="10.2626841243863" chart:style-name="ch2"/>
        <chart:plot-area chart:style-name="ch3" table:cell-range-address="perform.C25:perform.W30" chart:data-source-has-labels="both" svg:x="1.146cm" svg:y="1.549cm" svg:width="19.429cm" svg:height="7.994cm">
          <chartooo:coordinate-region svg:x="1.873cm" svg:y="1.801cm" svg:width="18.702cm" svg:height="5.084cm"/>
          <chart:axis chart:dimension="x" chart:name="primary-x" chart:style-name="ch4" chartooo:axis-type="auto">
            <chartooo:date-scale/>
            <chart:categories table:cell-range-address="perform.D25:perform.W25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perform.D26:perform.W26" chart:label-cell-address="perform.C26:perform.C26" chart:class="chart:bar">
            <chart:data-point chart:repeated="20"/>
          </chart:series>
          <chart:series chart:style-name="ch8" chart:values-cell-range-address="perform.D27:perform.W27" chart:label-cell-address="perform.C27:perform.C27" chart:class="chart:bar">
            <chart:data-point chart:repeated="20"/>
          </chart:series>
          <chart:series chart:style-name="ch9" chart:values-cell-range-address="perform.D28:perform.W28" chart:label-cell-address="perform.C28:perform.C28" chart:class="chart:bar">
            <chart:data-point chart:repeated="20"/>
          </chart:series>
          <chart:series chart:style-name="ch10" chart:values-cell-range-address="perform.D29:perform.W29" chart:label-cell-address="perform.C29:perform.C29" chart:class="chart:bar">
            <chart:data-point chart:repeated="20"/>
          </chart:series>
          <chart:series chart:style-name="ch11" chart:values-cell-range-address="perform.D30:perform.W30" chart:label-cell-address="perform.C30:perform.C30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perform.D25:perform.W25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perform.C26:perform.C26</svg:desc>
                </draw:g>
              </table:table-cell>
              <table:table-cell office:value-type="float" office:value="5.30872502851794">
                <text:p>5.30872502851794</text:p>
                <draw:g>
                  <svg:desc>perform.D26:perform.W26</svg:desc>
                </draw:g>
              </table:table-cell>
              <table:table-cell office:value-type="float" office:value="-0.6002917752852">
                <text:p>-0.6002917752852</text:p>
              </table:table-cell>
              <table:table-cell office:value-type="float" office:value="0.900092253222629">
                <text:p>0.900092253222629</text:p>
              </table:table-cell>
              <table:table-cell office:value-type="float" office:value="0.829656943438462">
                <text:p>0.829656943438462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8944839515664">
                <text:p>2.8944839515664</text:p>
              </table:table-cell>
              <table:table-cell office:value-type="float" office:value="4.77069215876089">
                <text:p>4.77069215876089</text:p>
              </table:table-cell>
              <table:table-cell office:value-type="float" office:value="4.76748076279692">
                <text:p>4.76748076279692</text:p>
              </table:table-cell>
              <table:table-cell office:value-type="float" office:value="-0.28973509933774">
                <text:p>-0.28973509933774</text:p>
              </table:table-cell>
              <table:table-cell office:value-type="float" office:value="0.208156139487003">
                <text:p>0.208156139487003</text:p>
              </table:table-cell>
              <table:table-cell office:value-type="float" office:value="2.73027771270921">
                <text:p>2.73027771270921</text:p>
              </table:table-cell>
              <table:table-cell office:value-type="float" office:value="1.02791102550331">
                <text:p>1.02791102550331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10.7618865762841">
                <text:p>10.7618865762841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185008986150814">
                <text:p>-0.0185008986150814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4496971487664">
                <text:p>2.44496971487664</text:p>
              </table:table-cell>
              <table:table-cell office:value-type="float" office:value="NaN">
                <text:p>NaN</text:p>
              </table:table-cell>
              <table:table-cell office:value-type="float" office:value="2.53123898448427">
                <text:p>2.53123898448427</text:p>
              </table:table-cell>
            </table:table-row>
            <table:table-row>
              <table:table-cell office:value-type="string">
                <text:p>CONSERVATIVE</text:p>
                <draw:g>
                  <svg:desc>perform.C27:perform.C27</svg:desc>
                </draw:g>
              </table:table-cell>
              <table:table-cell office:value-type="float" office:value="1.16996694843371">
                <text:p>1.16996694843371</text:p>
                <draw:g>
                  <svg:desc>perform.D27:perform.W27</svg:desc>
                </draw:g>
              </table:table-cell>
              <table:table-cell office:value-type="float" office:value="-0.162628847487634">
                <text:p>-0.162628847487634</text:p>
              </table:table-cell>
              <table:table-cell office:value-type="float" office:value="0.114693195701499">
                <text:p>0.114693195701499</text:p>
              </table:table-cell>
              <table:table-cell office:value-type="float" office:value="0.0658457891617781">
                <text:p>0.0658457891617781</text:p>
              </table:table-cell>
              <table:table-cell office:value-type="float" office:value="0.0424673532222197">
                <text:p>0.0424673532222197</text:p>
              </table:table-cell>
              <table:table-cell office:value-type="float" office:value="0.165289256198353">
                <text:p>0.165289256198353</text:p>
              </table:table-cell>
              <table:table-cell office:value-type="float" office:value="2.14484511132623">
                <text:p>2.14484511132623</text:p>
              </table:table-cell>
              <table:table-cell office:value-type="float" office:value="0.0836400133823911">
                <text:p>0.0836400133823911</text:p>
              </table:table-cell>
              <table:table-cell office:value-type="float" office:value="-0.88472682119205">
                <text:p>-0.8847268211920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0205616720023">
                <text:p>1.00205616720023</text:p>
              </table:table-cell>
              <table:table-cell office:value-type="float" office:value="-0.203730113162814">
                <text:p>-0.203730113162814</text:p>
              </table:table-cell>
              <table:table-cell office:value-type="float" office:value="0.994035785288272">
                <text:p>0.994035785288272</text:p>
              </table:table-cell>
              <table:table-cell office:value-type="float" office:value="-0.609127362994077">
                <text:p>-0.609127362994077</text:p>
              </table:table-cell>
              <table:table-cell office:value-type="float" office:value="-0.0547145723144293">
                <text:p>-0.0547145723144293</text:p>
              </table:table-cell>
              <table:table-cell office:value-type="float" office:value="-0.0581456813616654">
                <text:p>-0.0581456813616654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-0.211749642980252">
                <text:p>-0.211749642980252</text:p>
              </table:table-cell>
              <table:table-cell office:value-type="float" office:value="NaN">
                <text:p>NaN</text:p>
              </table:table-cell>
              <table:table-cell office:value-type="float" office:value="0.188453839148972">
                <text:p>0.188453839148972</text:p>
              </table:table-cell>
            </table:table-row>
            <table:table-row>
              <table:table-cell office:value-type="string">
                <text:p>SWITCH(MPKI=1)</text:p>
                <draw:g>
                  <svg:desc>perform.C28:perform.C28</svg:desc>
                </draw:g>
              </table:table-cell>
              <table:table-cell office:value-type="float" office:value="5.29995027640467">
                <text:p>5.29995027640467</text:p>
                <draw:g>
                  <svg:desc>perform.D28:perform.W28</svg:desc>
                </draw:g>
              </table:table-cell>
              <table:table-cell office:value-type="float" office:value="-0.593116973190155">
                <text:p>-0.593116973190155</text:p>
              </table:table-cell>
              <table:table-cell office:value-type="float" office:value="0.870172289126581">
                <text:p>0.870172289126581</text:p>
              </table:table-cell>
              <table:table-cell office:value-type="float" office:value="0.306182919602294">
                <text:p>0.306182919602294</text:p>
              </table:table-cell>
              <table:table-cell office:value-type="float" office:value="0.0849347064444284">
                <text:p>0.0849347064444284</text:p>
              </table:table-cell>
              <table:table-cell office:value-type="float" office:value="1.96809532961754">
                <text:p>1.96809532961754</text:p>
              </table:table-cell>
              <table:table-cell office:value-type="float" office:value="3.77843659244919">
                <text:p>3.77843659244919</text:p>
              </table:table-cell>
              <table:table-cell office:value-type="float" office:value="0.284376045500156">
                <text:p>0.284376045500156</text:p>
              </table:table-cell>
              <table:table-cell office:value-type="float" office:value="-0.274213576158933">
                <text:p>-0.274213576158933</text:p>
              </table:table-cell>
              <table:table-cell office:value-type="float" office:value="0.20591790142801">
                <text:p>0.20591790142801</text:p>
              </table:table-cell>
              <table:table-cell office:value-type="float" office:value="2.70425027979492">
                <text:p>2.70425027979492</text:p>
              </table:table-cell>
              <table:table-cell office:value-type="float" office:value="1.01865056581409">
                <text:p>1.01865056581409</text:p>
              </table:table-cell>
              <table:table-cell office:value-type="float" office:value="1.82343439363817">
                <text:p>1.82343439363817</text:p>
              </table:table-cell>
              <table:table-cell office:value-type="float" office:value="10.7771624976131">
                <text:p>10.7771624976131</text:p>
              </table:table-cell>
              <table:table-cell office:value-type="float" office:value="-0.0577542707763445">
                <text:p>-0.0577542707763445</text:p>
              </table:table-cell>
              <table:table-cell office:value-type="float" office:value="0.0105719420657513">
                <text:p>0.0105719420657513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2034766336732">
                <text:p>2.42034766336732</text:p>
              </table:table-cell>
              <table:table-cell office:value-type="float" office:value="NaN">
                <text:p>NaN</text:p>
              </table:table-cell>
              <table:table-cell office:value-type="float" office:value="1.73450014346344">
                <text:p>1.73450014346344</text:p>
              </table:table-cell>
            </table:table-row>
            <table:table-row>
              <table:table-cell office:value-type="string">
                <text:p>SWITCH(MPKI=2)</text:p>
                <draw:g>
                  <svg:desc>perform.C29:perform.C29</svg:desc>
                </draw:g>
              </table:table-cell>
              <table:table-cell office:value-type="float" office:value="5.3350492848577">
                <text:p>5.3350492848577</text:p>
                <draw:g>
                  <svg:desc>perform.D29:perform.W29</svg:desc>
                </draw:g>
              </table:table-cell>
              <table:table-cell office:value-type="float" office:value="-0.593116973190155">
                <text:p>-0.593116973190155</text:p>
              </table:table-cell>
              <table:table-cell office:value-type="float" office:value="0.875158949809263">
                <text:p>0.875158949809263</text:p>
              </table:table-cell>
              <table:table-cell office:value-type="float" office:value="0.312767498518474">
                <text:p>0.312767498518474</text:p>
              </table:table-cell>
              <table:table-cell office:value-type="float" office:value="0.159252574583291">
                <text:p>0.159252574583291</text:p>
              </table:table-cell>
              <table:table-cell office:value-type="float" office:value="2.1410724581972">
                <text:p>2.1410724581972</text:p>
              </table:table-cell>
              <table:table-cell office:value-type="float" office:value="4.40767182962246">
                <text:p>4.40767182962246</text:p>
              </table:table-cell>
              <table:table-cell office:value-type="float" office:value="0.317832050853128">
                <text:p>0.317832050853128</text:p>
              </table:table-cell>
              <table:table-cell office:value-type="float" office:value="-0.274213576158933">
                <text:p>-0.274213576158933</text:p>
              </table:table-cell>
              <table:table-cell office:value-type="float" office:value="0.208156139487003">
                <text:p>0.208156139487003</text:p>
              </table:table-cell>
              <table:table-cell office:value-type="float" office:value="2.6938393066292">
                <text:p>2.6938393066292</text:p>
              </table:table-cell>
              <table:table-cell office:value-type="float" office:value="0.981608727057215">
                <text:p>0.981608727057215</text:p>
              </table:table-cell>
              <table:table-cell office:value-type="float" office:value="1.82343439363817">
                <text:p>1.82343439363817</text:p>
              </table:table-cell>
              <table:table-cell office:value-type="float" office:value="10.7351537139584">
                <text:p>10.7351537139584</text:p>
              </table:table-cell>
              <table:table-cell office:value-type="float" office:value="0.346525624658034">
                <text:p>0.346525624658034</text:p>
              </table:table-cell>
              <table:table-cell office:value-type="float" office:value="-0.0370017972301628">
                <text:p>-0.0370017972301628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277342788201">
                <text:p>2.4277342788201</text:p>
              </table:table-cell>
              <table:table-cell office:value-type="float" office:value="NaN">
                <text:p>NaN</text:p>
              </table:table-cell>
              <table:table-cell office:value-type="float" office:value="1.80333239463545">
                <text:p>1.80333239463545</text:p>
              </table:table-cell>
            </table:table-row>
            <table:table-row>
              <table:table-cell office:value-type="string">
                <text:p>SWITCH(MPKI=3)</text:p>
                <draw:g>
                  <svg:desc>perform.C30:perform.C30</svg:desc>
                </draw:g>
              </table:table-cell>
              <table:table-cell office:value-type="float" office:value="5.32042469800227">
                <text:p>5.32042469800227</text:p>
                <draw:g>
                  <svg:desc>perform.D30:perform.W30</svg:desc>
                </draw:g>
              </table:table-cell>
              <table:table-cell office:value-type="float" office:value="-0.593116973190155">
                <text:p>-0.593116973190155</text:p>
              </table:table-cell>
              <table:table-cell office:value-type="float" office:value="0.880145610491934">
                <text:p>0.880145610491934</text:p>
              </table:table-cell>
              <table:table-cell office:value-type="float" office:value="0.319352077434654">
                <text:p>0.319352077434654</text:p>
              </table:table-cell>
              <table:table-cell office:value-type="float" office:value="0.329121987472125">
                <text:p>0.329121987472125</text:p>
              </table:table-cell>
              <table:table-cell office:value-type="float" office:value="2.26792235248896">
                <text:p>2.26792235248896</text:p>
              </table:table-cell>
              <table:table-cell office:value-type="float" office:value="4.54380445304937">
                <text:p>4.54380445304937</text:p>
              </table:table-cell>
              <table:table-cell office:value-type="float" office:value="0.317832050853128">
                <text:p>0.317832050853128</text:p>
              </table:table-cell>
              <table:table-cell office:value-type="float" office:value="-0.274213576158933">
                <text:p>-0.274213576158933</text:p>
              </table:table-cell>
              <table:table-cell office:value-type="float" office:value="0.208156139487003">
                <text:p>0.208156139487003</text:p>
              </table:table-cell>
              <table:table-cell office:value-type="float" office:value="2.6938393066292">
                <text:p>2.6938393066292</text:p>
              </table:table-cell>
              <table:table-cell office:value-type="float" office:value="1.03531939325469">
                <text:p>1.03531939325469</text:p>
              </table:table-cell>
              <table:table-cell office:value-type="float" office:value="1.85139165009939">
                <text:p>1.85139165009939</text:p>
              </table:table-cell>
              <table:table-cell office:value-type="float" office:value="10.7504296352874">
                <text:p>10.7504296352874</text:p>
              </table:table-cell>
              <table:table-cell office:value-type="float" office:value="2.18250349565323">
                <text:p>2.18250349565323</text:p>
              </table:table-cell>
              <table:table-cell office:value-type="float" office:value="0.0105719420657513">
                <text:p>0.0105719420657513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277342788201">
                <text:p>2.4277342788201</text:p>
              </table:table-cell>
              <table:table-cell office:value-type="float" office:value="NaN">
                <text:p>NaN</text:p>
              </table:table-cell>
              <table:table-cell office:value-type="float" office:value="1.93666159332947">
                <text:p>1.936661593329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459cm" svg:y="0cm" style:legend-expansion="custom" chartooo:width="12.541cm" chartooo:height="1.222cm" style:legend-expansion-aspect-ratio="10.2626841243863" chart:style-name="ch2"/>
        <chart:plot-area chart:style-name="ch3" table:cell-range-address="comp.C23:comp.W28" chart:data-source-has-labels="both" svg:x="1.125cm" svg:y="1.548cm" svg:width="19.449cm" svg:height="7.993cm">
          <chartooo:coordinate-region svg:x="2.09cm" svg:y="1.8cm" svg:width="18.484cm" svg:height="5.083cm"/>
          <chart:axis chart:dimension="x" chart:name="primary-x" chart:style-name="ch4" chartooo:axis-type="auto">
            <chartooo:date-scale/>
            <chart:categories table:cell-range-address="comp.D23:comp.W23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24:comp.W24" chart:label-cell-address="comp.C24:comp.C24" chart:class="chart:bar">
            <chart:data-point chart:repeated="20"/>
          </chart:series>
          <chart:series chart:style-name="ch8" chart:values-cell-range-address="comp.D25:comp.W25" chart:label-cell-address="comp.C25:comp.C25" chart:class="chart:bar">
            <chart:data-point chart:repeated="20"/>
          </chart:series>
          <chart:series chart:style-name="ch9" chart:values-cell-range-address="comp.D26:comp.W26" chart:label-cell-address="comp.C26:comp.C26" chart:class="chart:bar">
            <chart:data-point chart:repeated="20"/>
          </chart:series>
          <chart:series chart:style-name="ch10" chart:values-cell-range-address="comp.D27:comp.W27" chart:label-cell-address="comp.C27:comp.C27" chart:class="chart:bar">
            <chart:data-point chart:repeated="20"/>
          </chart:series>
          <chart:series chart:style-name="ch11" chart:values-cell-range-address="comp.D28:comp.W28" chart:label-cell-address="comp.C28:comp.C2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3:comp.W23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24:comp.C24</svg:desc>
                </draw:g>
              </table:table-cell>
              <table:table-cell office:value-type="float" office:value="16.0465868650922">
                <text:p>16.0465868650922</text:p>
                <draw:g>
                  <svg:desc>comp.D24:comp.W24</svg:desc>
                </draw:g>
              </table:table-cell>
              <table:table-cell office:value-type="float" office:value="9.99478161039503">
                <text:p>9.99478161039503</text:p>
              </table:table-cell>
              <table:table-cell office:value-type="float" office:value="14.646933975793">
                <text:p>14.646933975793</text:p>
              </table:table-cell>
              <table:table-cell office:value-type="float" office:value="12.2867205433791">
                <text:p>12.2867205433791</text:p>
              </table:table-cell>
              <table:table-cell office:value-type="float" office:value="14.1919993139819">
                <text:p>14.1919993139819</text:p>
              </table:table-cell>
              <table:table-cell office:value-type="float" office:value="11.2395346094886">
                <text:p>11.2395346094886</text:p>
              </table:table-cell>
              <table:table-cell office:value-type="float" office:value="16.4465841357176">
                <text:p>16.4465841357176</text:p>
              </table:table-cell>
              <table:table-cell office:value-type="float" office:value="13.0815799059828">
                <text:p>13.0815799059828</text:p>
              </table:table-cell>
              <table:table-cell office:value-type="float" office:value="9.10477499141189">
                <text:p>9.10477499141189</text:p>
              </table:table-cell>
              <table:table-cell office:value-type="float" office:value="29.6725784447476">
                <text:p>29.6725784447476</text:p>
              </table:table-cell>
              <table:table-cell office:value-type="float" office:value="33.5558313487405">
                <text:p>33.5558313487405</text:p>
              </table:table-cell>
              <table:table-cell office:value-type="float" office:value="16.0300693588803">
                <text:p>16.0300693588803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11.0894127493374">
                <text:p>11.0894127493374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11.7126580744212">
                <text:p>11.7126580744212</text:p>
              </table:table-cell>
              <table:table-cell office:value-type="float" office:value="8.39628750269804">
                <text:p>8.39628750269804</text:p>
              </table:table-cell>
              <table:table-cell office:value-type="float" office:value="32.3484031872847">
                <text:p>32.3484031872847</text:p>
              </table:table-cell>
              <table:table-cell office:value-type="float" office:value="NaN">
                <text:p>NaN</text:p>
              </table:table-cell>
              <table:table-cell office:value-type="float" office:value="15.5369972659404">
                <text:p>15.5369972659404</text:p>
              </table:table-cell>
            </table:table-row>
            <table:table-row>
              <table:table-cell office:value-type="string">
                <text:p>CONSERVATIVE</text:p>
                <draw:g>
                  <svg:desc>comp.C25:comp.C25</svg:desc>
                </draw:g>
              </table:table-cell>
              <table:table-cell office:value-type="float" office:value="38.2065443453344">
                <text:p>38.2065443453344</text:p>
                <draw:g>
                  <svg:desc>comp.D25:comp.W25</svg:desc>
                </draw:g>
              </table:table-cell>
              <table:table-cell office:value-type="float" office:value="38.5743359599228">
                <text:p>38.5743359599228</text:p>
              </table:table-cell>
              <table:table-cell office:value-type="float" office:value="38.6255951356623">
                <text:p>38.6255951356623</text:p>
              </table:table-cell>
              <table:table-cell office:value-type="float" office:value="39.1905914908336">
                <text:p>39.1905914908336</text:p>
              </table:table-cell>
              <table:table-cell office:value-type="float" office:value="35.2077348540068">
                <text:p>35.2077348540068</text:p>
              </table:table-cell>
              <table:table-cell office:value-type="float" office:value="37.2685822098188">
                <text:p>37.2685822098188</text:p>
              </table:table-cell>
              <table:table-cell office:value-type="float" office:value="36.2998624484182">
                <text:p>36.2998624484182</text:p>
              </table:table-cell>
              <table:table-cell office:value-type="float" office:value="34.0439556627175">
                <text:p>34.0439556627175</text:p>
              </table:table-cell>
              <table:table-cell office:value-type="float" office:value="38.0927516317417">
                <text:p>38.0927516317417</text:p>
              </table:table-cell>
              <table:table-cell office:value-type="float" office:value="34.13310398007">
                <text:p>34.13310398007</text:p>
              </table:table-cell>
              <table:table-cell office:value-type="float" office:value="38.3423338811928">
                <text:p>38.3423338811928</text:p>
              </table:table-cell>
              <table:table-cell office:value-type="float" office:value="37.5313222488336">
                <text:p>37.5313222488336</text:p>
              </table:table-cell>
              <table:table-cell office:value-type="float" office:value="38.0318285157519">
                <text:p>38.0318285157519</text:p>
              </table:table-cell>
              <table:table-cell office:value-type="float" office:value="39.993955456363">
                <text:p>39.993955456363</text:p>
              </table:table-cell>
              <table:table-cell office:value-type="float" office:value="40.7155089673862">
                <text:p>40.7155089673862</text:p>
              </table:table-cell>
              <table:table-cell office:value-type="float" office:value="27.0211304593754">
                <text:p>27.0211304593754</text:p>
              </table:table-cell>
              <table:table-cell office:value-type="float" office:value="44.1412151953378">
                <text:p>44.1412151953378</text:p>
              </table:table-cell>
              <table:table-cell office:value-type="float" office:value="38.1840086234227">
                <text:p>38.1840086234227</text:p>
              </table:table-cell>
              <table:table-cell office:value-type="float" office:value="NaN">
                <text:p>NaN</text:p>
              </table:table-cell>
              <table:table-cell office:value-type="float" office:value="37.252704154269">
                <text:p>37.252704154269</text:p>
              </table:table-cell>
            </table:table-row>
            <table:table-row>
              <table:table-cell office:value-type="string">
                <text:p>SWITCH(MPKI=1)</text:p>
                <draw:g>
                  <svg:desc>comp.C26:comp.C26</svg:desc>
                </draw:g>
              </table:table-cell>
              <table:table-cell office:value-type="float" office:value="16.1263114110089">
                <text:p>16.1263114110089</text:p>
                <draw:g>
                  <svg:desc>comp.D26:comp.W26</svg:desc>
                </draw:g>
              </table:table-cell>
              <table:table-cell office:value-type="float" office:value="10.2017777313921">
                <text:p>10.2017777313921</text:p>
              </table:table-cell>
              <table:table-cell office:value-type="float" office:value="14.7754259163655">
                <text:p>14.7754259163655</text:p>
              </table:table-cell>
              <table:table-cell office:value-type="float" office:value="13.5586931228578">
                <text:p>13.5586931228578</text:p>
              </table:table-cell>
              <table:table-cell office:value-type="float" office:value="34.1422630021867">
                <text:p>34.1422630021867</text:p>
              </table:table-cell>
              <table:table-cell office:value-type="float" office:value="15.4410204001415">
                <text:p>15.4410204001415</text:p>
              </table:table-cell>
              <table:table-cell office:value-type="float" office:value="21.0591471801926">
                <text:p>21.0591471801926</text:p>
              </table:table-cell>
              <table:table-cell office:value-type="float" office:value="25.9987163697549">
                <text:p>25.9987163697549</text:p>
              </table:table-cell>
              <table:table-cell office:value-type="float" office:value="9.03469598076262">
                <text:p>9.03469598076262</text:p>
              </table:table-cell>
              <table:table-cell office:value-type="float" office:value="29.6844415445756">
                <text:p>29.6844415445756</text:p>
              </table:table-cell>
              <table:table-cell office:value-type="float" office:value="33.572602555932">
                <text:p>33.572602555932</text:p>
              </table:table-cell>
              <table:table-cell office:value-type="float" office:value="16.6032145972063">
                <text:p>16.6032145972063</text:p>
              </table:table-cell>
              <table:table-cell office:value-type="float" office:value="16.26418296682">
                <text:p>16.26418296682</text:p>
              </table:table-cell>
              <table:table-cell office:value-type="float" office:value="11.0891802668898">
                <text:p>11.0891802668898</text:p>
              </table:table-cell>
              <table:table-cell office:value-type="float" office:value="40.7230366787737">
                <text:p>40.7230366787737</text:p>
              </table:table-cell>
              <table:table-cell office:value-type="float" office:value="11.8138661064199">
                <text:p>11.8138661064199</text:p>
              </table:table-cell>
              <table:table-cell office:value-type="float" office:value="8.43986078135118">
                <text:p>8.43986078135118</text:p>
              </table:table-cell>
              <table:table-cell office:value-type="float" office:value="32.3801069473506">
                <text:p>32.3801069473506</text:p>
              </table:table-cell>
              <table:table-cell office:value-type="float" office:value="NaN">
                <text:p>NaN</text:p>
              </table:table-cell>
              <table:table-cell office:value-type="float" office:value="17.8464355856995">
                <text:p>17.8464355856995</text:p>
              </table:table-cell>
            </table:table-row>
            <table:table-row>
              <table:table-cell office:value-type="string">
                <text:p>SWITCH(MPKI=2)</text:p>
                <draw:g>
                  <svg:desc>comp.C27:comp.C27</svg:desc>
                </draw:g>
              </table:table-cell>
              <table:table-cell office:value-type="float" office:value="16.0616074317142">
                <text:p>16.0616074317142</text:p>
                <draw:g>
                  <svg:desc>comp.D27:comp.W27</svg:desc>
                </draw:g>
              </table:table-cell>
              <table:table-cell office:value-type="float" office:value="10.2017777313921">
                <text:p>10.2017777313921</text:p>
              </table:table-cell>
              <table:table-cell office:value-type="float" office:value="14.6939712040383">
                <text:p>14.6939712040383</text:p>
              </table:table-cell>
              <table:table-cell office:value-type="float" office:value="13.4426590358794">
                <text:p>13.4426590358794</text:p>
              </table:table-cell>
              <table:table-cell office:value-type="float" office:value="33.0103331475368">
                <text:p>33.0103331475368</text:p>
              </table:table-cell>
              <table:table-cell office:value-type="float" office:value="14.4707362131992">
                <text:p>14.4707362131992</text:p>
              </table:table-cell>
              <table:table-cell office:value-type="float" office:value="18.0311783585511">
                <text:p>18.0311783585511</text:p>
              </table:table-cell>
              <table:table-cell office:value-type="float" office:value="25.1504796267064">
                <text:p>25.1504796267064</text:p>
              </table:table-cell>
              <table:table-cell office:value-type="float" office:value="9.03469598076262">
                <text:p>9.03469598076262</text:p>
              </table:table-cell>
              <table:table-cell office:value-type="float" office:value="29.6814757696186">
                <text:p>29.6814757696186</text:p>
              </table:table-cell>
              <table:table-cell office:value-type="float" office:value="33.5591855901788">
                <text:p>33.5591855901788</text:p>
              </table:table-cell>
              <table:table-cell office:value-type="float" office:value="16.4135505932192">
                <text:p>16.4135505932192</text:p>
              </table:table-cell>
              <table:table-cell office:value-type="float" office:value="16.26418296682">
                <text:p>16.26418296682</text:p>
              </table:table-cell>
              <table:table-cell office:value-type="float" office:value="11.0984795647929">
                <text:p>11.0984795647929</text:p>
              </table:table-cell>
              <table:table-cell office:value-type="float" office:value="40.2431450778177">
                <text:p>40.2431450778177</text:p>
              </table:table-cell>
              <table:table-cell office:value-type="float" office:value="11.7556866389237">
                <text:p>11.7556866389237</text:p>
              </table:table-cell>
              <table:table-cell office:value-type="float" office:value="8.40559572631125">
                <text:p>8.40559572631125</text:p>
              </table:table-cell>
              <table:table-cell office:value-type="float" office:value="32.3674254433242">
                <text:p>32.3674254433242</text:p>
              </table:table-cell>
              <table:table-cell office:value-type="float" office:value="NaN">
                <text:p>NaN</text:p>
              </table:table-cell>
              <table:table-cell office:value-type="float" office:value="17.5148720421163">
                <text:p>17.5148720421163</text:p>
              </table:table-cell>
            </table:table-row>
            <table:table-row>
              <table:table-cell office:value-type="string">
                <text:p>SWITCH(MPKI=3)</text:p>
                <draw:g>
                  <svg:desc>comp.C28:comp.C28</svg:desc>
                </draw:g>
              </table:table-cell>
              <table:table-cell office:value-type="float" office:value="16.0477422932939">
                <text:p>16.0477422932939</text:p>
                <draw:g>
                  <svg:desc>comp.D28:comp.W28</svg:desc>
                </draw:g>
              </table:table-cell>
              <table:table-cell office:value-type="float" office:value="10.2017777313921">
                <text:p>10.2017777313921</text:p>
              </table:table-cell>
              <table:table-cell office:value-type="float" office:value="14.6710262146504">
                <text:p>14.6710262146504</text:p>
              </table:table-cell>
              <table:table-cell office:value-type="float" office:value="13.3057136568032">
                <text:p>13.3057136568032</text:p>
              </table:table-cell>
              <table:table-cell office:value-type="float" office:value="29.8525061098486">
                <text:p>29.8525061098486</text:p>
              </table:table-cell>
              <table:table-cell office:value-type="float" office:value="13.7999685546952">
                <text:p>13.7999685546952</text:p>
              </table:table-cell>
              <table:table-cell office:value-type="float" office:value="16.6510774873911">
                <text:p>16.6510774873911</text:p>
              </table:table-cell>
              <table:table-cell office:value-type="float" office:value="24.8781418584884">
                <text:p>24.8781418584884</text:p>
              </table:table-cell>
              <table:table-cell office:value-type="float" office:value="9.03469598076262">
                <text:p>9.03469598076262</text:p>
              </table:table-cell>
              <table:table-cell office:value-type="float" office:value="29.6814757696186">
                <text:p>29.6814757696186</text:p>
              </table:table-cell>
              <table:table-cell office:value-type="float" office:value="33.5591855901788">
                <text:p>33.5591855901788</text:p>
              </table:table-cell>
              <table:table-cell office:value-type="float" office:value="16.1920451871028">
                <text:p>16.1920451871028</text:p>
              </table:table-cell>
              <table:table-cell office:value-type="float" office:value="16.4716235895609">
                <text:p>16.4716235895609</text:p>
              </table:table-cell>
              <table:table-cell office:value-type="float" office:value="11.0709303947552">
                <text:p>11.0709303947552</text:p>
              </table:table-cell>
              <table:table-cell office:value-type="float" office:value="37.7157159794494">
                <text:p>37.7157159794494</text:p>
              </table:table-cell>
              <table:table-cell office:value-type="float" office:value="11.7663932770393">
                <text:p>11.7663932770393</text:p>
              </table:table-cell>
              <table:table-cell office:value-type="float" office:value="8.42691020936758">
                <text:p>8.42691020936758</text:p>
              </table:table-cell>
              <table:table-cell office:value-type="float" office:value="32.3674254433242">
                <text:p>32.3674254433242</text:p>
              </table:table-cell>
              <table:table-cell office:value-type="float" office:value="NaN">
                <text:p>NaN</text:p>
              </table:table-cell>
              <table:table-cell office:value-type="float" office:value="17.2100592117907">
                <text:p>17.21005921179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